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10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10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16" table:default-cell-style-name="Default"/>
        <table:table-column table:style-name="co8" table:default-cell-style-name="Default"/>
        <table:table-column table:style-name="co4" table:number-columns-repeated="11" table:default-cell-style-name="Default"/>
        <table:table-column table:style-name="co2" table:default-cell-style-name="Default"/>
        <table:table-column table:style-name="co4" table:number-columns-repeated="1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13" table:number-columns-repeated="65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69284439087" calcext:value-type="float">
            <text:p>0.100069284439087</text:p>
          </table:table-cell>
          <table:table-cell office:value-type="float" office:value="0.20013689994812" calcext:value-type="float">
            <text:p>0.20013689994812</text:p>
          </table:table-cell>
          <table:table-cell office:value-type="float" office:value="0.266848564147949" calcext:value-type="float">
            <text:p>0.266848564147949</text:p>
          </table:table-cell>
          <table:table-cell office:value-type="float" office:value="0.366915941238403" calcext:value-type="float">
            <text:p>0.366915941238403</text:p>
          </table:table-cell>
          <table:table-cell office:value-type="float" office:value="0.466983318328857" calcext:value-type="float">
            <text:p>0.466983318328857</text:p>
          </table:table-cell>
          <table:table-cell office:value-type="float" office:value="0.533694982528687" calcext:value-type="float">
            <text:p>0.533694982528687</text:p>
          </table:table-cell>
          <table:table-cell office:value-type="float" office:value="0.600406408309937" calcext:value-type="float">
            <text:p>0.600406408309937</text:p>
          </table:table-cell>
          <table:table-cell office:value-type="float" office:value="0.667117834091187" calcext:value-type="float">
            <text:p>0.667117834091187</text:p>
          </table:table-cell>
          <table:table-cell office:value-type="float" office:value="0.733829259872437" calcext:value-type="float">
            <text:p>0.733829259872437</text:p>
          </table:table-cell>
          <table:table-cell office:value-type="float" office:value="0.833896398544312" calcext:value-type="float">
            <text:p>0.833896398544312</text:p>
          </table:table-cell>
          <table:table-cell office:value-type="float" office:value="0.900607585906982" calcext:value-type="float">
            <text:p>0.900607585906982</text:p>
          </table:table-cell>
          <table:table-cell office:value-type="float" office:value="0.967318773269653" calcext:value-type="float">
            <text:p>0.967318773269653</text:p>
          </table:table-cell>
          <table:table-cell office:value-type="float" office:value="1.0340301990509" calcext:value-type="float">
            <text:p>1.0340301990509</text:p>
          </table:table-cell>
          <table:table-cell office:value-type="float" office:value="1.13409805297852" calcext:value-type="float">
            <text:p>1.13409805297852</text:p>
          </table:table-cell>
          <table:table-cell office:value-type="float" office:value="1.2008101940155" calcext:value-type="float">
            <text:p>1.2008101940155</text:p>
          </table:table-cell>
          <table:table-cell office:value-type="float" office:value="1.26752257347107" calcext:value-type="float">
            <text:p>1.26752257347107</text:p>
          </table:table-cell>
          <table:table-cell office:value-type="float" office:value="1.36759090423584" calcext:value-type="float">
            <text:p>1.36759090423584</text:p>
          </table:table-cell>
          <table:table-cell office:value-type="float" office:value="1.43430304527283" calcext:value-type="float">
            <text:p>1.43430304527283</text:p>
          </table:table-cell>
          <table:table-cell office:value-type="float" office:value="1.53437113761902" calcext:value-type="float">
            <text:p>1.53437113761902</text:p>
          </table:table-cell>
          <table:table-cell office:value-type="float" office:value="1.60108327865601" calcext:value-type="float">
            <text:p>1.60108327865601</text:p>
          </table:table-cell>
          <table:table-cell office:value-type="float" office:value="1.66779541969299" calcext:value-type="float">
            <text:p>1.66779541969299</text:p>
          </table:table-cell>
          <table:table-cell office:value-type="float" office:value="1.7345073223114" calcext:value-type="float">
            <text:p>1.7345073223114</text:p>
          </table:table-cell>
          <table:table-cell office:value-type="float" office:value="1.80121922492981" calcext:value-type="float">
            <text:p>1.80121922492981</text:p>
          </table:table-cell>
          <table:table-cell office:value-type="float" office:value="1.901287317276" calcext:value-type="float">
            <text:p>1.901287317276</text:p>
          </table:table-cell>
          <table:table-cell office:value-type="float" office:value="1.96799945831299" calcext:value-type="float">
            <text:p>1.96799945831299</text:p>
          </table:table-cell>
          <table:table-cell office:value-type="float" office:value="2.0347113609314" calcext:value-type="float">
            <text:p>2.0347113609314</text:p>
          </table:table-cell>
          <table:table-cell office:value-type="float" office:value="2.13477993011475" calcext:value-type="float">
            <text:p>2.13477993011475</text:p>
          </table:table-cell>
          <table:table-cell office:value-type="float" office:value="2.20149278640747" calcext:value-type="float">
            <text:p>2.20149278640747</text:p>
          </table:table-cell>
          <table:table-cell office:value-type="float" office:value="2.26820540428162" calcext:value-type="float">
            <text:p>2.26820540428162</text:p>
          </table:table-cell>
          <table:table-cell office:value-type="float" office:value="2.36827445030212" calcext:value-type="float">
            <text:p>2.36827445030212</text:p>
          </table:table-cell>
          <table:table-cell office:value-type="float" office:value="2.43498706817627" calcext:value-type="float">
            <text:p>2.43498706817627</text:p>
          </table:table-cell>
          <table:table-cell office:value-type="float" office:value="2.50169968605041" calcext:value-type="float">
            <text:p>2.50169968605041</text:p>
          </table:table-cell>
          <table:table-cell office:value-type="float" office:value="2.56841254234314" calcext:value-type="float">
            <text:p>2.56841254234314</text:p>
          </table:table-cell>
          <table:table-cell office:value-type="float" office:value="2.66848134994507" calcext:value-type="float">
            <text:p>2.66848134994507</text:p>
          </table:table-cell>
          <table:table-cell office:value-type="float" office:value="2.73519396781921" calcext:value-type="float">
            <text:p>2.73519396781921</text:p>
          </table:table-cell>
          <table:table-cell office:value-type="float" office:value="2.96868777275085" calcext:value-type="float">
            <text:p>2.96868777275085</text:p>
          </table:table-cell>
          <table:table-cell office:value-type="float" office:value="3.035400390625" calcext:value-type="float">
            <text:p>3.035400390625</text:p>
          </table:table-cell>
          <table:table-cell office:value-type="float" office:value="3.13547039031982" calcext:value-type="float">
            <text:p>3.13547039031982</text:p>
          </table:table-cell>
          <table:table-cell office:value-type="float" office:value="3.20218396186829" calcext:value-type="float">
            <text:p>3.20218396186829</text:p>
          </table:table-cell>
          <table:table-cell office:value-type="float" office:value="3.30225443840027" calcext:value-type="float">
            <text:p>3.30225443840027</text:p>
          </table:table-cell>
          <table:table-cell office:value-type="float" office:value="3.36896800994873" calcext:value-type="float">
            <text:p>3.36896800994873</text:p>
          </table:table-cell>
          <table:table-cell office:value-type="float" office:value="3.53575229644775" calcext:value-type="float">
            <text:p>3.53575229644775</text:p>
          </table:table-cell>
          <table:table-cell office:value-type="float" office:value="3.60246610641479" calcext:value-type="float">
            <text:p>3.60246610641479</text:p>
          </table:table-cell>
          <table:table-cell office:value-type="float" office:value="3.66917967796326" calcext:value-type="float">
            <text:p>3.66917967796326</text:p>
          </table:table-cell>
          <table:table-cell office:value-type="float" office:value="3.76925015449524" calcext:value-type="float">
            <text:p>3.76925015449524</text:p>
          </table:table-cell>
          <table:table-cell office:value-type="float" office:value="3.93603420257568" calcext:value-type="float">
            <text:p>3.93603420257568</text:p>
          </table:table-cell>
          <table:table-cell office:value-type="float" office:value="4.03610491752625" calcext:value-type="float">
            <text:p>4.03610491752625</text:p>
          </table:table-cell>
          <table:table-cell office:value-type="float" office:value="4.13617372512817" calcext:value-type="float">
            <text:p>4.13617372512817</text:p>
          </table:table-cell>
          <table:table-cell office:value-type="float" office:value="4.56980013847351" calcext:value-type="float">
            <text:p>4.56980013847351</text:p>
          </table:table-cell>
          <table:table-cell office:value-type="float" office:value="4.66986775398254" calcext:value-type="float">
            <text:p>4.66986775398254</text:p>
          </table:table-cell>
          <table:table-cell office:value-type="float" office:value="4.73657917976379" calcext:value-type="float">
            <text:p>4.73657917976379</text:p>
          </table:table-cell>
          <table:table-cell office:value-type="float" office:value="4.83664655685425" calcext:value-type="float">
            <text:p>4.83664655685425</text:p>
          </table:table-cell>
          <table:table-cell office:value-type="float" office:value="4.9033579826355" calcext:value-type="float">
            <text:p>4.9033579826355</text:p>
          </table:table-cell>
          <table:table-cell office:value-type="float" office:value="4.97006940841675" calcext:value-type="float">
            <text:p>4.97006940841675</text:p>
          </table:table-cell>
          <table:table-cell office:value-type="float" office:value="5.07013654708862" calcext:value-type="float">
            <text:p>5.07013654708862</text:p>
          </table:table-cell>
          <table:table-cell office:value-type="float" office:value="5.33699297904968" calcext:value-type="float">
            <text:p>5.33699297904968</text:p>
          </table:table-cell>
          <table:table-cell office:value-type="float" office:value="5.4037070274353" calcext:value-type="float">
            <text:p>5.4037070274353</text:p>
          </table:table-cell>
          <table:table-cell office:value-type="float" office:value="5.8373486995697" calcext:value-type="float">
            <text:p>5.8373486995697</text:p>
          </table:table-cell>
          <table:table-cell office:value-type="float" office:value="5.90406274795532" calcext:value-type="float">
            <text:p>5.90406274795532</text:p>
          </table:table-cell>
          <table:table-cell office:value-type="float" office:value="6.00413417816162" calcext:value-type="float">
            <text:p>6.00413417816162</text:p>
          </table:table-cell>
          <table:table-cell office:value-type="float" office:value="6.20427894592285" calcext:value-type="float">
            <text:p>6.20427894592285</text:p>
          </table:table-cell>
          <table:table-cell office:value-type="float" office:value="6.30435180664063" calcext:value-type="float">
            <text:p>6.30435180664063</text:p>
          </table:table-cell>
          <table:table-cell office:value-type="float" office:value="6.40442514419556" calcext:value-type="float">
            <text:p>6.40442514419556</text:p>
          </table:table-cell>
          <table:table-cell office:value-type="float" office:value="6.47114038467407" calcext:value-type="float">
            <text:p>6.47114038467407</text:p>
          </table:table-cell>
          <table:table-cell office:value-type="float" office:value="6.60457134246826" calcext:value-type="float">
            <text:p>6.60457134246826</text:p>
          </table:table-cell>
          <table:table-cell office:value-type="float" office:value="6.70464468002319" calcext:value-type="float">
            <text:p>6.70464468002319</text:p>
          </table:table-cell>
          <table:table-cell office:value-type="float" office:value="7.17164874076843" calcext:value-type="float">
            <text:p>7.17164874076843</text:p>
          </table:table-cell>
          <table:table-cell office:value-type="float" office:value="7.23836159706116" calcext:value-type="float">
            <text:p>7.23836159706116</text:p>
          </table:table-cell>
          <table:table-cell office:value-type="float" office:value="7.33843088150024" calcext:value-type="float">
            <text:p>7.33843088150024</text:p>
          </table:table-cell>
          <table:table-cell office:value-type="float" office:value="7.40514397621155" calcext:value-type="float">
            <text:p>7.40514397621155</text:p>
          </table:table-cell>
          <table:table-cell office:value-type="float" office:value="7.47185683250427" calcext:value-type="float">
            <text:p>7.47185683250427</text:p>
          </table:table-cell>
          <table:table-cell office:value-type="float" office:value="7.53856945037842" calcext:value-type="float">
            <text:p>7.53856945037842</text:p>
          </table:table-cell>
          <table:table-cell office:value-type="float" office:value="7.60528230667114" calcext:value-type="float">
            <text:p>7.60528230667114</text:p>
          </table:table-cell>
          <table:table-cell office:value-type="float" office:value="8.43920850753784" calcext:value-type="float">
            <text:p>8.43920850753784</text:p>
          </table:table-cell>
          <table:table-cell office:value-type="float" office:value="8.50592470169067" calcext:value-type="float">
            <text:p>8.50592470169067</text:p>
          </table:table-cell>
          <table:table-cell office:value-type="float" office:value="8.57264041900635" calcext:value-type="float">
            <text:p>8.57264041900635</text:p>
          </table:table-cell>
          <table:table-cell office:value-type="float" office:value="8.70607209205627" calcext:value-type="float">
            <text:p>8.70607209205627</text:p>
          </table:table-cell>
          <table:table-cell office:value-type="float" office:value="8.77278804779053" calcext:value-type="float">
            <text:p>8.77278804779053</text:p>
          </table:table-cell>
          <table:table-cell office:value-type="float" office:value="8.87286186218262" calcext:value-type="float">
            <text:p>8.87286186218262</text:p>
          </table:table-cell>
          <table:table-cell office:value-type="float" office:value="8.93957805633545" calcext:value-type="float">
            <text:p>8.93957805633545</text:p>
          </table:table-cell>
          <table:table-cell office:value-type="float" office:value="9.00629377365112" calcext:value-type="float">
            <text:p>9.00629377365112</text:p>
          </table:table-cell>
          <table:table-cell office:value-type="float" office:value="9.20645213127136" calcext:value-type="float">
            <text:p>9.20645213127136</text:p>
          </table:table-cell>
          <table:table-cell office:value-type="float" office:value="9.27317357063293" calcext:value-type="float">
            <text:p>9.27317357063293</text:p>
          </table:table-cell>
          <table:table-cell office:value-type="float" office:value="9.74022555351257" calcext:value-type="float">
            <text:p>9.74022555351257</text:p>
          </table:table-cell>
          <table:table-cell office:value-type="float" office:value="9.8069474697113" calcext:value-type="float">
            <text:p>9.8069474697113</text:p>
          </table:table-cell>
          <table:table-cell office:value-type="float" office:value="9.90703082084656" calcext:value-type="float">
            <text:p>9.90703082084656</text:p>
          </table:table-cell>
          <table:table-cell office:value-type="float" office:value="9.97375321388245" calcext:value-type="float">
            <text:p>9.97375321388245</text:p>
          </table:table-cell>
          <table:table-cell office:value-type="float" office:value="10.0404753684998" calcext:value-type="float">
            <text:p>10.0404753684998</text:p>
          </table:table-cell>
          <table:table-cell office:value-type="float" office:value="10.1405475139618" calcext:value-type="float">
            <text:p>10.1405475139618</text:p>
          </table:table-cell>
          <table:table-cell office:value-type="float" office:value="10.2072582244873" calcext:value-type="float">
            <text:p>10.2072582244873</text:p>
          </table:table-cell>
          <table:table-cell office:value-type="float" office:value="10.3073239326477" calcext:value-type="float">
            <text:p>10.3073239326477</text:p>
          </table:table-cell>
          <table:table-cell office:value-type="float" office:value="10.540810585022" calcext:value-type="float">
            <text:p>10.540810585022</text:p>
          </table:table-cell>
          <table:table-cell office:value-type="float" office:value="10.9077169895172" calcext:value-type="float">
            <text:p>10.9077169895172</text:p>
          </table:table-cell>
          <table:table-cell office:value-type="float" office:value="10.9744267463684" calcext:value-type="float">
            <text:p>10.9744267463684</text:p>
          </table:table-cell>
          <table:table-cell office:value-type="float" office:value="11.0411367416382" calcext:value-type="float">
            <text:p>11.0411367416382</text:p>
          </table:table-cell>
          <table:table-cell office:value-type="float" office:value="11.1078488826752" calcext:value-type="float">
            <text:p>11.1078488826752</text:p>
          </table:table-cell>
          <table:table-cell office:value-type="float" office:value="12.3107903003693" calcext:value-type="float">
            <text:p>12.3107903003693</text:p>
          </table:table-cell>
          <table:table-cell office:value-type="float" office:value="12.410843372345" calcext:value-type="float">
            <text:p>12.410843372345</text:p>
          </table:table-cell>
          <table:table-cell office:value-type="float" office:value="12.4775452613831" calcext:value-type="float">
            <text:p>12.4775452613831</text:p>
          </table:table-cell>
          <table:table-cell office:value-type="float" office:value="12.6109483242035" calcext:value-type="float">
            <text:p>12.6109483242035</text:p>
          </table:table-cell>
          <table:table-cell office:value-type="float" office:value="12.6776494979858" calcext:value-type="float">
            <text:p>12.6776494979858</text:p>
          </table:table-cell>
          <table:table-cell office:value-type="float" office:value="12.7443506717682" calcext:value-type="float">
            <text:p>12.7443506717682</text:p>
          </table:table-cell>
          <table:table-cell office:value-type="float" office:value="12.8110513687134" calcext:value-type="float">
            <text:p>12.8110513687134</text:p>
          </table:table-cell>
          <table:table-cell office:value-type="float" office:value="13.4447057247162" calcext:value-type="float">
            <text:p>13.4447057247162</text:p>
          </table:table-cell>
          <table:table-cell office:value-type="float" office:value="13.5781052112579" calcext:value-type="float">
            <text:p>13.5781052112579</text:p>
          </table:table-cell>
          <table:table-cell office:value-type="float" office:value="13.6448047161102" calcext:value-type="float">
            <text:p>13.6448047161102</text:p>
          </table:table-cell>
          <table:table-cell office:value-type="float" office:value="14.0449965000153" calcext:value-type="float">
            <text:p>14.0449965000153</text:p>
          </table:table-cell>
          <table:table-cell office:value-type="float" office:value="14.1116940975189" calcext:value-type="float">
            <text:p>14.1116940975189</text:p>
          </table:table-cell>
          <table:table-cell office:value-type="float" office:value="14.4118473529816" calcext:value-type="float">
            <text:p>14.4118473529816</text:p>
          </table:table-cell>
          <table:table-cell office:value-type="float" office:value="14.9454448223114" calcext:value-type="float">
            <text:p>14.9454448223114</text:p>
          </table:table-cell>
          <table:table-cell office:value-type="float" office:value="15.012143611908" calcext:value-type="float">
            <text:p>15.012143611908</text:p>
          </table:table-cell>
          <table:table-cell office:value-type="float" office:value="15.0788421630859" calcext:value-type="float">
            <text:p>15.0788421630859</text:p>
          </table:table-cell>
          <table:table-cell office:value-type="float" office:value="15.1455409526825" calcext:value-type="float">
            <text:p>15.1455409526825</text:p>
          </table:table-cell>
          <table:table-cell office:value-type="float" office:value="15.1788909435272" calcext:value-type="float">
            <text:p>15.1788909435272</text:p>
          </table:table-cell>
          <table:table-cell office:value-type="float" office:value="15.2455914020538" calcext:value-type="float">
            <text:p>15.2455914020538</text:p>
          </table:table-cell>
          <table:table-cell office:value-type="float" office:value="15.345641374588" calcext:value-type="float">
            <text:p>15.345641374588</text:p>
          </table:table-cell>
          <table:table-cell office:value-type="float" office:value="15.4123413562775" calcext:value-type="float">
            <text:p>15.4123413562775</text:p>
          </table:table-cell>
          <table:table-cell office:value-type="float" office:value="15.4790408611298" calcext:value-type="float">
            <text:p>15.4790408611298</text:p>
          </table:table-cell>
          <table:table-cell office:value-type="float" office:value="16.1126749515533" calcext:value-type="float">
            <text:p>16.1126749515533</text:p>
          </table:table-cell>
          <table:table-cell office:value-type="float" office:value="16.1793737411499" calcext:value-type="float">
            <text:p>16.1793737411499</text:p>
          </table:table-cell>
          <table:table-cell office:value-type="float" office:value="16.2460739612579" calcext:value-type="float">
            <text:p>16.2460739612579</text:p>
          </table:table-cell>
          <table:table-cell office:value-type="float" office:value="16.5462222099304" calcext:value-type="float">
            <text:p>16.5462222099304</text:p>
          </table:table-cell>
          <table:table-cell office:value-type="float" office:value="16.612920999527" calcext:value-type="float">
            <text:p>16.612920999527</text:p>
          </table:table-cell>
          <table:table-cell office:value-type="float" office:value="17.479998588562" calcext:value-type="float">
            <text:p>17.479998588562</text:p>
          </table:table-cell>
          <table:table-cell office:value-type="float" office:value="17.5466969013214" calcext:value-type="float">
            <text:p>17.5466969013214</text:p>
          </table:table-cell>
          <table:table-cell office:value-type="float" office:value="17.6133947372437" calcext:value-type="float">
            <text:p>17.6133947372437</text:p>
          </table:table-cell>
          <table:table-cell office:value-type="float" office:value="17.6800925731659" calcext:value-type="float">
            <text:p>17.6800925731659</text:p>
          </table:table-cell>
          <table:table-cell office:value-type="float" office:value="17.7467901706696" calcext:value-type="float">
            <text:p>17.7467901706696</text:p>
          </table:table-cell>
          <table:table-cell office:value-type="float" office:value="17.8468358516693" calcext:value-type="float">
            <text:p>17.8468358516693</text:p>
          </table:table-cell>
          <table:table-cell office:value-type="float" office:value="17.9135324954987" calcext:value-type="float">
            <text:p>17.9135324954987</text:p>
          </table:table-cell>
          <table:table-cell office:value-type="float" office:value="18.0135774612427" calcext:value-type="float">
            <text:p>18.0135774612427</text:p>
          </table:table-cell>
          <table:table-cell office:value-type="float" office:value="18.0802738666534" calcext:value-type="float">
            <text:p>18.0802738666534</text:p>
          </table:table-cell>
          <table:table-cell office:value-type="float" office:value="18.1469697952271" calcext:value-type="float">
            <text:p>18.1469697952271</text:p>
          </table:table-cell>
          <table:table-cell office:value-type="float" office:value="18.2136809825897" calcext:value-type="float">
            <text:p>18.2136809825897</text:p>
          </table:table-cell>
          <table:table-cell office:value-type="float" office:value="18.3137476444244" calcext:value-type="float">
            <text:p>18.3137476444244</text:p>
          </table:table-cell>
          <table:table-cell office:value-type="float" office:value="18.3804585933685" calcext:value-type="float">
            <text:p>18.3804585933685</text:p>
          </table:table-cell>
          <table:table-cell office:value-type="float" office:value="18.447169303894" calcext:value-type="float">
            <text:p>18.447169303894</text:p>
          </table:table-cell>
          <table:table-cell office:value-type="float" office:value="18.5138800144196" calcext:value-type="float">
            <text:p>18.5138800144196</text:p>
          </table:table-cell>
          <table:table-cell office:value-type="float" office:value="18.5805904865265" calcext:value-type="float">
            <text:p>18.5805904865265</text:p>
          </table:table-cell>
          <table:table-cell office:value-type="float" office:value="18.6473009586334" calcext:value-type="float">
            <text:p>18.6473009586334</text:p>
          </table:table-cell>
          <table:table-cell office:value-type="float" office:value="18.7140111923218" calcext:value-type="float">
            <text:p>18.7140111923218</text:p>
          </table:table-cell>
          <table:table-cell office:value-type="float" office:value="18.8140766620636" calcext:value-type="float">
            <text:p>18.8140766620636</text:p>
          </table:table-cell>
          <table:table-cell office:value-type="float" office:value="18.8807866573334" calcext:value-type="float">
            <text:p>18.8807866573334</text:p>
          </table:table-cell>
          <table:table-cell office:value-type="float" office:value="18.9474966526031" calcext:value-type="float">
            <text:p>18.9474966526031</text:p>
          </table:table-cell>
          <table:table-cell office:value-type="float" office:value="19.0475616455078" calcext:value-type="float">
            <text:p>19.0475616455078</text:p>
          </table:table-cell>
          <table:table-cell office:value-type="float" office:value="19.114271402359" calcext:value-type="float">
            <text:p>19.114271402359</text:p>
          </table:table-cell>
          <table:table-cell office:value-type="float" office:value="19.1809756755829" calcext:value-type="float">
            <text:p>19.1809756755829</text:p>
          </table:table-cell>
          <table:table-cell office:value-type="float" office:value="19.2476749420166" calcext:value-type="float">
            <text:p>19.2476749420166</text:p>
          </table:table-cell>
          <table:table-cell office:value-type="float" office:value="19.3477227687836" calcext:value-type="float">
            <text:p>19.3477227687836</text:p>
          </table:table-cell>
          <table:table-cell office:value-type="float" office:value="19.447770357132" calcext:value-type="float">
            <text:p>19.447770357132</text:p>
          </table:table-cell>
          <table:table-cell office:value-type="float" office:value="19.5144684314728" calcext:value-type="float">
            <text:p>19.5144684314728</text:p>
          </table:table-cell>
          <table:table-cell office:value-type="float" office:value="19.5811660289764" calcext:value-type="float">
            <text:p>19.5811660289764</text:p>
          </table:table-cell>
          <table:table-cell office:value-type="float" office:value="19.6478636264801" calcext:value-type="float">
            <text:p>19.6478636264801</text:p>
          </table:table-cell>
          <table:table-cell office:value-type="float" office:value="19.714560508728" calcext:value-type="float">
            <text:p>19.714560508728</text:p>
          </table:table-cell>
          <table:table-cell office:value-type="float" office:value="19.8146059513092" calcext:value-type="float">
            <text:p>19.8146059513092</text:p>
          </table:table-cell>
          <table:table-cell office:value-type="float" office:value="19.9146506786346" calcext:value-type="float">
            <text:p>19.9146506786346</text:p>
          </table:table-cell>
          <table:table-cell office:value-type="float" office:value="19.9813470840454" calcext:value-type="float">
            <text:p>19.9813470840454</text:p>
          </table:table-cell>
          <table:table-cell office:value-type="float" office:value="20.0480427742004" calcext:value-type="float">
            <text:p>20.0480427742004</text:p>
          </table:table-cell>
          <table:table-cell office:value-type="float" office:value="20.1480865478516" calcext:value-type="float">
            <text:p>20.1480865478516</text:p>
          </table:table-cell>
          <table:table-cell office:value-type="float" office:value="20.2147870063782" calcext:value-type="float">
            <text:p>20.2147870063782</text:p>
          </table:table-cell>
          <table:table-cell office:value-type="float" office:value="20.2814874649048" calcext:value-type="float">
            <text:p>20.2814874649048</text:p>
          </table:table-cell>
          <table:table-cell office:value-type="float" office:value="20.381537437439" calcext:value-type="float">
            <text:p>20.381537437439</text:p>
          </table:table-cell>
          <table:table-cell office:value-type="float" office:value="20.4482369422913" calcext:value-type="float">
            <text:p>20.4482369422913</text:p>
          </table:table-cell>
          <table:table-cell office:value-type="float" office:value="20.5149364471436" calcext:value-type="float">
            <text:p>20.5149364471436</text:p>
          </table:table-cell>
          <table:table-cell office:value-type="float" office:value="20.5816354751587" calcext:value-type="float">
            <text:p>20.5816354751587</text:p>
          </table:table-cell>
          <table:table-cell office:value-type="float" office:value="20.6483345031738" calcext:value-type="float">
            <text:p>20.6483345031738</text:p>
          </table:table-cell>
          <table:table-cell office:value-type="float" office:value="20.7150332927704" calcext:value-type="float">
            <text:p>20.7150332927704</text:p>
          </table:table-cell>
          <table:table-cell office:value-type="float" office:value="20.8150808811188" calcext:value-type="float">
            <text:p>20.8150808811188</text:p>
          </table:table-cell>
          <table:table-cell office:value-type="float" office:value="20.8817789554596" calcext:value-type="float">
            <text:p>20.8817789554596</text:p>
          </table:table-cell>
          <table:table-cell office:value-type="float" office:value="20.9484767913818" calcext:value-type="float">
            <text:p>20.9484767913818</text:p>
          </table:table-cell>
          <table:table-cell office:value-type="float" office:value="21.0485229492187" calcext:value-type="float">
            <text:p>21.0485229492187</text:p>
          </table:table-cell>
          <table:table-cell office:value-type="float" office:value="21.1152203083038" calcext:value-type="float">
            <text:p>21.1152203083038</text:p>
          </table:table-cell>
          <table:table-cell office:value-type="float" office:value="21.1819183826447" calcext:value-type="float">
            <text:p>21.1819183826447</text:p>
          </table:table-cell>
          <table:table-cell office:value-type="float" office:value="21.2486164569855" calcext:value-type="float">
            <text:p>21.2486164569855</text:p>
          </table:table-cell>
          <table:table-cell office:value-type="float" office:value="21.3486635684967" calcext:value-type="float">
            <text:p>21.3486635684967</text:p>
          </table:table-cell>
          <table:table-cell office:value-type="float" office:value="21.4153611660004" calcext:value-type="float">
            <text:p>21.4153611660004</text:p>
          </table:table-cell>
          <table:table-cell office:value-type="float" office:value="21.482058763504" calcext:value-type="float">
            <text:p>21.482058763504</text:p>
          </table:table-cell>
          <table:table-cell office:value-type="float" office:value="21.5487558841705" calcext:value-type="float">
            <text:p>21.5487558841705</text:p>
          </table:table-cell>
          <table:table-cell office:value-type="float" office:value="21.6488010883331" calcext:value-type="float">
            <text:p>21.6488010883331</text:p>
          </table:table-cell>
          <table:table-cell office:value-type="float" office:value="21.7154977321625" calcext:value-type="float">
            <text:p>21.7154977321625</text:p>
          </table:table-cell>
          <table:table-cell office:value-type="float" office:value="21.7821936607361" calcext:value-type="float">
            <text:p>21.7821936607361</text:p>
          </table:table-cell>
          <table:table-cell office:value-type="float" office:value="21.8822376728058" calcext:value-type="float">
            <text:p>21.8822376728058</text:p>
          </table:table-cell>
          <table:table-cell office:value-type="float" office:value="21.9822807312012" calcext:value-type="float">
            <text:p>21.9822807312012</text:p>
          </table:table-cell>
          <table:table-cell office:value-type="float" office:value="22.048975944519" calcext:value-type="float">
            <text:p>22.048975944519</text:p>
          </table:table-cell>
          <table:table-cell office:value-type="float" office:value="22.1156709194183" calcext:value-type="float">
            <text:p>22.1156709194183</text:p>
          </table:table-cell>
          <table:table-cell office:value-type="float" office:value="22.2157192230225" calcext:value-type="float">
            <text:p>22.2157192230225</text:p>
          </table:table-cell>
          <table:table-cell office:value-type="float" office:value="22.2824199199677" calcext:value-type="float">
            <text:p>22.2824199199677</text:p>
          </table:table-cell>
          <table:table-cell office:value-type="float" office:value="22.3824708461761" calcext:value-type="float">
            <text:p>22.3824708461761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08158327382922" calcext:value-type="float">
            <text:p>0.108158327382922</text:p>
          </table:table-cell>
          <table:table-cell office:value-type="float" office:value="0.108229008648109" calcext:value-type="float">
            <text:p>0.108229008648109</text:p>
          </table:table-cell>
          <table:table-cell office:value-type="float" office:value="0.108121306440138" calcext:value-type="float">
            <text:p>0.108121306440138</text:p>
          </table:table-cell>
          <table:table-cell office:value-type="float" office:value="0.108104860879127" calcext:value-type="float">
            <text:p>0.108104860879127</text:p>
          </table:table-cell>
          <table:table-cell office:value-type="float" office:value="0.108060058293496" calcext:value-type="float">
            <text:p>0.108060058293496</text:p>
          </table:table-cell>
          <table:table-cell office:value-type="float" office:value="0.108215534968001" calcext:value-type="float">
            <text:p>0.108215534968001</text:p>
          </table:table-cell>
          <table:table-cell office:value-type="float" office:value="0.108026404370757" calcext:value-type="float">
            <text:p>0.108026404370757</text:p>
          </table:table-cell>
          <table:table-cell office:value-type="float" office:value="0.108162233733692" calcext:value-type="float">
            <text:p>0.108162233733692</text:p>
          </table:table-cell>
          <table:table-cell office:value-type="float" office:value="0.108252969888628" calcext:value-type="float">
            <text:p>0.108252969888628</text:p>
          </table:table-cell>
          <table:table-cell office:value-type="float" office:value="0.108062593868314" calcext:value-type="float">
            <text:p>0.108062593868314</text:p>
          </table:table-cell>
          <table:table-cell office:value-type="float" office:value="0.108071825131377" calcext:value-type="float">
            <text:p>0.108071825131377</text:p>
          </table:table-cell>
          <table:table-cell office:value-type="float" office:value="0.108143569372105" calcext:value-type="float">
            <text:p>0.108143569372105</text:p>
          </table:table-cell>
          <table:table-cell office:value-type="float" office:value="0.108129636535782" calcext:value-type="float">
            <text:p>0.108129636535782</text:p>
          </table:table-cell>
          <table:table-cell office:value-type="float" office:value="0.108271541628767" calcext:value-type="float">
            <text:p>0.108271541628767</text:p>
          </table:table-cell>
          <table:table-cell office:value-type="float" office:value="0.108146020583383" calcext:value-type="float">
            <text:p>0.108146020583383</text:p>
          </table:table-cell>
          <table:table-cell office:value-type="float" office:value="0.108088722224192" calcext:value-type="float">
            <text:p>0.108088722224192</text:p>
          </table:table-cell>
          <table:table-cell office:value-type="float" office:value="0.108111944516989" calcext:value-type="float">
            <text:p>0.108111944516989</text:p>
          </table:table-cell>
          <table:table-cell office:value-type="float" office:value="0.108098838269379" calcext:value-type="float">
            <text:p>0.108098838269379</text:p>
          </table:table-cell>
          <table:table-cell office:value-type="float" office:value="0.108161976950237" calcext:value-type="float">
            <text:p>0.108161976950237</text:p>
          </table:table-cell>
          <table:table-cell office:value-type="float" office:value="0.108100240047518" calcext:value-type="float">
            <text:p>0.108100240047518</text:p>
          </table:table-cell>
          <table:table-cell office:value-type="float" office:value="0.108005533990606" calcext:value-type="float">
            <text:p>0.108005533990606</text:p>
          </table:table-cell>
          <table:table-cell office:value-type="float" office:value="0.108183260955122" calcext:value-type="float">
            <text:p>0.108183260955122</text:p>
          </table:table-cell>
          <table:table-cell office:value-type="float" office:value="0.108173958244457" calcext:value-type="float">
            <text:p>0.108173958244457</text:p>
          </table:table-cell>
          <table:table-cell office:value-type="float" office:value="0.108028297114726" calcext:value-type="float">
            <text:p>0.108028297114726</text:p>
          </table:table-cell>
          <table:table-cell office:value-type="float" office:value="0.108068930233166" calcext:value-type="float">
            <text:p>0.108068930233166</text:p>
          </table:table-cell>
          <table:table-cell office:value-type="float" office:value="0.108013756565027" calcext:value-type="float">
            <text:p>0.108013756565027</text:p>
          </table:table-cell>
          <table:table-cell office:value-type="float" office:value="0.108130433055029" calcext:value-type="float">
            <text:p>0.108130433055029</text:p>
          </table:table-cell>
          <table:table-cell office:value-type="float" office:value="0.108267620931232" calcext:value-type="float">
            <text:p>0.108267620931232</text:p>
          </table:table-cell>
          <table:table-cell office:value-type="float" office:value="0.107824572230943" calcext:value-type="float">
            <text:p>0.107824572230943</text:p>
          </table:table-cell>
          <table:table-cell office:value-type="float" office:value="0.108223609391149" calcext:value-type="float">
            <text:p>0.108223609391149</text:p>
          </table:table-cell>
          <table:table-cell office:value-type="float" office:value="0.113683789159036" calcext:value-type="float">
            <text:p>0.113683789159036</text:p>
          </table:table-cell>
          <table:table-cell office:value-type="float" office:value="0.11707570162681" calcext:value-type="float">
            <text:p>0.11707570162681</text:p>
          </table:table-cell>
          <table:table-cell office:value-type="float" office:value="0.115141658349526" calcext:value-type="float">
            <text:p>0.115141658349526</text:p>
          </table:table-cell>
          <table:table-cell office:value-type="float" office:value="0.113550338747647" calcext:value-type="float">
            <text:p>0.113550338747647</text:p>
          </table:table-cell>
          <table:table-cell office:value-type="float" office:value="0.103734332946955" calcext:value-type="float">
            <text:p>0.103734332946955</text:p>
          </table:table-cell>
          <table:table-cell office:value-type="float" office:value="0.102646899882924" calcext:value-type="float">
            <text:p>0.102646899882924</text:p>
          </table:table-cell>
          <table:table-cell office:value-type="float" office:value="0.16984129611779" calcext:value-type="float">
            <text:p>0.16984129611779</text:p>
          </table:table-cell>
          <table:table-cell office:value-type="float" office:value="0.183383654491487" calcext:value-type="float">
            <text:p>0.183383654491487</text:p>
          </table:table-cell>
          <table:table-cell office:value-type="float" office:value="0.19304506129143" calcext:value-type="float">
            <text:p>0.19304506129143</text:p>
          </table:table-cell>
          <table:table-cell office:value-type="float" office:value="0.189410080053269" calcext:value-type="float">
            <text:p>0.189410080053269</text:p>
          </table:table-cell>
          <table:table-cell office:value-type="float" office:value="0.190647790576176" calcext:value-type="float">
            <text:p>0.190647790576176</text:p>
          </table:table-cell>
          <table:table-cell office:value-type="float" office:value="0.188913111021278" calcext:value-type="float">
            <text:p>0.188913111021278</text:p>
          </table:table-cell>
          <table:table-cell office:value-type="float" office:value="0.207705297058763" calcext:value-type="float">
            <text:p>0.207705297058763</text:p>
          </table:table-cell>
          <table:table-cell office:value-type="float" office:value="0.203817929413016" calcext:value-type="float">
            <text:p>0.203817929413016</text:p>
          </table:table-cell>
          <table:table-cell office:value-type="float" office:value="0.199440064472886" calcext:value-type="float">
            <text:p>0.199440064472886</text:p>
          </table:table-cell>
          <table:table-cell office:value-type="float" office:value="0.194613105479557" calcext:value-type="float">
            <text:p>0.194613105479557</text:p>
          </table:table-cell>
          <table:table-cell office:value-type="float" office:value="0.205564132698605" calcext:value-type="float">
            <text:p>0.205564132698605</text:p>
          </table:table-cell>
          <table:table-cell office:value-type="float" office:value="0.212650892023367" calcext:value-type="float">
            <text:p>0.212650892023367</text:p>
          </table:table-cell>
          <table:table-cell office:value-type="float" office:value="0.209407385004681" calcext:value-type="float">
            <text:p>0.209407385004681</text:p>
          </table:table-cell>
          <table:table-cell office:value-type="float" office:value="0.104704920640162" calcext:value-type="float">
            <text:p>0.104704920640162</text:p>
          </table:table-cell>
          <table:table-cell office:value-type="float" office:value="0.0947326197513152" calcext:value-type="float">
            <text:p>0.094732619751315</text:p>
          </table:table-cell>
          <table:table-cell office:value-type="float" office:value="0.0954632442017406" calcext:value-type="float">
            <text:p>0.095463244201741</text:p>
          </table:table-cell>
          <table:table-cell office:value-type="float" office:value="0.107057317949506" calcext:value-type="float">
            <text:p>0.107057317949506</text:p>
          </table:table-cell>
          <table:table-cell office:value-type="float" office:value="0.116655436019153" calcext:value-type="float">
            <text:p>0.116655436019153</text:p>
          </table:table-cell>
          <table:table-cell office:value-type="float" office:value="0.126967351207187" calcext:value-type="float">
            <text:p>0.126967351207187</text:p>
          </table:table-cell>
          <table:table-cell office:value-type="float" office:value="0.131178196999548" calcext:value-type="float">
            <text:p>0.131178196999548</text:p>
          </table:table-cell>
          <table:table-cell office:value-type="float" office:value="0.0750034355131615" calcext:value-type="float">
            <text:p>0.075003435513162</text:p>
          </table:table-cell>
          <table:table-cell office:value-type="float" office:value="0.0739683319176392" calcext:value-type="float">
            <text:p>0.073968331917639</text:p>
          </table:table-cell>
          <table:table-cell office:value-type="float" office:value="0.195799407484864" calcext:value-type="float">
            <text:p>0.195799407484864</text:p>
          </table:table-cell>
          <table:table-cell office:value-type="float" office:value="0.189652504554869" calcext:value-type="float">
            <text:p>0.189652504554869</text:p>
          </table:table-cell>
          <table:table-cell office:value-type="float" office:value="0.187767363937978" calcext:value-type="float">
            <text:p>0.187767363937978</text:p>
          </table:table-cell>
          <table:table-cell office:value-type="float" office:value="0.205356371181712" calcext:value-type="float">
            <text:p>0.205356371181712</text:p>
          </table:table-cell>
          <table:table-cell office:value-type="float" office:value="0.191216693055125" calcext:value-type="float">
            <text:p>0.191216693055125</text:p>
          </table:table-cell>
          <table:table-cell office:value-type="float" office:value="0.190840812228639" calcext:value-type="float">
            <text:p>0.190840812228639</text:p>
          </table:table-cell>
          <table:table-cell office:value-type="float" office:value="0.195135232950536" calcext:value-type="float">
            <text:p>0.195135232950536</text:p>
          </table:table-cell>
          <table:table-cell office:value-type="float" office:value="0.212462211675965" calcext:value-type="float">
            <text:p>0.212462211675965</text:p>
          </table:table-cell>
          <table:table-cell office:value-type="float" office:value="0.208397774621607" calcext:value-type="float">
            <text:p>0.208397774621607</text:p>
          </table:table-cell>
          <table:table-cell office:value-type="float" office:value="0.106250318685511" calcext:value-type="float">
            <text:p>0.106250318685511</text:p>
          </table:table-cell>
          <table:table-cell office:value-type="float" office:value="0.0971461978738209" calcext:value-type="float">
            <text:p>0.097146197873821</text:p>
          </table:table-cell>
          <table:table-cell office:value-type="float" office:value="0.103222171700157" calcext:value-type="float">
            <text:p>0.103222171700157</text:p>
          </table:table-cell>
          <table:table-cell office:value-type="float" office:value="0.11640808751387" calcext:value-type="float">
            <text:p>0.11640808751387</text:p>
          </table:table-cell>
          <table:table-cell office:value-type="float" office:value="0.12402244170807" calcext:value-type="float">
            <text:p>0.12402244170807</text:p>
          </table:table-cell>
          <table:table-cell office:value-type="float" office:value="0.134093197945612" calcext:value-type="float">
            <text:p>0.134093197945612</text:p>
          </table:table-cell>
          <table:table-cell office:value-type="float" office:value="0.137891391729397" calcext:value-type="float">
            <text:p>0.137891391729397</text:p>
          </table:table-cell>
          <table:table-cell office:value-type="float" office:value="0.186491726380572" calcext:value-type="float">
            <text:p>0.186491726380572</text:p>
          </table:table-cell>
          <table:table-cell office:value-type="float" office:value="0.180395951934381" calcext:value-type="float">
            <text:p>0.180395951934381</text:p>
          </table:table-cell>
          <table:table-cell office:value-type="float" office:value="0.182954800034453" calcext:value-type="float">
            <text:p>0.182954800034453</text:p>
          </table:table-cell>
          <table:table-cell office:value-type="float" office:value="0.198051038554578" calcext:value-type="float">
            <text:p>0.198051038554578</text:p>
          </table:table-cell>
          <table:table-cell office:value-type="float" office:value="0.195464747543713" calcext:value-type="float">
            <text:p>0.195464747543713</text:p>
          </table:table-cell>
          <table:table-cell office:value-type="float" office:value="0.186828623413534" calcext:value-type="float">
            <text:p>0.186828623413534</text:p>
          </table:table-cell>
          <table:table-cell office:value-type="float" office:value="0.180741697653666" calcext:value-type="float">
            <text:p>0.180741697653666</text:p>
          </table:table-cell>
          <table:table-cell office:value-type="float" office:value="0.184198634893172" calcext:value-type="float">
            <text:p>0.184198634893172</text:p>
          </table:table-cell>
          <table:table-cell office:value-type="float" office:value="0.207954192330771" calcext:value-type="float">
            <text:p>0.207954192330771</text:p>
          </table:table-cell>
          <table:table-cell office:value-type="float" office:value="0.212397953475316" calcext:value-type="float">
            <text:p>0.212397953475316</text:p>
          </table:table-cell>
          <table:table-cell office:value-type="float" office:value="0.101501759988739" calcext:value-type="float">
            <text:p>0.101501759988739</text:p>
          </table:table-cell>
          <table:table-cell office:value-type="float" office:value="0.102180954198608" calcext:value-type="float">
            <text:p>0.102180954198608</text:p>
          </table:table-cell>
          <table:table-cell office:value-type="float" office:value="0.106197271800249" calcext:value-type="float">
            <text:p>0.106197271800249</text:p>
          </table:table-cell>
          <table:table-cell office:value-type="float" office:value="0.113022618547822" calcext:value-type="float">
            <text:p>0.113022618547822</text:p>
          </table:table-cell>
          <table:table-cell office:value-type="float" office:value="0.119836180594931" calcext:value-type="float">
            <text:p>0.119836180594931</text:p>
          </table:table-cell>
          <table:table-cell office:value-type="float" office:value="0.136186741207824" calcext:value-type="float">
            <text:p>0.136186741207824</text:p>
          </table:table-cell>
          <table:table-cell office:value-type="float" office:value="0.138423540445658" calcext:value-type="float">
            <text:p>0.138423540445658</text:p>
          </table:table-cell>
          <table:table-cell office:value-type="float" office:value="0.134181678355545" calcext:value-type="float">
            <text:p>0.134181678355545</text:p>
          </table:table-cell>
          <table:table-cell office:value-type="float" office:value="0.0787701317552979" calcext:value-type="float">
            <text:p>0.078770131755298</text:p>
          </table:table-cell>
          <table:table-cell office:value-type="float" office:value="0.189497276161595" calcext:value-type="float">
            <text:p>0.189497276161595</text:p>
          </table:table-cell>
          <table:table-cell office:value-type="float" office:value="0.201702448341253" calcext:value-type="float">
            <text:p>0.201702448341253</text:p>
          </table:table-cell>
          <table:table-cell office:value-type="float" office:value="0.199071065150433" calcext:value-type="float">
            <text:p>0.199071065150433</text:p>
          </table:table-cell>
          <table:table-cell office:value-type="float" office:value="0.197606341448899" calcext:value-type="float">
            <text:p>0.197606341448899</text:p>
          </table:table-cell>
          <table:table-cell office:value-type="float" office:value="0.117787605204991" calcext:value-type="float">
            <text:p>0.117787605204991</text:p>
          </table:table-cell>
          <table:table-cell office:value-type="float" office:value="0.0997304339431087" calcext:value-type="float">
            <text:p>0.099730433943109</text:p>
          </table:table-cell>
          <table:table-cell office:value-type="float" office:value="0.102139995144652" calcext:value-type="float">
            <text:p>0.102139995144652</text:p>
          </table:table-cell>
          <table:table-cell office:value-type="float" office:value="0.119432214840436" calcext:value-type="float">
            <text:p>0.119432214840436</text:p>
          </table:table-cell>
          <table:table-cell office:value-type="float" office:value="0.128427330650959" calcext:value-type="float">
            <text:p>0.128427330650959</text:p>
          </table:table-cell>
          <table:table-cell office:value-type="float" office:value="0.132086832836246" calcext:value-type="float">
            <text:p>0.132086832836246</text:p>
          </table:table-cell>
          <table:table-cell office:value-type="float" office:value="0.134132158936985" calcext:value-type="float">
            <text:p>0.134132158936985</text:p>
          </table:table-cell>
          <table:table-cell office:value-type="float" office:value="0.193988378823354" calcext:value-type="float">
            <text:p>0.193988378823354</text:p>
          </table:table-cell>
          <table:table-cell office:value-type="float" office:value="0.201640949667716" calcext:value-type="float">
            <text:p>0.201640949667716</text:p>
          </table:table-cell>
          <table:table-cell office:value-type="float" office:value="0.195627240493584" calcext:value-type="float">
            <text:p>0.195627240493584</text:p>
          </table:table-cell>
          <table:table-cell office:value-type="float" office:value="0.212816460422746" calcext:value-type="float">
            <text:p>0.212816460422746</text:p>
          </table:table-cell>
          <table:table-cell office:value-type="float" office:value="0.212465361153503" calcext:value-type="float">
            <text:p>0.212465361153503</text:p>
          </table:table-cell>
          <table:table-cell office:value-type="float" office:value="0.217577808775633" calcext:value-type="float">
            <text:p>0.217577808775633</text:p>
          </table:table-cell>
          <table:table-cell office:value-type="float" office:value="0.0964432543611497" calcext:value-type="float">
            <text:p>0.09644325436115</text:p>
          </table:table-cell>
          <table:table-cell office:value-type="float" office:value="0.0927590735121258" calcext:value-type="float">
            <text:p>0.092759073512126</text:p>
          </table:table-cell>
          <table:table-cell office:value-type="float" office:value="0.102204931788918" calcext:value-type="float">
            <text:p>0.102204931788918</text:p>
          </table:table-cell>
          <table:table-cell office:value-type="float" office:value="0.107707505630843" calcext:value-type="float">
            <text:p>0.107707505630843</text:p>
          </table:table-cell>
          <table:table-cell office:value-type="float" office:value="0.111690844586192" calcext:value-type="float">
            <text:p>0.111690844586192</text:p>
          </table:table-cell>
          <table:table-cell office:value-type="float" office:value="0.121687697190599" calcext:value-type="float">
            <text:p>0.121687697190599</text:p>
          </table:table-cell>
          <table:table-cell office:value-type="float" office:value="0.128639021412925" calcext:value-type="float">
            <text:p>0.128639021412925</text:p>
          </table:table-cell>
          <table:table-cell office:value-type="float" office:value="0.132429638380321" calcext:value-type="float">
            <text:p>0.132429638380321</text:p>
          </table:table-cell>
          <table:table-cell office:value-type="float" office:value="0.124832461071005" calcext:value-type="float">
            <text:p>0.124832461071005</text:p>
          </table:table-cell>
          <table:table-cell office:value-type="float" office:value="0.205689738829968" calcext:value-type="float">
            <text:p>0.205689738829968</text:p>
          </table:table-cell>
          <table:table-cell office:value-type="float" office:value="0.204463902333635" calcext:value-type="float">
            <text:p>0.204463902333635</text:p>
          </table:table-cell>
          <table:table-cell office:value-type="float" office:value="0.205263620157284" calcext:value-type="float">
            <text:p>0.205263620157284</text:p>
          </table:table-cell>
          <table:table-cell office:value-type="float" office:value="0.213271108588105" calcext:value-type="float">
            <text:p>0.213271108588105</text:p>
          </table:table-cell>
          <table:table-cell office:value-type="float" office:value="0.212553973180724" calcext:value-type="float">
            <text:p>0.212553973180724</text:p>
          </table:table-cell>
          <table:table-cell office:value-type="float" office:value="0.123140148030455" calcext:value-type="float">
            <text:p>0.123140148030455</text:p>
          </table:table-cell>
          <table:table-cell office:value-type="float" office:value="0.112424121023879" calcext:value-type="float">
            <text:p>0.112424121023879</text:p>
          </table:table-cell>
          <table:table-cell office:value-type="float" office:value="0.0998434117983534" calcext:value-type="float">
            <text:p>0.099843411798354</text:p>
          </table:table-cell>
          <table:table-cell office:value-type="float" office:value="0.104305862570526" calcext:value-type="float">
            <text:p>0.104305862570526</text:p>
          </table:table-cell>
          <table:table-cell office:value-type="float" office:value="0.111434706976004" calcext:value-type="float">
            <text:p>0.111434706976004</text:p>
          </table:table-cell>
          <table:table-cell office:value-type="float" office:value="0.122269116648239" calcext:value-type="float">
            <text:p>0.122269116648239</text:p>
          </table:table-cell>
          <table:table-cell office:value-type="float" office:value="0.123181142857422" calcext:value-type="float">
            <text:p>0.123181142857422</text:p>
          </table:table-cell>
          <table:table-cell office:value-type="float" office:value="0.118636515774009" calcext:value-type="float">
            <text:p>0.118636515774009</text:p>
          </table:table-cell>
          <table:table-cell office:value-type="float" office:value="0.118796761612046" calcext:value-type="float">
            <text:p>0.118796761612046</text:p>
          </table:table-cell>
          <table:table-cell office:value-type="float" office:value="0.118125071725798" calcext:value-type="float">
            <text:p>0.118125071725798</text:p>
          </table:table-cell>
          <table:table-cell office:value-type="float" office:value="0.116646424792769" calcext:value-type="float">
            <text:p>0.116646424792769</text:p>
          </table:table-cell>
          <table:table-cell office:value-type="float" office:value="0.115147587700065" calcext:value-type="float">
            <text:p>0.115147587700065</text:p>
          </table:table-cell>
          <table:table-cell office:value-type="float" office:value="0.114413673913974" calcext:value-type="float">
            <text:p>0.114413673913974</text:p>
          </table:table-cell>
          <table:table-cell office:value-type="float" office:value="0.115304681894819" calcext:value-type="float">
            <text:p>0.115304681894819</text:p>
          </table:table-cell>
          <table:table-cell office:value-type="float" office:value="0.115224001968234" calcext:value-type="float">
            <text:p>0.115224001968234</text:p>
          </table:table-cell>
          <table:table-cell office:value-type="float" office:value="0.115490069021322" calcext:value-type="float">
            <text:p>0.115490069021322</text:p>
          </table:table-cell>
          <table:table-cell office:value-type="float" office:value="0.115193723480486" calcext:value-type="float">
            <text:p>0.115193723480486</text:p>
          </table:table-cell>
          <table:table-cell office:value-type="float" office:value="0.115170415407394" calcext:value-type="float">
            <text:p>0.115170415407394</text:p>
          </table:table-cell>
          <table:table-cell office:value-type="float" office:value="0.115210631005993" calcext:value-type="float">
            <text:p>0.115210631005993</text:p>
          </table:table-cell>
          <table:table-cell office:value-type="float" office:value="0.115258040307449" calcext:value-type="float">
            <text:p>0.115258040307449</text:p>
          </table:table-cell>
          <table:table-cell office:value-type="float" office:value="0.115201627779816" calcext:value-type="float">
            <text:p>0.115201627779816</text:p>
          </table:table-cell>
          <table:table-cell office:value-type="float" office:value="0.115184254761591" calcext:value-type="float">
            <text:p>0.115184254761591</text:p>
          </table:table-cell>
          <table:table-cell office:value-type="float" office:value="0.115114704251446" calcext:value-type="float">
            <text:p>0.115114704251446</text:p>
          </table:table-cell>
          <table:table-cell office:value-type="float" office:value="0.11520250949976" calcext:value-type="float">
            <text:p>0.11520250949976</text:p>
          </table:table-cell>
          <table:table-cell office:value-type="float" office:value="0.115193299346356" calcext:value-type="float">
            <text:p>0.115193299346356</text:p>
          </table:table-cell>
          <table:table-cell office:value-type="float" office:value="0.115234727692522" calcext:value-type="float">
            <text:p>0.115234727692522</text:p>
          </table:table-cell>
          <table:table-cell office:value-type="float" office:value="0.115202719075117" calcext:value-type="float">
            <text:p>0.115202719075117</text:p>
          </table:table-cell>
          <table:table-cell office:value-type="float" office:value="0.115215278820542" calcext:value-type="float">
            <text:p>0.115215278820542</text:p>
          </table:table-cell>
          <table:table-cell office:value-type="float" office:value="0.115172891717277" calcext:value-type="float">
            <text:p>0.115172891717277</text:p>
          </table:table-cell>
          <table:table-cell office:value-type="float" office:value="0.115235393391908" calcext:value-type="float">
            <text:p>0.115235393391908</text:p>
          </table:table-cell>
          <table:table-cell office:value-type="float" office:value="0.115235562322162" calcext:value-type="float">
            <text:p>0.115235562322162</text:p>
          </table:table-cell>
          <table:table-cell office:value-type="float" office:value="0.115175185607494" calcext:value-type="float">
            <text:p>0.115175185607494</text:p>
          </table:table-cell>
          <table:table-cell office:value-type="float" office:value="0.115172442107878" calcext:value-type="float">
            <text:p>0.115172442107878</text:p>
          </table:table-cell>
          <table:table-cell office:value-type="float" office:value="0.115226224331469" calcext:value-type="float">
            <text:p>0.115226224331469</text:p>
          </table:table-cell>
          <table:table-cell office:value-type="float" office:value="0.115162333229073" calcext:value-type="float">
            <text:p>0.115162333229073</text:p>
          </table:table-cell>
          <table:table-cell office:value-type="float" office:value="0.115206352594511" calcext:value-type="float">
            <text:p>0.115206352594511</text:p>
          </table:table-cell>
          <table:table-cell office:value-type="float" office:value="0.115295999624571" calcext:value-type="float">
            <text:p>0.115295999624571</text:p>
          </table:table-cell>
          <table:table-cell office:value-type="float" office:value="0.115270961717557" calcext:value-type="float">
            <text:p>0.115270961717557</text:p>
          </table:table-cell>
          <table:table-cell office:value-type="float" office:value="0.115311659981497" calcext:value-type="float">
            <text:p>0.115311659981497</text:p>
          </table:table-cell>
          <table:table-cell office:value-type="float" office:value="0.115215253796711" calcext:value-type="float">
            <text:p>0.115215253796711</text:p>
          </table:table-cell>
          <table:table-cell office:value-type="float" office:value="0.115250306508298" calcext:value-type="float">
            <text:p>0.115250306508298</text:p>
          </table:table-cell>
          <table:table-cell office:value-type="float" office:value="0.115198822275141" calcext:value-type="float">
            <text:p>0.115198822275141</text:p>
          </table:table-cell>
          <table:table-cell office:value-type="float" office:value="0.11538281152669" calcext:value-type="float">
            <text:p>0.11538281152669</text:p>
          </table:table-cell>
          <table:table-cell office:value-type="float" office:value="0.115216057910485" calcext:value-type="float">
            <text:p>0.115216057910485</text:p>
          </table:table-cell>
          <table:table-cell office:value-type="float" office:value="0.115265803902842" calcext:value-type="float">
            <text:p>0.115265803902842</text:p>
          </table:table-cell>
          <table:table-cell office:value-type="float" office:value="0.115261482873513" calcext:value-type="float">
            <text:p>0.115261482873513</text:p>
          </table:table-cell>
          <table:table-cell office:value-type="float" office:value="0.115244861092946" calcext:value-type="float">
            <text:p>0.115244861092946</text:p>
          </table:table-cell>
          <table:table-cell office:value-type="float" office:value="0.11524073823718" calcext:value-type="float">
            <text:p>0.11524073823718</text:p>
          </table:table-cell>
          <table:table-cell office:value-type="float" office:value="0.115287569809839" calcext:value-type="float">
            <text:p>0.115287569809839</text:p>
          </table:table-cell>
          <table:table-cell office:value-type="float" office:value="0.115275370420656" calcext:value-type="float">
            <text:p>0.115275370420656</text:p>
          </table:table-cell>
          <table:table-cell office:value-type="float" office:value="0.115248570100282" calcext:value-type="float">
            <text:p>0.115248570100282</text:p>
          </table:table-cell>
          <table:table-cell office:value-type="float" office:value="0.115290363740812" calcext:value-type="float">
            <text:p>0.115290363740812</text:p>
          </table:table-cell>
          <table:table-cell office:value-type="float" office:value="0.115253810108463" calcext:value-type="float">
            <text:p>0.115253810108463</text:p>
          </table:table-cell>
          <table:table-cell office:value-type="float" office:value="0.115190473764304" calcext:value-type="float">
            <text:p>0.115190473764304</text:p>
          </table:table-cell>
          <table:table-cell office:value-type="float" office:value="0.115286092324426" calcext:value-type="float">
            <text:p>0.115286092324426</text:p>
          </table:table-cell>
          <table:table-cell office:value-type="float" office:value="0.115219063347349" calcext:value-type="float">
            <text:p>0.115219063347349</text:p>
          </table:table-cell>
          <table:table-cell office:value-type="float" office:value="0.115270490323681" calcext:value-type="float">
            <text:p>0.115270490323681</text:p>
          </table:table-cell>
          <table:table-cell office:value-type="float" office:value="0.115305856496291" calcext:value-type="float">
            <text:p>0.115305856496291</text:p>
          </table:table-cell>
          <table:table-cell office:value-type="float" office:value="0.115268381751807" calcext:value-type="float">
            <text:p>0.115268381751807</text:p>
          </table:table-cell>
          <table:table-cell office:value-type="float" office:value="0.115328665140246" calcext:value-type="float">
            <text:p>0.115328665140246</text:p>
          </table:table-cell>
          <table:table-cell office:value-type="float" office:value="0.115255907170893" calcext:value-type="float">
            <text:p>0.115255907170893</text:p>
          </table:table-cell>
          <table:table-cell office:value-type="float" office:value="0.115277216795557" calcext:value-type="float">
            <text:p>0.115277216795557</text:p>
          </table:table-cell>
          <table:table-cell office:value-type="float" office:value="0.115287250631625" calcext:value-type="float">
            <text:p>0.115287250631625</text:p>
          </table:table-cell>
          <table:table-cell office:value-type="float" office:value="0.115272683372619" calcext:value-type="float">
            <text:p>0.115272683372619</text:p>
          </table:table-cell>
          <table:table-cell office:value-type="float" office:value="0.115224336286333" calcext:value-type="float">
            <text:p>0.115224336286333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992332846533871" calcext:value-type="float">
            <text:p>-0.009923328465339</text:p>
          </table:table-cell>
          <table:table-cell office:value-type="float" office:value="-0.00983676113760022" calcext:value-type="float">
            <text:p>-0.0098367611376</text:p>
          </table:table-cell>
          <table:table-cell office:value-type="float" office:value="-0.0099347345759799" calcext:value-type="float">
            <text:p>-0.00993473457598</text:p>
          </table:table-cell>
          <table:table-cell office:value-type="float" office:value="-0.00993530445236171" calcext:value-type="float">
            <text:p>-0.009935304452362</text:p>
          </table:table-cell>
          <table:table-cell office:value-type="float" office:value="-0.00991794243744325" calcext:value-type="float">
            <text:p>-0.009917942437443</text:p>
          </table:table-cell>
          <table:table-cell office:value-type="float" office:value="-0.009867292085476" calcext:value-type="float">
            <text:p>-0.009867292085476</text:p>
          </table:table-cell>
          <table:table-cell office:value-type="float" office:value="-0.00990249078680309" calcext:value-type="float">
            <text:p>-0.009902490786803</text:p>
          </table:table-cell>
          <table:table-cell office:value-type="float" office:value="-0.00993053964567713" calcext:value-type="float">
            <text:p>-0.009930539645677</text:p>
          </table:table-cell>
          <table:table-cell office:value-type="float" office:value="-0.00993275370574031" calcext:value-type="float">
            <text:p>-0.00993275370574</text:p>
          </table:table-cell>
          <table:table-cell office:value-type="float" office:value="-0.00992368819750593" calcext:value-type="float">
            <text:p>-0.009923688197506</text:p>
          </table:table-cell>
          <table:table-cell office:value-type="float" office:value="-0.00993013479363291" calcext:value-type="float">
            <text:p>-0.009930134793633</text:p>
          </table:table-cell>
          <table:table-cell office:value-type="float" office:value="-0.00991991448345858" calcext:value-type="float">
            <text:p>-0.009919914483459</text:p>
          </table:table-cell>
          <table:table-cell office:value-type="float" office:value="-0.00992512514632304" calcext:value-type="float">
            <text:p>-0.009925125146323</text:p>
          </table:table-cell>
          <table:table-cell office:value-type="float" office:value="-0.00985402834891634" calcext:value-type="float">
            <text:p>-0.009854028348916</text:p>
          </table:table-cell>
          <table:table-cell office:value-type="float" office:value="-0.00993107779475919" calcext:value-type="float">
            <text:p>-0.009931077794759</text:p>
          </table:table-cell>
          <table:table-cell office:value-type="float" office:value="-0.00991931112939854" calcext:value-type="float">
            <text:p>-0.009919311129399</text:p>
          </table:table-cell>
          <table:table-cell office:value-type="float" office:value="-0.00992290097939447" calcext:value-type="float">
            <text:p>-0.009922900979394</text:p>
          </table:table-cell>
          <table:table-cell office:value-type="float" office:value="-0.00989511423748081" calcext:value-type="float">
            <text:p>-0.009895114237481</text:p>
          </table:table-cell>
          <table:table-cell office:value-type="float" office:value="-0.00992551080356353" calcext:value-type="float">
            <text:p>-0.009925510803564</text:p>
          </table:table-cell>
          <table:table-cell office:value-type="float" office:value="-0.00991517899170726" calcext:value-type="float">
            <text:p>-0.009915178991707</text:p>
          </table:table-cell>
          <table:table-cell office:value-type="float" office:value="-0.00990714075927242" calcext:value-type="float">
            <text:p>-0.009907140759272</text:p>
          </table:table-cell>
          <table:table-cell office:value-type="float" office:value="-0.00986448376288834" calcext:value-type="float">
            <text:p>-0.009864483762888</text:p>
          </table:table-cell>
          <table:table-cell office:value-type="float" office:value="-0.00992388021966075" calcext:value-type="float">
            <text:p>-0.009923880219661</text:p>
          </table:table-cell>
          <table:table-cell office:value-type="float" office:value="-0.00992723914362455" calcext:value-type="float">
            <text:p>-0.009927239143625</text:p>
          </table:table-cell>
          <table:table-cell office:value-type="float" office:value="-0.00985187894000821" calcext:value-type="float">
            <text:p>-0.009851878940008</text:p>
          </table:table-cell>
          <table:table-cell office:value-type="float" office:value="-0.00994341802444902" calcext:value-type="float">
            <text:p>-0.009943418024449</text:p>
          </table:table-cell>
          <table:table-cell office:value-type="float" office:value="-0.00991011673873837" calcext:value-type="float">
            <text:p>-0.009910116738738</text:p>
          </table:table-cell>
          <table:table-cell office:value-type="float" office:value="-0.00893411343436775" calcext:value-type="float">
            <text:p>-0.008934113434368</text:p>
          </table:table-cell>
          <table:table-cell office:value-type="float" office:value="-0.00875011046377013" calcext:value-type="float">
            <text:p>-0.00875011046377</text:p>
          </table:table-cell>
          <table:table-cell office:value-type="float" office:value="-0.00751947847393889" calcext:value-type="float">
            <text:p>-0.007519478473939</text:p>
          </table:table-cell>
          <table:table-cell office:value-type="float" office:value="-0.008809804069599" calcext:value-type="float">
            <text:p>-0.008809804069599</text:p>
          </table:table-cell>
          <table:table-cell office:value-type="float" office:value="-0.0100451439496054" calcext:value-type="float">
            <text:p>-0.010045143949605</text:p>
          </table:table-cell>
          <table:table-cell office:value-type="float" office:value="-0.01042356534816" calcext:value-type="float">
            <text:p>-0.01042356534816</text:p>
          </table:table-cell>
          <table:table-cell office:value-type="float" office:value="-0.0101313976521393" calcext:value-type="float">
            <text:p>-0.010131397652139</text:p>
          </table:table-cell>
          <table:table-cell office:value-type="float" office:value="-0.0119478278221653" calcext:value-type="float">
            <text:p>-0.011947827822165</text:p>
          </table:table-cell>
          <table:table-cell office:value-type="float" office:value="-0.0190913592674929" calcext:value-type="float">
            <text:p>-0.019091359267493</text:p>
          </table:table-cell>
          <table:table-cell office:value-type="float" office:value="-0.035202138692831" calcext:value-type="float">
            <text:p>-0.035202138692831</text:p>
          </table:table-cell>
          <table:table-cell office:value-type="float" office:value="-0.0458431064600417" calcext:value-type="float">
            <text:p>-0.045843106460042</text:p>
          </table:table-cell>
          <table:table-cell office:value-type="float" office:value="-0.0498240978324799" calcext:value-type="float">
            <text:p>-0.04982409783248</text:p>
          </table:table-cell>
          <table:table-cell office:value-type="float" office:value="-0.0485635049451031" calcext:value-type="float">
            <text:p>-0.048563504945103</text:p>
          </table:table-cell>
          <table:table-cell office:value-type="float" office:value="-0.0521818237119136" calcext:value-type="float">
            <text:p>-0.052181823711914</text:p>
          </table:table-cell>
          <table:table-cell office:value-type="float" office:value="-0.0516246930045749" calcext:value-type="float">
            <text:p>-0.051624693004575</text:p>
          </table:table-cell>
          <table:table-cell office:value-type="float" office:value="-0.0327824537665739" calcext:value-type="float">
            <text:p>-0.032782453766574</text:p>
          </table:table-cell>
          <table:table-cell office:value-type="float" office:value="-0.0227327848705459" calcext:value-type="float">
            <text:p>-0.022732784870546</text:p>
          </table:table-cell>
          <table:table-cell office:value-type="float" office:value="-0.0176688865898927" calcext:value-type="float">
            <text:p>-0.017668886589893</text:p>
          </table:table-cell>
          <table:table-cell office:value-type="float" office:value="-0.0151707969943458" calcext:value-type="float">
            <text:p>-0.015170796994346</text:p>
          </table:table-cell>
          <table:table-cell office:value-type="float" office:value="-0.0136434844756896" calcext:value-type="float">
            <text:p>-0.01364348447569</text:p>
          </table:table-cell>
          <table:table-cell office:value-type="float" office:value="-0.0145688824369162" calcext:value-type="float">
            <text:p>-0.014568882436916</text:p>
          </table:table-cell>
          <table:table-cell office:value-type="float" office:value="-0.0140347920101592" calcext:value-type="float">
            <text:p>-0.014034792010159</text:p>
          </table:table-cell>
          <table:table-cell office:value-type="float" office:value="-0.0242738760768203" calcext:value-type="float">
            <text:p>-0.02427387607682</text:p>
          </table:table-cell>
          <table:table-cell office:value-type="float" office:value="-0.0159706173089303" calcext:value-type="float">
            <text:p>-0.01597061730893</text:p>
          </table:table-cell>
          <table:table-cell office:value-type="float" office:value="-0.011247251004641" calcext:value-type="float">
            <text:p>-0.011247251004641</text:p>
          </table:table-cell>
          <table:table-cell office:value-type="float" office:value="-0.0163000737303437" calcext:value-type="float">
            <text:p>-0.016300073730344</text:p>
          </table:table-cell>
          <table:table-cell office:value-type="float" office:value="-0.0189154305128237" calcext:value-type="float">
            <text:p>-0.018915430512824</text:p>
          </table:table-cell>
          <table:table-cell office:value-type="float" office:value="-0.0188906411899807" calcext:value-type="float">
            <text:p>-0.018890641189981</text:p>
          </table:table-cell>
          <table:table-cell office:value-type="float" office:value="-0.0188752933366642" calcext:value-type="float">
            <text:p>-0.018875293336664</text:p>
          </table:table-cell>
          <table:table-cell office:value-type="float" office:value="-0.0355596705751406" calcext:value-type="float">
            <text:p>-0.035559670575141</text:p>
          </table:table-cell>
          <table:table-cell office:value-type="float" office:value="-0.044843619462254" calcext:value-type="float">
            <text:p>-0.044843619462254</text:p>
          </table:table-cell>
          <table:table-cell office:value-type="float" office:value="-0.0532105905978122" calcext:value-type="float">
            <text:p>-0.053210590597812</text:p>
          </table:table-cell>
          <table:table-cell office:value-type="float" office:value="-0.0549776791027344" calcext:value-type="float">
            <text:p>-0.054977679102734</text:p>
          </table:table-cell>
          <table:table-cell office:value-type="float" office:value="-0.0528518383113574" calcext:value-type="float">
            <text:p>-0.052851838311358</text:p>
          </table:table-cell>
          <table:table-cell office:value-type="float" office:value="-0.0252350980555224" calcext:value-type="float">
            <text:p>-0.025235098055522</text:p>
          </table:table-cell>
          <table:table-cell office:value-type="float" office:value="-0.0172933580298802" calcext:value-type="float">
            <text:p>-0.01729335802988</text:p>
          </table:table-cell>
          <table:table-cell office:value-type="float" office:value="-0.0160926450027377" calcext:value-type="float">
            <text:p>-0.016092645002738</text:p>
          </table:table-cell>
          <table:table-cell office:value-type="float" office:value="-0.0154750013255591" calcext:value-type="float">
            <text:p>-0.015475001325559</text:p>
          </table:table-cell>
          <table:table-cell office:value-type="float" office:value="-0.0162714825290591" calcext:value-type="float">
            <text:p>-0.016271482529059</text:p>
          </table:table-cell>
          <table:table-cell office:value-type="float" office:value="-0.0153236537827695" calcext:value-type="float">
            <text:p>-0.01532365378277</text:p>
          </table:table-cell>
          <table:table-cell office:value-type="float" office:value="-0.0309994958441726" calcext:value-type="float">
            <text:p>-0.030999495844173</text:p>
          </table:table-cell>
          <table:table-cell office:value-type="float" office:value="-0.0208498070109553" calcext:value-type="float">
            <text:p>-0.020849807010955</text:p>
          </table:table-cell>
          <table:table-cell office:value-type="float" office:value="-0.00974654557122879" calcext:value-type="float">
            <text:p>-0.009746545571229</text:p>
          </table:table-cell>
          <table:table-cell office:value-type="float" office:value="-0.0158772792685745" calcext:value-type="float">
            <text:p>-0.015877279268575</text:p>
          </table:table-cell>
          <table:table-cell office:value-type="float" office:value="-0.0192769830391149" calcext:value-type="float">
            <text:p>-0.019276983039115</text:p>
          </table:table-cell>
          <table:table-cell office:value-type="float" office:value="-0.0195884654186863" calcext:value-type="float">
            <text:p>-0.019588465418686</text:p>
          </table:table-cell>
          <table:table-cell office:value-type="float" office:value="-0.0198924658198503" calcext:value-type="float">
            <text:p>-0.01989246581985</text:p>
          </table:table-cell>
          <table:table-cell office:value-type="float" office:value="-0.050031816688029" calcext:value-type="float">
            <text:p>-0.050031816688029</text:p>
          </table:table-cell>
          <table:table-cell office:value-type="float" office:value="-0.0512810850307848" calcext:value-type="float">
            <text:p>-0.051281085030785</text:p>
          </table:table-cell>
          <table:table-cell office:value-type="float" office:value="-0.0492811162750643" calcext:value-type="float">
            <text:p>-0.049281116275064</text:p>
          </table:table-cell>
          <table:table-cell office:value-type="float" office:value="-0.0286676153032026" calcext:value-type="float">
            <text:p>-0.028667615303203</text:p>
          </table:table-cell>
          <table:table-cell office:value-type="float" office:value="-0.025227751064604" calcext:value-type="float">
            <text:p>-0.025227751064604</text:p>
          </table:table-cell>
          <table:table-cell office:value-type="float" office:value="-0.0234735858501014" calcext:value-type="float">
            <text:p>-0.023473585850102</text:p>
          </table:table-cell>
          <table:table-cell office:value-type="float" office:value="-0.0225712491918386" calcext:value-type="float">
            <text:p>-0.022571249191839</text:p>
          </table:table-cell>
          <table:table-cell office:value-type="float" office:value="-0.0237729756877513" calcext:value-type="float">
            <text:p>-0.023772975687751</text:p>
          </table:table-cell>
          <table:table-cell office:value-type="float" office:value="-0.0256582411499244" calcext:value-type="float">
            <text:p>-0.025658241149924</text:p>
          </table:table-cell>
          <table:table-cell office:value-type="float" office:value="-0.0223224865998131" calcext:value-type="float">
            <text:p>-0.022322486599813</text:p>
          </table:table-cell>
          <table:table-cell office:value-type="float" office:value="-0.0275914668663816" calcext:value-type="float">
            <text:p>-0.027591466866382</text:p>
          </table:table-cell>
          <table:table-cell office:value-type="float" office:value="-0.022748736744346" calcext:value-type="float">
            <text:p>-0.022748736744346</text:p>
          </table:table-cell>
          <table:table-cell office:value-type="float" office:value="-0.0155897067365909" calcext:value-type="float">
            <text:p>-0.015589706736591</text:p>
          </table:table-cell>
          <table:table-cell office:value-type="float" office:value="-0.018146537122243" calcext:value-type="float">
            <text:p>-0.018146537122243</text:p>
          </table:table-cell>
          <table:table-cell office:value-type="float" office:value="-0.0222228202552225" calcext:value-type="float">
            <text:p>-0.022222820255223</text:p>
          </table:table-cell>
          <table:table-cell office:value-type="float" office:value="-0.0215672359303525" calcext:value-type="float">
            <text:p>-0.021567235930353</text:p>
          </table:table-cell>
          <table:table-cell office:value-type="float" office:value="-0.0216234916109015" calcext:value-type="float">
            <text:p>-0.021623491610902</text:p>
          </table:table-cell>
          <table:table-cell office:value-type="float" office:value="-0.0246639662941128" calcext:value-type="float">
            <text:p>-0.024663966294113</text:p>
          </table:table-cell>
          <table:table-cell office:value-type="float" office:value="-0.042643088713266" calcext:value-type="float">
            <text:p>-0.042643088713266</text:p>
          </table:table-cell>
          <table:table-cell office:value-type="float" office:value="-0.0545124019129796" calcext:value-type="float">
            <text:p>-0.05451240191298</text:p>
          </table:table-cell>
          <table:table-cell office:value-type="float" office:value="-0.0524661291014186" calcext:value-type="float">
            <text:p>-0.052466129101419</text:p>
          </table:table-cell>
          <table:table-cell office:value-type="float" office:value="-0.0543391671738048" calcext:value-type="float">
            <text:p>-0.054339167173805</text:p>
          </table:table-cell>
          <table:table-cell office:value-type="float" office:value="-0.0541994763186975" calcext:value-type="float">
            <text:p>-0.054199476318698</text:p>
          </table:table-cell>
          <table:table-cell office:value-type="float" office:value="-0.0369834704480994" calcext:value-type="float">
            <text:p>-0.036983470448099</text:p>
          </table:table-cell>
          <table:table-cell office:value-type="float" office:value="-0.025148560015218" calcext:value-type="float">
            <text:p>-0.025148560015218</text:p>
          </table:table-cell>
          <table:table-cell office:value-type="float" office:value="-0.0192574242212002" calcext:value-type="float">
            <text:p>-0.0192574242212</text:p>
          </table:table-cell>
          <table:table-cell office:value-type="float" office:value="-0.0209682180295489" calcext:value-type="float">
            <text:p>-0.020968218029549</text:p>
          </table:table-cell>
          <table:table-cell office:value-type="float" office:value="-0.0207052819619768" calcext:value-type="float">
            <text:p>-0.020705281961977</text:p>
          </table:table-cell>
          <table:table-cell office:value-type="float" office:value="-0.0195321494680774" calcext:value-type="float">
            <text:p>-0.019532149468078</text:p>
          </table:table-cell>
          <table:table-cell office:value-type="float" office:value="-0.0198466795660704" calcext:value-type="float">
            <text:p>-0.01984667956607</text:p>
          </table:table-cell>
          <table:table-cell office:value-type="float" office:value="-0.0557385631020975" calcext:value-type="float">
            <text:p>-0.055738563102098</text:p>
          </table:table-cell>
          <table:table-cell office:value-type="float" office:value="-0.054073689203199" calcext:value-type="float">
            <text:p>-0.054073689203199</text:p>
          </table:table-cell>
          <table:table-cell office:value-type="float" office:value="-0.0564781738243194" calcext:value-type="float">
            <text:p>-0.056478173824319</text:p>
          </table:table-cell>
          <table:table-cell office:value-type="float" office:value="-0.0215152295810122" calcext:value-type="float">
            <text:p>-0.021515229581012</text:p>
          </table:table-cell>
          <table:table-cell office:value-type="float" office:value="-0.0204701263110953" calcext:value-type="float">
            <text:p>-0.020470126311095</text:p>
          </table:table-cell>
          <table:table-cell office:value-type="float" office:value="-0.0214015290303956" calcext:value-type="float">
            <text:p>-0.021401529030396</text:p>
          </table:table-cell>
          <table:table-cell office:value-type="float" office:value="-0.024106945078178" calcext:value-type="float">
            <text:p>-0.024106945078178</text:p>
          </table:table-cell>
          <table:table-cell office:value-type="float" office:value="-0.0223282099616981" calcext:value-type="float">
            <text:p>-0.022328209961698</text:p>
          </table:table-cell>
          <table:table-cell office:value-type="float" office:value="-0.0178470988425135" calcext:value-type="float">
            <text:p>-0.017847098842514</text:p>
          </table:table-cell>
          <table:table-cell office:value-type="float" office:value="-0.018398643266978" calcext:value-type="float">
            <text:p>-0.018398643266978</text:p>
          </table:table-cell>
          <table:table-cell office:value-type="float" office:value="-0.0197257336860044" calcext:value-type="float">
            <text:p>-0.019725733686004</text:p>
          </table:table-cell>
          <table:table-cell office:value-type="float" office:value="-0.0193057197123439" calcext:value-type="float">
            <text:p>-0.019305719712344</text:p>
          </table:table-cell>
          <table:table-cell office:value-type="float" office:value="-0.0182470901887842" calcext:value-type="float">
            <text:p>-0.018247090188784</text:p>
          </table:table-cell>
          <table:table-cell office:value-type="float" office:value="-0.0193007470757686" calcext:value-type="float">
            <text:p>-0.019300747075769</text:p>
          </table:table-cell>
          <table:table-cell office:value-type="float" office:value="-0.0216469003377098" calcext:value-type="float">
            <text:p>-0.02164690033771</text:p>
          </table:table-cell>
          <table:table-cell office:value-type="float" office:value="-0.0492457578479073" calcext:value-type="float">
            <text:p>-0.049245757847907</text:p>
          </table:table-cell>
          <table:table-cell office:value-type="float" office:value="-0.0491798296996351" calcext:value-type="float">
            <text:p>-0.049179829699635</text:p>
          </table:table-cell>
          <table:table-cell office:value-type="float" office:value="-0.0475345526308149" calcext:value-type="float">
            <text:p>-0.047534552630815</text:p>
          </table:table-cell>
          <table:table-cell office:value-type="float" office:value="-0.0262060322692303" calcext:value-type="float">
            <text:p>-0.02620603226923</text:p>
          </table:table-cell>
          <table:table-cell office:value-type="float" office:value="-0.0244402928139718" calcext:value-type="float">
            <text:p>-0.024440292813972</text:p>
          </table:table-cell>
          <table:table-cell office:value-type="float" office:value="-0.0342301298147479" calcext:value-type="float">
            <text:p>-0.034230129814748</text:p>
          </table:table-cell>
          <table:table-cell office:value-type="float" office:value="-0.0283069634635615" calcext:value-type="float">
            <text:p>-0.028306963463562</text:p>
          </table:table-cell>
          <table:table-cell office:value-type="float" office:value="-0.0216808580221661" calcext:value-type="float">
            <text:p>-0.021680858022166</text:p>
          </table:table-cell>
          <table:table-cell office:value-type="float" office:value="-0.0168071961889636" calcext:value-type="float">
            <text:p>-0.016807196188964</text:p>
          </table:table-cell>
          <table:table-cell office:value-type="float" office:value="-0.019631887158266" calcext:value-type="float">
            <text:p>-0.019631887158266</text:p>
          </table:table-cell>
          <table:table-cell office:value-type="float" office:value="-0.0217722854895325" calcext:value-type="float">
            <text:p>-0.021772285489533</text:p>
          </table:table-cell>
          <table:table-cell office:value-type="float" office:value="-0.0221732595037664" calcext:value-type="float">
            <text:p>-0.022173259503766</text:p>
          </table:table-cell>
          <table:table-cell office:value-type="float" office:value="-0.0202697254347939" calcext:value-type="float">
            <text:p>-0.020269725434794</text:p>
          </table:table-cell>
          <table:table-cell office:value-type="float" office:value="-0.0204690954634354" calcext:value-type="float">
            <text:p>-0.020469095463436</text:p>
          </table:table-cell>
          <table:table-cell office:value-type="float" office:value="-0.0211223722940086" calcext:value-type="float">
            <text:p>-0.021122372294009</text:p>
          </table:table-cell>
          <table:table-cell office:value-type="float" office:value="-0.0215634494421273" calcext:value-type="float">
            <text:p>-0.021563449442127</text:p>
          </table:table-cell>
          <table:table-cell office:value-type="float" office:value="-0.021840219186431" calcext:value-type="float">
            <text:p>-0.021840219186431</text:p>
          </table:table-cell>
          <table:table-cell office:value-type="float" office:value="-0.0218130611717806" calcext:value-type="float">
            <text:p>-0.021813061171781</text:p>
          </table:table-cell>
          <table:table-cell office:value-type="float" office:value="-0.0219035947209556" calcext:value-type="float">
            <text:p>-0.021903594720956</text:p>
          </table:table-cell>
          <table:table-cell office:value-type="float" office:value="-0.0217813820056149" calcext:value-type="float">
            <text:p>-0.021781382005615</text:p>
          </table:table-cell>
          <table:table-cell office:value-type="float" office:value="-0.0217689928849757" calcext:value-type="float">
            <text:p>-0.021768992884976</text:p>
          </table:table-cell>
          <table:table-cell office:value-type="float" office:value="-0.0217895649042688" calcext:value-type="float">
            <text:p>-0.021789564904269</text:p>
          </table:table-cell>
          <table:table-cell office:value-type="float" office:value="-0.021823689659307" calcext:value-type="float">
            <text:p>-0.021823689659307</text:p>
          </table:table-cell>
          <table:table-cell office:value-type="float" office:value="-0.0217797314938631" calcext:value-type="float">
            <text:p>-0.021779731493863</text:p>
          </table:table-cell>
          <table:table-cell office:value-type="float" office:value="-0.0217857791716781" calcext:value-type="float">
            <text:p>-0.021785779171678</text:p>
          </table:table-cell>
          <table:table-cell office:value-type="float" office:value="-0.0217795431684552" calcext:value-type="float">
            <text:p>-0.021779543168455</text:p>
          </table:table-cell>
          <table:table-cell office:value-type="float" office:value="-0.0217758639363522" calcext:value-type="float">
            <text:p>-0.021775863936352</text:p>
          </table:table-cell>
          <table:table-cell office:value-type="float" office:value="-0.021765195596526" calcext:value-type="float">
            <text:p>-0.021765195596526</text:p>
          </table:table-cell>
          <table:table-cell office:value-type="float" office:value="-0.0217911820323932" calcext:value-type="float">
            <text:p>-0.021791182032393</text:p>
          </table:table-cell>
          <table:table-cell office:value-type="float" office:value="-0.0217850348573653" calcext:value-type="float">
            <text:p>-0.021785034857365</text:p>
          </table:table-cell>
          <table:table-cell office:value-type="float" office:value="-0.0217992313459967" calcext:value-type="float">
            <text:p>-0.021799231345997</text:p>
          </table:table-cell>
          <table:table-cell office:value-type="float" office:value="-0.0217867408661391" calcext:value-type="float">
            <text:p>-0.021786740866139</text:p>
          </table:table-cell>
          <table:table-cell office:value-type="float" office:value="-0.0217938756212838" calcext:value-type="float">
            <text:p>-0.021793875621284</text:p>
          </table:table-cell>
          <table:table-cell office:value-type="float" office:value="-0.0217683032218679" calcext:value-type="float">
            <text:p>-0.021768303221868</text:p>
          </table:table-cell>
          <table:table-cell office:value-type="float" office:value="-0.0217862604431285" calcext:value-type="float">
            <text:p>-0.021786260443129</text:p>
          </table:table-cell>
          <table:table-cell office:value-type="float" office:value="-0.0217853485532529" calcext:value-type="float">
            <text:p>-0.021785348553253</text:p>
          </table:table-cell>
          <table:table-cell office:value-type="float" office:value="-0.0217737118883784" calcext:value-type="float">
            <text:p>-0.021773711888378</text:p>
          </table:table-cell>
          <table:table-cell office:value-type="float" office:value="-0.0217744296085873" calcext:value-type="float">
            <text:p>-0.021774429608587</text:p>
          </table:table-cell>
          <table:table-cell office:value-type="float" office:value="-0.021788378682192" calcext:value-type="float">
            <text:p>-0.021788378682192</text:p>
          </table:table-cell>
          <table:table-cell office:value-type="float" office:value="-0.0217705379937496" calcext:value-type="float">
            <text:p>-0.02177053799375</text:p>
          </table:table-cell>
          <table:table-cell office:value-type="float" office:value="-0.0217847646749584" calcext:value-type="float">
            <text:p>-0.021784764674959</text:p>
          </table:table-cell>
          <table:table-cell office:value-type="float" office:value="-0.0218019799334168" calcext:value-type="float">
            <text:p>-0.021801979933417</text:p>
          </table:table-cell>
          <table:table-cell office:value-type="float" office:value="-0.0217977034083107" calcext:value-type="float">
            <text:p>-0.021797703408311</text:p>
          </table:table-cell>
          <table:table-cell office:value-type="float" office:value="-0.0217950549080551" calcext:value-type="float">
            <text:p>-0.021795054908055</text:p>
          </table:table-cell>
          <table:table-cell office:value-type="float" office:value="-0.0217804006415918" calcext:value-type="float">
            <text:p>-0.021780400641592</text:p>
          </table:table-cell>
          <table:table-cell office:value-type="float" office:value="-0.021781020721256" calcext:value-type="float">
            <text:p>-0.021781020721256</text:p>
          </table:table-cell>
          <table:table-cell office:value-type="float" office:value="-0.0217746324075946" calcext:value-type="float">
            <text:p>-0.021774632407595</text:p>
          </table:table-cell>
          <table:table-cell office:value-type="float" office:value="-0.0218017814777392" calcext:value-type="float">
            <text:p>-0.021801781477739</text:p>
          </table:table-cell>
          <table:table-cell office:value-type="float" office:value="-0.021788898241651" calcext:value-type="float">
            <text:p>-0.021788898241651</text:p>
          </table:table-cell>
          <table:table-cell office:value-type="float" office:value="-0.0217865249649769" calcext:value-type="float">
            <text:p>-0.021786524964977</text:p>
          </table:table-cell>
          <table:table-cell office:value-type="float" office:value="-0.0217925379030619" calcext:value-type="float">
            <text:p>-0.021792537903062</text:p>
          </table:table-cell>
          <table:table-cell office:value-type="float" office:value="-0.0217819145288776" calcext:value-type="float">
            <text:p>-0.021781914528878</text:p>
          </table:table-cell>
          <table:table-cell office:value-type="float" office:value="-0.0217947959199318" calcext:value-type="float">
            <text:p>-0.021794795919932</text:p>
          </table:table-cell>
          <table:table-cell office:value-type="float" office:value="-0.0217970470921296" calcext:value-type="float">
            <text:p>-0.02179704709213</text:p>
          </table:table-cell>
          <table:table-cell office:value-type="float" office:value="-0.0217865617811822" calcext:value-type="float">
            <text:p>-0.021786561781182</text:p>
          </table:table-cell>
          <table:table-cell office:value-type="float" office:value="-0.0217819336084986" calcext:value-type="float">
            <text:p>-0.021781933608499</text:p>
          </table:table-cell>
          <table:table-cell office:value-type="float" office:value="-0.0217879887203131" calcext:value-type="float">
            <text:p>-0.021787988720313</text:p>
          </table:table-cell>
          <table:table-cell office:value-type="float" office:value="-0.0217869211192273" calcext:value-type="float">
            <text:p>-0.021786921119227</text:p>
          </table:table-cell>
          <table:table-cell office:value-type="float" office:value="-0.0217783231717315" calcext:value-type="float">
            <text:p>-0.021778323171732</text:p>
          </table:table-cell>
          <table:table-cell office:value-type="float" office:value="-0.0217945936092525" calcext:value-type="float">
            <text:p>-0.021794593609253</text:p>
          </table:table-cell>
          <table:table-cell office:value-type="float" office:value="-0.0217789785336827" calcext:value-type="float">
            <text:p>-0.021778978533683</text:p>
          </table:table-cell>
          <table:table-cell office:value-type="float" office:value="-0.0217769029639883" calcext:value-type="float">
            <text:p>-0.021776902963988</text:p>
          </table:table-cell>
          <table:table-cell office:value-type="float" office:value="-0.021788474668266" calcext:value-type="float">
            <text:p>-0.021788474668266</text:p>
          </table:table-cell>
          <table:table-cell office:value-type="float" office:value="-0.0217910434850014" calcext:value-type="float">
            <text:p>-0.021791043485001</text:p>
          </table:table-cell>
          <table:table-cell office:value-type="float" office:value="-0.0217949246753146" calcext:value-type="float">
            <text:p>-0.021794924675315</text:p>
          </table:table-cell>
          <table:table-cell office:value-type="float" office:value="-0.0217788253864527" calcext:value-type="float">
            <text:p>-0.021778825386453</text:p>
          </table:table-cell>
          <table:table-cell office:value-type="float" office:value="-0.0217973582022086" calcext:value-type="float">
            <text:p>-0.021797358202209</text:p>
          </table:table-cell>
          <table:table-cell office:value-type="float" office:value="-0.0217903474212067" calcext:value-type="float">
            <text:p>-0.021790347421207</text:p>
          </table:table-cell>
          <table:table-cell office:value-type="float" office:value="-0.0217920360607548" calcext:value-type="float">
            <text:p>-0.021792036060755</text:p>
          </table:table-cell>
          <table:table-cell office:value-type="float" office:value="-0.0217756085858078" calcext:value-type="float">
            <text:p>-0.021775608585808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31995750671374" calcext:value-type="float">
            <text:p>0.631995750671374</text:p>
          </table:table-cell>
          <table:table-cell office:value-type="float" office:value="0.632228063001527" calcext:value-type="float">
            <text:p>0.632228063001527</text:p>
          </table:table-cell>
          <table:table-cell office:value-type="float" office:value="0.631704960195488" calcext:value-type="float">
            <text:p>0.631704960195488</text:p>
          </table:table-cell>
          <table:table-cell office:value-type="float" office:value="0.63167671619723" calcext:value-type="float">
            <text:p>0.63167671619723</text:p>
          </table:table-cell>
          <table:table-cell office:value-type="float" office:value="0.631298032960534" calcext:value-type="float">
            <text:p>0.631298032960534</text:p>
          </table:table-cell>
          <table:table-cell office:value-type="float" office:value="0.632340916639331" calcext:value-type="float">
            <text:p>0.632340916639331</text:p>
          </table:table-cell>
          <table:table-cell office:value-type="float" office:value="0.63121836907199" calcext:value-type="float">
            <text:p>0.63121836907199</text:p>
          </table:table-cell>
          <table:table-cell office:value-type="float" office:value="0.632026855923586" calcext:value-type="float">
            <text:p>0.632026855923586</text:p>
          </table:table-cell>
          <table:table-cell office:value-type="float" office:value="0.632486689948395" calcext:value-type="float">
            <text:p>0.632486689948395</text:p>
          </table:table-cell>
          <table:table-cell office:value-type="float" office:value="0.631359727138212" calcext:value-type="float">
            <text:p>0.631359727138212</text:p>
          </table:table-cell>
          <table:table-cell office:value-type="float" office:value="0.631409011670671" calcext:value-type="float">
            <text:p>0.631409011670671</text:p>
          </table:table-cell>
          <table:table-cell office:value-type="float" office:value="0.631816075751358" calcext:value-type="float">
            <text:p>0.631816075751358</text:p>
          </table:table-cell>
          <table:table-cell office:value-type="float" office:value="0.631746657004652" calcext:value-type="float">
            <text:p>0.631746657004652</text:p>
          </table:table-cell>
          <table:table-cell office:value-type="float" office:value="0.632613990201614" calcext:value-type="float">
            <text:p>0.632613990201614</text:p>
          </table:table-cell>
          <table:table-cell office:value-type="float" office:value="0.631853133826794" calcext:value-type="float">
            <text:p>0.631853133826794</text:p>
          </table:table-cell>
          <table:table-cell office:value-type="float" office:value="0.631507084921245" calcext:value-type="float">
            <text:p>0.631507084921245</text:p>
          </table:table-cell>
          <table:table-cell office:value-type="float" office:value="0.631675593043014" calcext:value-type="float">
            <text:p>0.631675593043014</text:p>
          </table:table-cell>
          <table:table-cell office:value-type="float" office:value="0.631586657107599" calcext:value-type="float">
            <text:p>0.631586657107599</text:p>
          </table:table-cell>
          <table:table-cell office:value-type="float" office:value="0.632031992291146" calcext:value-type="float">
            <text:p>0.632031992291146</text:p>
          </table:table-cell>
          <table:table-cell office:value-type="float" office:value="0.631596812562224" calcext:value-type="float">
            <text:p>0.631596812562224</text:p>
          </table:table-cell>
          <table:table-cell office:value-type="float" office:value="0.631095706043567" calcext:value-type="float">
            <text:p>0.631095706043567</text:p>
          </table:table-cell>
          <table:table-cell office:value-type="float" office:value="0.632025933738222" calcext:value-type="float">
            <text:p>0.632025933738222</text:p>
          </table:table-cell>
          <table:table-cell office:value-type="float" office:value="0.63201288286281" calcext:value-type="float">
            <text:p>0.63201288286281</text:p>
          </table:table-cell>
          <table:table-cell office:value-type="float" office:value="0.631199845697462" calcext:value-type="float">
            <text:p>0.631199845697462</text:p>
          </table:table-cell>
          <table:table-cell office:value-type="float" office:value="0.63166277181998" calcext:value-type="float">
            <text:p>0.63166277181998</text:p>
          </table:table-cell>
          <table:table-cell office:value-type="float" office:value="0.631369040129764" calcext:value-type="float">
            <text:p>0.631369040129764</text:p>
          </table:table-cell>
          <table:table-cell office:value-type="float" office:value="0.631802631070971" calcext:value-type="float">
            <text:p>0.631802631070971</text:p>
          </table:table-cell>
          <table:table-cell office:value-type="float" office:value="0.631964580849286" calcext:value-type="float">
            <text:p>0.631964580849286</text:p>
          </table:table-cell>
          <table:table-cell office:value-type="float" office:value="0.63131972329766" calcext:value-type="float">
            <text:p>0.63131972329766</text:p>
          </table:table-cell>
          <table:table-cell office:value-type="float" office:value="0.633892817032319" calcext:value-type="float">
            <text:p>0.633892817032319</text:p>
          </table:table-cell>
          <table:table-cell office:value-type="float" office:value="0.647889628463194" calcext:value-type="float">
            <text:p>0.647889628463194</text:p>
          </table:table-cell>
          <table:table-cell office:value-type="float" office:value="0.656082510138186" calcext:value-type="float">
            <text:p>0.656082510138186</text:p>
          </table:table-cell>
          <table:table-cell office:value-type="float" office:value="0.656384385670538" calcext:value-type="float">
            <text:p>0.656384385670538</text:p>
          </table:table-cell>
          <table:table-cell office:value-type="float" office:value="0.651683760349755" calcext:value-type="float">
            <text:p>0.651683760349755</text:p>
          </table:table-cell>
          <table:table-cell office:value-type="float" office:value="0.629728610039347" calcext:value-type="float">
            <text:p>0.629728610039347</text:p>
          </table:table-cell>
          <table:table-cell office:value-type="float" office:value="0.632390250548171" calcext:value-type="float">
            <text:p>0.632390250548171</text:p>
          </table:table-cell>
          <table:table-cell office:value-type="float" office:value="0.647704184258505" calcext:value-type="float">
            <text:p>0.647704184258505</text:p>
          </table:table-cell>
          <table:table-cell office:value-type="float" office:value="0.658550935497199" calcext:value-type="float">
            <text:p>0.658550935497199</text:p>
          </table:table-cell>
          <table:table-cell office:value-type="float" office:value="0.680307961440836" calcext:value-type="float">
            <text:p>0.680307961440836</text:p>
          </table:table-cell>
          <table:table-cell office:value-type="float" office:value="0.689480538792466" calcext:value-type="float">
            <text:p>0.689480538792466</text:p>
          </table:table-cell>
          <table:table-cell office:value-type="float" office:value="0.697149302678667" calcext:value-type="float">
            <text:p>0.697149302678667</text:p>
          </table:table-cell>
          <table:table-cell office:value-type="float" office:value="0.686513621988774" calcext:value-type="float">
            <text:p>0.686513621988774</text:p>
          </table:table-cell>
          <table:table-cell office:value-type="float" office:value="0.666620338287206" calcext:value-type="float">
            <text:p>0.666620338287206</text:p>
          </table:table-cell>
          <table:table-cell office:value-type="float" office:value="0.633869070603641" calcext:value-type="float">
            <text:p>0.633869070603641</text:p>
          </table:table-cell>
          <table:table-cell office:value-type="float" office:value="0.617382343850132" calcext:value-type="float">
            <text:p>0.617382343850132</text:p>
          </table:table-cell>
          <table:table-cell office:value-type="float" office:value="0.606878613907733" calcext:value-type="float">
            <text:p>0.606878613907733</text:p>
          </table:table-cell>
          <table:table-cell office:value-type="float" office:value="0.604081547135006" calcext:value-type="float">
            <text:p>0.604081547135006</text:p>
          </table:table-cell>
          <table:table-cell office:value-type="float" office:value="0.598903203528381" calcext:value-type="float">
            <text:p>0.598903203528381</text:p>
          </table:table-cell>
          <table:table-cell office:value-type="float" office:value="0.591935186856395" calcext:value-type="float">
            <text:p>0.591935186856395</text:p>
          </table:table-cell>
          <table:table-cell office:value-type="float" office:value="0.59720548351897" calcext:value-type="float">
            <text:p>0.59720548351897</text:p>
          </table:table-cell>
          <table:table-cell office:value-type="float" office:value="0.542857796559271" calcext:value-type="float">
            <text:p>0.542857796559271</text:p>
          </table:table-cell>
          <table:table-cell office:value-type="float" office:value="0.539987035756272" calcext:value-type="float">
            <text:p>0.539987035756272</text:p>
          </table:table-cell>
          <table:table-cell office:value-type="float" office:value="0.555440501654591" calcext:value-type="float">
            <text:p>0.555440501654591</text:p>
          </table:table-cell>
          <table:table-cell office:value-type="float" office:value="0.574287926742743" calcext:value-type="float">
            <text:p>0.574287926742743</text:p>
          </table:table-cell>
          <table:table-cell office:value-type="float" office:value="0.577894272368694" calcext:value-type="float">
            <text:p>0.577894272368694</text:p>
          </table:table-cell>
          <table:table-cell office:value-type="float" office:value="0.579909194759923" calcext:value-type="float">
            <text:p>0.579909194759923</text:p>
          </table:table-cell>
          <table:table-cell office:value-type="float" office:value="0.606366160828615" calcext:value-type="float">
            <text:p>0.606366160828615</text:p>
          </table:table-cell>
          <table:table-cell office:value-type="float" office:value="0.610469569723038" calcext:value-type="float">
            <text:p>0.610469569723038</text:p>
          </table:table-cell>
          <table:table-cell office:value-type="float" office:value="0.675895665573022" calcext:value-type="float">
            <text:p>0.675895665573022</text:p>
          </table:table-cell>
          <table:table-cell office:value-type="float" office:value="0.677320807595807" calcext:value-type="float">
            <text:p>0.677320807595807</text:p>
          </table:table-cell>
          <table:table-cell office:value-type="float" office:value="0.668395428314683" calcext:value-type="float">
            <text:p>0.668395428314683</text:p>
          </table:table-cell>
          <table:table-cell office:value-type="float" office:value="0.620501345886506" calcext:value-type="float">
            <text:p>0.620501345886506</text:p>
          </table:table-cell>
          <table:table-cell office:value-type="float" office:value="0.580259949739591" calcext:value-type="float">
            <text:p>0.580259949739591</text:p>
          </table:table-cell>
          <table:table-cell office:value-type="float" office:value="0.582227436213918" calcext:value-type="float">
            <text:p>0.582227436213918</text:p>
          </table:table-cell>
          <table:table-cell office:value-type="float" office:value="0.583090650353008" calcext:value-type="float">
            <text:p>0.583090650353008</text:p>
          </table:table-cell>
          <table:table-cell office:value-type="float" office:value="0.58253982028241" calcext:value-type="float">
            <text:p>0.58253982028241</text:p>
          </table:table-cell>
          <table:table-cell office:value-type="float" office:value="0.582219832200154" calcext:value-type="float">
            <text:p>0.582219832200154</text:p>
          </table:table-cell>
          <table:table-cell office:value-type="float" office:value="0.617129891699055" calcext:value-type="float">
            <text:p>0.617129891699055</text:p>
          </table:table-cell>
          <table:table-cell office:value-type="float" office:value="0.563962611630311" calcext:value-type="float">
            <text:p>0.563962611630311</text:p>
          </table:table-cell>
          <table:table-cell office:value-type="float" office:value="0.551111768530145" calcext:value-type="float">
            <text:p>0.551111768530145</text:p>
          </table:table-cell>
          <table:table-cell office:value-type="float" office:value="0.567982799230066" calcext:value-type="float">
            <text:p>0.567982799230066</text:p>
          </table:table-cell>
          <table:table-cell office:value-type="float" office:value="0.565057463170163" calcext:value-type="float">
            <text:p>0.565057463170163</text:p>
          </table:table-cell>
          <table:table-cell office:value-type="float" office:value="0.571456792767399" calcext:value-type="float">
            <text:p>0.571456792767399</text:p>
          </table:table-cell>
          <table:table-cell office:value-type="float" office:value="0.578255685698763" calcext:value-type="float">
            <text:p>0.578255685698763</text:p>
          </table:table-cell>
          <table:table-cell office:value-type="float" office:value="0.634673379664867" calcext:value-type="float">
            <text:p>0.634673379664867</text:p>
          </table:table-cell>
          <table:table-cell office:value-type="float" office:value="0.629990226221499" calcext:value-type="float">
            <text:p>0.629990226221499</text:p>
          </table:table-cell>
          <table:table-cell office:value-type="float" office:value="0.629225821979407" calcext:value-type="float">
            <text:p>0.629225821979407</text:p>
          </table:table-cell>
          <table:table-cell office:value-type="float" office:value="0.585758855709162" calcext:value-type="float">
            <text:p>0.585758855709162</text:p>
          </table:table-cell>
          <table:table-cell office:value-type="float" office:value="0.583536201048072" calcext:value-type="float">
            <text:p>0.583536201048072</text:p>
          </table:table-cell>
          <table:table-cell office:value-type="float" office:value="0.590708042938964" calcext:value-type="float">
            <text:p>0.590708042938964</text:p>
          </table:table-cell>
          <table:table-cell office:value-type="float" office:value="0.590439233942346" calcext:value-type="float">
            <text:p>0.590439233942346</text:p>
          </table:table-cell>
          <table:table-cell office:value-type="float" office:value="0.599022114195215" calcext:value-type="float">
            <text:p>0.599022114195215</text:p>
          </table:table-cell>
          <table:table-cell office:value-type="float" office:value="0.563212625058712" calcext:value-type="float">
            <text:p>0.563212625058712</text:p>
          </table:table-cell>
          <table:table-cell office:value-type="float" office:value="0.558713548295931" calcext:value-type="float">
            <text:p>0.558713548295931</text:p>
          </table:table-cell>
          <table:table-cell office:value-type="float" office:value="0.538602924986583" calcext:value-type="float">
            <text:p>0.538602924986583</text:p>
          </table:table-cell>
          <table:table-cell office:value-type="float" office:value="0.526890260742265" calcext:value-type="float">
            <text:p>0.526890260742265</text:p>
          </table:table-cell>
          <table:table-cell office:value-type="float" office:value="0.500793957358894" calcext:value-type="float">
            <text:p>0.500793957358894</text:p>
          </table:table-cell>
          <table:table-cell office:value-type="float" office:value="0.508894455213984" calcext:value-type="float">
            <text:p>0.508894455213984</text:p>
          </table:table-cell>
          <table:table-cell office:value-type="float" office:value="0.521676509933848" calcext:value-type="float">
            <text:p>0.521676509933848</text:p>
          </table:table-cell>
          <table:table-cell office:value-type="float" office:value="0.553377630052167" calcext:value-type="float">
            <text:p>0.553377630052167</text:p>
          </table:table-cell>
          <table:table-cell office:value-type="float" office:value="0.560247579109617" calcext:value-type="float">
            <text:p>0.560247579109617</text:p>
          </table:table-cell>
          <table:table-cell office:value-type="float" office:value="0.590760232062456" calcext:value-type="float">
            <text:p>0.590760232062456</text:p>
          </table:table-cell>
          <table:table-cell office:value-type="float" office:value="0.559405654997051" calcext:value-type="float">
            <text:p>0.559405654997051</text:p>
          </table:table-cell>
          <table:table-cell office:value-type="float" office:value="0.613494827341984" calcext:value-type="float">
            <text:p>0.613494827341984</text:p>
          </table:table-cell>
          <table:table-cell office:value-type="float" office:value="0.635592839538772" calcext:value-type="float">
            <text:p>0.635592839538772</text:p>
          </table:table-cell>
          <table:table-cell office:value-type="float" office:value="0.647357490824255" calcext:value-type="float">
            <text:p>0.647357490824255</text:p>
          </table:table-cell>
          <table:table-cell office:value-type="float" office:value="0.643647779001031" calcext:value-type="float">
            <text:p>0.643647779001031</text:p>
          </table:table-cell>
          <table:table-cell office:value-type="float" office:value="0.587236726741082" calcext:value-type="float">
            <text:p>0.587236726741082</text:p>
          </table:table-cell>
          <table:table-cell office:value-type="float" office:value="0.528217724229172" calcext:value-type="float">
            <text:p>0.528217724229172</text:p>
          </table:table-cell>
          <table:table-cell office:value-type="float" office:value="0.52871472783065" calcext:value-type="float">
            <text:p>0.52871472783065</text:p>
          </table:table-cell>
          <table:table-cell office:value-type="float" office:value="0.519903218502347" calcext:value-type="float">
            <text:p>0.519903218502347</text:p>
          </table:table-cell>
          <table:table-cell office:value-type="float" office:value="0.532864445915185" calcext:value-type="float">
            <text:p>0.532864445915185</text:p>
          </table:table-cell>
          <table:table-cell office:value-type="float" office:value="0.541845614409011" calcext:value-type="float">
            <text:p>0.541845614409011</text:p>
          </table:table-cell>
          <table:table-cell office:value-type="float" office:value="0.569095614104555" calcext:value-type="float">
            <text:p>0.569095614104555</text:p>
          </table:table-cell>
          <table:table-cell office:value-type="float" office:value="0.604093266643204" calcext:value-type="float">
            <text:p>0.604093266643204</text:p>
          </table:table-cell>
          <table:table-cell office:value-type="float" office:value="0.642441427748476" calcext:value-type="float">
            <text:p>0.642441427748476</text:p>
          </table:table-cell>
          <table:table-cell office:value-type="float" office:value="0.644193886503501" calcext:value-type="float">
            <text:p>0.644193886503501</text:p>
          </table:table-cell>
          <table:table-cell office:value-type="float" office:value="0.563718383782221" calcext:value-type="float">
            <text:p>0.563718383782221</text:p>
          </table:table-cell>
          <table:table-cell office:value-type="float" office:value="0.565776794422638" calcext:value-type="float">
            <text:p>0.565776794422638</text:p>
          </table:table-cell>
          <table:table-cell office:value-type="float" office:value="0.561651053535211" calcext:value-type="float">
            <text:p>0.561651053535211</text:p>
          </table:table-cell>
          <table:table-cell office:value-type="float" office:value="0.522289721874567" calcext:value-type="float">
            <text:p>0.522289721874567</text:p>
          </table:table-cell>
          <table:table-cell office:value-type="float" office:value="0.50864622658752" calcext:value-type="float">
            <text:p>0.50864622658752</text:p>
          </table:table-cell>
          <table:table-cell office:value-type="float" office:value="0.529931930311179" calcext:value-type="float">
            <text:p>0.529931930311179</text:p>
          </table:table-cell>
          <table:table-cell office:value-type="float" office:value="0.514918134598078" calcext:value-type="float">
            <text:p>0.514918134598078</text:p>
          </table:table-cell>
          <table:table-cell office:value-type="float" office:value="0.51837271830134" calcext:value-type="float">
            <text:p>0.51837271830134</text:p>
          </table:table-cell>
          <table:table-cell office:value-type="float" office:value="0.531742649982447" calcext:value-type="float">
            <text:p>0.531742649982447</text:p>
          </table:table-cell>
          <table:table-cell office:value-type="float" office:value="0.541526802711079" calcext:value-type="float">
            <text:p>0.541526802711079</text:p>
          </table:table-cell>
          <table:table-cell office:value-type="float" office:value="0.573588039742922" calcext:value-type="float">
            <text:p>0.573588039742922</text:p>
          </table:table-cell>
          <table:table-cell office:value-type="float" office:value="0.589666253766652" calcext:value-type="float">
            <text:p>0.589666253766652</text:p>
          </table:table-cell>
          <table:table-cell office:value-type="float" office:value="0.606797464845797" calcext:value-type="float">
            <text:p>0.606797464845797</text:p>
          </table:table-cell>
          <table:table-cell office:value-type="float" office:value="0.622109411789898" calcext:value-type="float">
            <text:p>0.622109411789898</text:p>
          </table:table-cell>
          <table:table-cell office:value-type="float" office:value="0.623329290945957" calcext:value-type="float">
            <text:p>0.623329290945957</text:p>
          </table:table-cell>
          <table:table-cell office:value-type="float" office:value="0.56338521702119" calcext:value-type="float">
            <text:p>0.56338521702119</text:p>
          </table:table-cell>
          <table:table-cell office:value-type="float" office:value="0.565270404379681" calcext:value-type="float">
            <text:p>0.565270404379681</text:p>
          </table:table-cell>
          <table:table-cell office:value-type="float" office:value="0.561761324723211" calcext:value-type="float">
            <text:p>0.561761324723211</text:p>
          </table:table-cell>
          <table:table-cell office:value-type="float" office:value="0.54796909831631" calcext:value-type="float">
            <text:p>0.54796909831631</text:p>
          </table:table-cell>
          <table:table-cell office:value-type="float" office:value="0.523708136246913" calcext:value-type="float">
            <text:p>0.523708136246913</text:p>
          </table:table-cell>
          <table:table-cell office:value-type="float" office:value="0.528867125306131" calcext:value-type="float">
            <text:p>0.528867125306131</text:p>
          </table:table-cell>
          <table:table-cell office:value-type="float" office:value="0.517250651458066" calcext:value-type="float">
            <text:p>0.517250651458066</text:p>
          </table:table-cell>
          <table:table-cell office:value-type="float" office:value="0.530130109335804" calcext:value-type="float">
            <text:p>0.530130109335804</text:p>
          </table:table-cell>
          <table:table-cell office:value-type="float" office:value="0.524206985841595" calcext:value-type="float">
            <text:p>0.524206985841595</text:p>
          </table:table-cell>
          <table:table-cell office:value-type="float" office:value="0.52017595332284" calcext:value-type="float">
            <text:p>0.52017595332284</text:p>
          </table:table-cell>
          <table:table-cell office:value-type="float" office:value="0.517979404207607" calcext:value-type="float">
            <text:p>0.517979404207607</text:p>
          </table:table-cell>
          <table:table-cell office:value-type="float" office:value="0.518788464353391" calcext:value-type="float">
            <text:p>0.518788464353391</text:p>
          </table:table-cell>
          <table:table-cell office:value-type="float" office:value="0.521524413972188" calcext:value-type="float">
            <text:p>0.521524413972188</text:p>
          </table:table-cell>
          <table:table-cell office:value-type="float" office:value="0.523546937327179" calcext:value-type="float">
            <text:p>0.523546937327179</text:p>
          </table:table-cell>
          <table:table-cell office:value-type="float" office:value="0.522372578530351" calcext:value-type="float">
            <text:p>0.522372578530351</text:p>
          </table:table-cell>
          <table:table-cell office:value-type="float" office:value="0.522170323021328" calcext:value-type="float">
            <text:p>0.522170323021328</text:p>
          </table:table-cell>
          <table:table-cell office:value-type="float" office:value="0.520849839181457" calcext:value-type="float">
            <text:p>0.520849839181457</text:p>
          </table:table-cell>
          <table:table-cell office:value-type="float" office:value="0.521010293487876" calcext:value-type="float">
            <text:p>0.521010293487876</text:p>
          </table:table-cell>
          <table:table-cell office:value-type="float" office:value="0.52089498890074" calcext:value-type="float">
            <text:p>0.52089498890074</text:p>
          </table:table-cell>
          <table:table-cell office:value-type="float" office:value="0.521095292782232" calcext:value-type="float">
            <text:p>0.521095292782232</text:p>
          </table:table-cell>
          <table:table-cell office:value-type="float" office:value="0.520912616672045" calcext:value-type="float">
            <text:p>0.520912616672045</text:p>
          </table:table-cell>
          <table:table-cell office:value-type="float" office:value="0.52096237243897" calcext:value-type="float">
            <text:p>0.52096237243897</text:p>
          </table:table-cell>
          <table:table-cell office:value-type="float" office:value="0.520901260972937" calcext:value-type="float">
            <text:p>0.520901260972937</text:p>
          </table:table-cell>
          <table:table-cell office:value-type="float" office:value="0.520747057870386" calcext:value-type="float">
            <text:p>0.520747057870386</text:p>
          </table:table-cell>
          <table:table-cell office:value-type="float" office:value="0.520505049667568" calcext:value-type="float">
            <text:p>0.520505049667568</text:p>
          </table:table-cell>
          <table:table-cell office:value-type="float" office:value="0.521013802464765" calcext:value-type="float">
            <text:p>0.521013802464765</text:p>
          </table:table-cell>
          <table:table-cell office:value-type="float" office:value="0.520799492919514" calcext:value-type="float">
            <text:p>0.520799492919514</text:p>
          </table:table-cell>
          <table:table-cell office:value-type="float" office:value="0.520986510545341" calcext:value-type="float">
            <text:p>0.520986510545341</text:p>
          </table:table-cell>
          <table:table-cell office:value-type="float" office:value="0.520922272895343" calcext:value-type="float">
            <text:p>0.520922272895343</text:p>
          </table:table-cell>
          <table:table-cell office:value-type="float" office:value="0.520898293863762" calcext:value-type="float">
            <text:p>0.520898293863762</text:p>
          </table:table-cell>
          <table:table-cell office:value-type="float" office:value="0.520807419373763" calcext:value-type="float">
            <text:p>0.520807419373763</text:p>
          </table:table-cell>
          <table:table-cell office:value-type="float" office:value="0.520962693460095" calcext:value-type="float">
            <text:p>0.520962693460095</text:p>
          </table:table-cell>
          <table:table-cell office:value-type="float" office:value="0.521014880442142" calcext:value-type="float">
            <text:p>0.521014880442142</text:p>
          </table:table-cell>
          <table:table-cell office:value-type="float" office:value="0.520737717550456" calcext:value-type="float">
            <text:p>0.520737717550456</text:p>
          </table:table-cell>
          <table:table-cell office:value-type="float" office:value="0.520699087567482" calcext:value-type="float">
            <text:p>0.520699087567482</text:p>
          </table:table-cell>
          <table:table-cell office:value-type="float" office:value="0.520904756309348" calcext:value-type="float">
            <text:p>0.520904756309348</text:p>
          </table:table-cell>
          <table:table-cell office:value-type="float" office:value="0.520634597432368" calcext:value-type="float">
            <text:p>0.520634597432368</text:p>
          </table:table-cell>
          <table:table-cell office:value-type="float" office:value="0.520892539838201" calcext:value-type="float">
            <text:p>0.520892539838201</text:p>
          </table:table-cell>
          <table:table-cell office:value-type="float" office:value="0.52123468615346" calcext:value-type="float">
            <text:p>0.52123468615346</text:p>
          </table:table-cell>
          <table:table-cell office:value-type="float" office:value="0.521153287689103" calcext:value-type="float">
            <text:p>0.521153287689103</text:p>
          </table:table-cell>
          <table:table-cell office:value-type="float" office:value="0.521276796852483" calcext:value-type="float">
            <text:p>0.521276796852483</text:p>
          </table:table-cell>
          <table:table-cell office:value-type="float" office:value="0.520886175684051" calcext:value-type="float">
            <text:p>0.520886175684051</text:p>
          </table:table-cell>
          <table:table-cell office:value-type="float" office:value="0.521026521944896" calcext:value-type="float">
            <text:p>0.521026521944896</text:p>
          </table:table-cell>
          <table:table-cell office:value-type="float" office:value="0.520828067122854" calcext:value-type="float">
            <text:p>0.520828067122854</text:p>
          </table:table-cell>
          <table:table-cell office:value-type="float" office:value="0.521680103704149" calcext:value-type="float">
            <text:p>0.521680103704149</text:p>
          </table:table-cell>
          <table:table-cell office:value-type="float" office:value="0.520940700596007" calcext:value-type="float">
            <text:p>0.520940700596007</text:p>
          </table:table-cell>
          <table:table-cell office:value-type="float" office:value="0.521110677631151" calcext:value-type="float">
            <text:p>0.521110677631151</text:p>
          </table:table-cell>
          <table:table-cell office:value-type="float" office:value="0.521033192245887" calcext:value-type="float">
            <text:p>0.521033192245887</text:p>
          </table:table-cell>
          <table:table-cell office:value-type="float" office:value="0.520957576149848" calcext:value-type="float">
            <text:p>0.520957576149848</text:p>
          </table:table-cell>
          <table:table-cell office:value-type="float" office:value="0.520979223127298" calcext:value-type="float">
            <text:p>0.520979223127298</text:p>
          </table:table-cell>
          <table:table-cell office:value-type="float" office:value="0.521193314063398" calcext:value-type="float">
            <text:p>0.521193314063398</text:p>
          </table:table-cell>
          <table:table-cell office:value-type="float" office:value="0.521133994925668" calcext:value-type="float">
            <text:p>0.521133994925668</text:p>
          </table:table-cell>
          <table:table-cell office:value-type="float" office:value="0.521033614713276" calcext:value-type="float">
            <text:p>0.521033614713276</text:p>
          </table:table-cell>
          <table:table-cell office:value-type="float" office:value="0.521195284715358" calcext:value-type="float">
            <text:p>0.521195284715358</text:p>
          </table:table-cell>
          <table:table-cell office:value-type="float" office:value="0.521046646601559" calcext:value-type="float">
            <text:p>0.521046646601559</text:p>
          </table:table-cell>
          <table:table-cell office:value-type="float" office:value="0.520764602331105" calcext:value-type="float">
            <text:p>0.520764602331105</text:p>
          </table:table-cell>
          <table:table-cell office:value-type="float" office:value="0.521189659588472" calcext:value-type="float">
            <text:p>0.521189659588472</text:p>
          </table:table-cell>
          <table:table-cell office:value-type="float" office:value="0.520866809486546" calcext:value-type="float">
            <text:p>0.520866809486546</text:p>
          </table:table-cell>
          <table:table-cell office:value-type="float" office:value="0.521092318002594" calcext:value-type="float">
            <text:p>0.521092318002594</text:p>
          </table:table-cell>
          <table:table-cell office:value-type="float" office:value="0.521269601763114" calcext:value-type="float">
            <text:p>0.521269601763114</text:p>
          </table:table-cell>
          <table:table-cell office:value-type="float" office:value="0.521107455851127" calcext:value-type="float">
            <text:p>0.521107455851127</text:p>
          </table:table-cell>
          <table:table-cell office:value-type="float" office:value="0.521371868956345" calcext:value-type="float">
            <text:p>0.521371868956345</text:p>
          </table:table-cell>
          <table:table-cell office:value-type="float" office:value="0.520991277659776" calcext:value-type="float">
            <text:p>0.520991277659776</text:p>
          </table:table-cell>
          <table:table-cell office:value-type="float" office:value="0.521216084221939" calcext:value-type="float">
            <text:p>0.521216084221939</text:p>
          </table:table-cell>
          <table:table-cell office:value-type="float" office:value="0.521183046244957" calcext:value-type="float">
            <text:p>0.521183046244957</text:p>
          </table:table-cell>
          <table:table-cell office:value-type="float" office:value="0.521165096847387" calcext:value-type="float">
            <text:p>0.521165096847387</text:p>
          </table:table-cell>
          <table:table-cell office:value-type="float" office:value="0.52088629931837" calcext:value-type="float">
            <text:p>0.52088629931837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71670371050859" calcext:value-type="float">
            <text:p>-0.171670371050859</text:p>
          </table:table-cell>
          <table:table-cell office:value-type="float" office:value="-0.171718612388851" calcext:value-type="float">
            <text:p>-0.171718612388851</text:p>
          </table:table-cell>
          <table:table-cell office:value-type="float" office:value="-0.171618194490909" calcext:value-type="float">
            <text:p>-0.171618194490909</text:p>
          </table:table-cell>
          <table:table-cell office:value-type="float" office:value="-0.171599550698302" calcext:value-type="float">
            <text:p>-0.171599550698302</text:p>
          </table:table-cell>
          <table:table-cell office:value-type="float" office:value="-0.171558229821133" calcext:value-type="float">
            <text:p>-0.171558229821133</text:p>
          </table:table-cell>
          <table:table-cell office:value-type="float" office:value="-0.171711826449406" calcext:value-type="float">
            <text:p>-0.171711826449406</text:p>
          </table:table-cell>
          <table:table-cell office:value-type="float" office:value="-0.17152655463808" calcext:value-type="float">
            <text:p>-0.17152655463808</text:p>
          </table:table-cell>
          <table:table-cell office:value-type="float" office:value="-0.171663066968617" calcext:value-type="float">
            <text:p>-0.171663066968617</text:p>
          </table:table-cell>
          <table:table-cell office:value-type="float" office:value="-0.171760932916525" calcext:value-type="float">
            <text:p>-0.171760932916525</text:p>
          </table:table-cell>
          <table:table-cell office:value-type="float" office:value="-0.171563171600825" calcext:value-type="float">
            <text:p>-0.171563171600825</text:p>
          </table:table-cell>
          <table:table-cell office:value-type="float" office:value="-0.171584062857408" calcext:value-type="float">
            <text:p>-0.171584062857408</text:p>
          </table:table-cell>
          <table:table-cell office:value-type="float" office:value="-0.17163605545911" calcext:value-type="float">
            <text:p>-0.17163605545911</text:p>
          </table:table-cell>
          <table:table-cell office:value-type="float" office:value="-0.171619745582687" calcext:value-type="float">
            <text:p>-0.171619745582687</text:p>
          </table:table-cell>
          <table:table-cell office:value-type="float" office:value="-0.17178160575698" calcext:value-type="float">
            <text:p>-0.17178160575698</text:p>
          </table:table-cell>
          <table:table-cell office:value-type="float" office:value="-0.171641795369668" calcext:value-type="float">
            <text:p>-0.171641795369668</text:p>
          </table:table-cell>
          <table:table-cell office:value-type="float" office:value="-0.17159309256082" calcext:value-type="float">
            <text:p>-0.17159309256082</text:p>
          </table:table-cell>
          <table:table-cell office:value-type="float" office:value="-0.171614845947828" calcext:value-type="float">
            <text:p>-0.171614845947828</text:p>
          </table:table-cell>
          <table:table-cell office:value-type="float" office:value="-0.171612372653337" calcext:value-type="float">
            <text:p>-0.171612372653337</text:p>
          </table:table-cell>
          <table:table-cell office:value-type="float" office:value="-0.171671875930467" calcext:value-type="float">
            <text:p>-0.171671875930467</text:p>
          </table:table-cell>
          <table:table-cell office:value-type="float" office:value="-0.171584009658179" calcext:value-type="float">
            <text:p>-0.171584009658179</text:p>
          </table:table-cell>
          <table:table-cell office:value-type="float" office:value="-0.17153488045351" calcext:value-type="float">
            <text:p>-0.17153488045351</text:p>
          </table:table-cell>
          <table:table-cell office:value-type="float" office:value="-0.171689499405849" calcext:value-type="float">
            <text:p>-0.171689499405849</text:p>
          </table:table-cell>
          <table:table-cell office:value-type="float" office:value="-0.171675490050081" calcext:value-type="float">
            <text:p>-0.171675490050081</text:p>
          </table:table-cell>
          <table:table-cell office:value-type="float" office:value="-0.171526026143565" calcext:value-type="float">
            <text:p>-0.171526026143565</text:p>
          </table:table-cell>
          <table:table-cell office:value-type="float" office:value="-0.171550845698412" calcext:value-type="float">
            <text:p>-0.171550845698412</text:p>
          </table:table-cell>
          <table:table-cell office:value-type="float" office:value="-0.171517001116744" calcext:value-type="float">
            <text:p>-0.171517001116744</text:p>
          </table:table-cell>
          <table:table-cell office:value-type="float" office:value="-0.17164533978491" calcext:value-type="float">
            <text:p>-0.17164533978491</text:p>
          </table:table-cell>
          <table:table-cell office:value-type="float" office:value="-0.171781089245315" calcext:value-type="float">
            <text:p>-0.171781089245315</text:p>
          </table:table-cell>
          <table:table-cell office:value-type="float" office:value="-0.17134454954821" calcext:value-type="float">
            <text:p>-0.17134454954821</text:p>
          </table:table-cell>
          <table:table-cell office:value-type="float" office:value="-0.171727794693512" calcext:value-type="float">
            <text:p>-0.171727794693512</text:p>
          </table:table-cell>
          <table:table-cell office:value-type="float" office:value="-0.177185843171258" calcext:value-type="float">
            <text:p>-0.177185843171258</text:p>
          </table:table-cell>
          <table:table-cell office:value-type="float" office:value="-0.180563500742359" calcext:value-type="float">
            <text:p>-0.180563500742359</text:p>
          </table:table-cell>
          <table:table-cell office:value-type="float" office:value="-0.17859121003506" calcext:value-type="float">
            <text:p>-0.17859121003506</text:p>
          </table:table-cell>
          <table:table-cell office:value-type="float" office:value="-0.17705017864386" calcext:value-type="float">
            <text:p>-0.17705017864386</text:p>
          </table:table-cell>
          <table:table-cell office:value-type="float" office:value="-0.167220390625466" calcext:value-type="float">
            <text:p>-0.167220390625466</text:p>
          </table:table-cell>
          <table:table-cell office:value-type="float" office:value="-0.166163289129905" calcext:value-type="float">
            <text:p>-0.166163289129905</text:p>
          </table:table-cell>
          <table:table-cell office:value-type="float" office:value="-0.233335843599881" calcext:value-type="float">
            <text:p>-0.233335843599881</text:p>
          </table:table-cell>
          <table:table-cell office:value-type="float" office:value="-0.246880597981331" calcext:value-type="float">
            <text:p>-0.246880597981331</text:p>
          </table:table-cell>
          <table:table-cell office:value-type="float" office:value="-0.256552577196281" calcext:value-type="float">
            <text:p>-0.256552577196281</text:p>
          </table:table-cell>
          <table:table-cell office:value-type="float" office:value="-0.252929243500921" calcext:value-type="float">
            <text:p>-0.252929243500921</text:p>
          </table:table-cell>
          <table:table-cell office:value-type="float" office:value="-0.254128587627057" calcext:value-type="float">
            <text:p>-0.254128587627057</text:p>
          </table:table-cell>
          <table:table-cell office:value-type="float" office:value="-0.252425942836726" calcext:value-type="float">
            <text:p>-0.252425942836726</text:p>
          </table:table-cell>
          <table:table-cell office:value-type="float" office:value="-0.271209215100406" calcext:value-type="float">
            <text:p>-0.271209215100406</text:p>
          </table:table-cell>
          <table:table-cell office:value-type="float" office:value="-0.267343587561123" calcext:value-type="float">
            <text:p>-0.267343587561123</text:p>
          </table:table-cell>
          <table:table-cell office:value-type="float" office:value="-0.262970364796295" calcext:value-type="float">
            <text:p>-0.262970364796295</text:p>
          </table:table-cell>
          <table:table-cell office:value-type="float" office:value="-0.25813389158515" calcext:value-type="float">
            <text:p>-0.25813389158515</text:p>
          </table:table-cell>
          <table:table-cell office:value-type="float" office:value="-0.269072527759129" calcext:value-type="float">
            <text:p>-0.269072527759129</text:p>
          </table:table-cell>
          <table:table-cell office:value-type="float" office:value="-0.276192967519925" calcext:value-type="float">
            <text:p>-0.276192967519925</text:p>
          </table:table-cell>
          <table:table-cell office:value-type="float" office:value="-0.272914811117188" calcext:value-type="float">
            <text:p>-0.272914811117188</text:p>
          </table:table-cell>
          <table:table-cell office:value-type="float" office:value="-0.168225464674067" calcext:value-type="float">
            <text:p>-0.168225464674067</text:p>
          </table:table-cell>
          <table:table-cell office:value-type="float" office:value="-0.158245517434648" calcext:value-type="float">
            <text:p>-0.158245517434648</text:p>
          </table:table-cell>
          <table:table-cell office:value-type="float" office:value="-0.158989342742031" calcext:value-type="float">
            <text:p>-0.158989342742031</text:p>
          </table:table-cell>
          <table:table-cell office:value-type="float" office:value="-0.170579730446052" calcext:value-type="float">
            <text:p>-0.170579730446052</text:p>
          </table:table-cell>
          <table:table-cell office:value-type="float" office:value="-0.180192346549963" calcext:value-type="float">
            <text:p>-0.180192346549963</text:p>
          </table:table-cell>
          <table:table-cell office:value-type="float" office:value="-0.190484453881864" calcext:value-type="float">
            <text:p>-0.190484453881864</text:p>
          </table:table-cell>
          <table:table-cell office:value-type="float" office:value="-0.19469880836137" calcext:value-type="float">
            <text:p>-0.19469880836137</text:p>
          </table:table-cell>
          <table:table-cell office:value-type="float" office:value="-0.138524822925324" calcext:value-type="float">
            <text:p>-0.138524822925324</text:p>
          </table:table-cell>
          <table:table-cell office:value-type="float" office:value="-0.137493532017572" calcext:value-type="float">
            <text:p>-0.137493532017572</text:p>
          </table:table-cell>
          <table:table-cell office:value-type="float" office:value="-0.259330813413897" calcext:value-type="float">
            <text:p>-0.259330813413897</text:p>
          </table:table-cell>
          <table:table-cell office:value-type="float" office:value="-0.253187873420543" calcext:value-type="float">
            <text:p>-0.253187873420543</text:p>
          </table:table-cell>
          <table:table-cell office:value-type="float" office:value="-0.251292681033696" calcext:value-type="float">
            <text:p>-0.251292681033696</text:p>
          </table:table-cell>
          <table:table-cell office:value-type="float" office:value="-0.268874338912035" calcext:value-type="float">
            <text:p>-0.268874338912035</text:p>
          </table:table-cell>
          <table:table-cell office:value-type="float" office:value="-0.254739574258732" calcext:value-type="float">
            <text:p>-0.254739574258732</text:p>
          </table:table-cell>
          <table:table-cell office:value-type="float" office:value="-0.254371113046351" calcext:value-type="float">
            <text:p>-0.254371113046351</text:p>
          </table:table-cell>
          <table:table-cell office:value-type="float" office:value="-0.258658325720806" calcext:value-type="float">
            <text:p>-0.258658325720806</text:p>
          </table:table-cell>
          <table:table-cell office:value-type="float" office:value="-0.275993495952649" calcext:value-type="float">
            <text:p>-0.275993495952649</text:p>
          </table:table-cell>
          <table:table-cell office:value-type="float" office:value="-0.271927315705641" calcext:value-type="float">
            <text:p>-0.271927315705641</text:p>
          </table:table-cell>
          <table:table-cell office:value-type="float" office:value="-0.169756754393062" calcext:value-type="float">
            <text:p>-0.169756754393062</text:p>
          </table:table-cell>
          <table:table-cell office:value-type="float" office:value="-0.160666106618031" calcext:value-type="float">
            <text:p>-0.160666106618031</text:p>
          </table:table-cell>
          <table:table-cell office:value-type="float" office:value="-0.166759023778588" calcext:value-type="float">
            <text:p>-0.166759023778588</text:p>
          </table:table-cell>
          <table:table-cell office:value-type="float" office:value="-0.179938945646262" calcext:value-type="float">
            <text:p>-0.179938945646262</text:p>
          </table:table-cell>
          <table:table-cell office:value-type="float" office:value="-0.187542110051207" calcext:value-type="float">
            <text:p>-0.187542110051207</text:p>
          </table:table-cell>
          <table:table-cell office:value-type="float" office:value="-0.197605779370167" calcext:value-type="float">
            <text:p>-0.197605779370167</text:p>
          </table:table-cell>
          <table:table-cell office:value-type="float" office:value="-0.20141242683494" calcext:value-type="float">
            <text:p>-0.20141242683494</text:p>
          </table:table-cell>
          <table:table-cell office:value-type="float" office:value="-0.250021752882841" calcext:value-type="float">
            <text:p>-0.250021752882841</text:p>
          </table:table-cell>
          <table:table-cell office:value-type="float" office:value="-0.24392162254052" calcext:value-type="float">
            <text:p>-0.24392162254052</text:p>
          </table:table-cell>
          <table:table-cell office:value-type="float" office:value="-0.246467801732915" calcext:value-type="float">
            <text:p>-0.246467801732915</text:p>
          </table:table-cell>
          <table:table-cell office:value-type="float" office:value="-0.26157738988572" calcext:value-type="float">
            <text:p>-0.26157738988572</text:p>
          </table:table-cell>
          <table:table-cell office:value-type="float" office:value="-0.258979354389618" calcext:value-type="float">
            <text:p>-0.258979354389618</text:p>
          </table:table-cell>
          <table:table-cell office:value-type="float" office:value="-0.250358692294444" calcext:value-type="float">
            <text:p>-0.250358692294444</text:p>
          </table:table-cell>
          <table:table-cell office:value-type="float" office:value="-0.244263539239828" calcext:value-type="float">
            <text:p>-0.244263539239828</text:p>
          </table:table-cell>
          <table:table-cell office:value-type="float" office:value="-0.247725871660738" calcext:value-type="float">
            <text:p>-0.247725871660738</text:p>
          </table:table-cell>
          <table:table-cell office:value-type="float" office:value="-0.271465805624084" calcext:value-type="float">
            <text:p>-0.271465805624084</text:p>
          </table:table-cell>
          <table:table-cell office:value-type="float" office:value="-0.275916902643063" calcext:value-type="float">
            <text:p>-0.275916902643063</text:p>
          </table:table-cell>
          <table:table-cell office:value-type="float" office:value="-0.16502899130198" calcext:value-type="float">
            <text:p>-0.16502899130198</text:p>
          </table:table-cell>
          <table:table-cell office:value-type="float" office:value="-0.16570818551185" calcext:value-type="float">
            <text:p>-0.16570818551185</text:p>
          </table:table-cell>
          <table:table-cell office:value-type="float" office:value="-0.169709930021247" calcext:value-type="float">
            <text:p>-0.169709930021247</text:p>
          </table:table-cell>
          <table:table-cell office:value-type="float" office:value="-0.17653696262531" calcext:value-type="float">
            <text:p>-0.17653696262531</text:p>
          </table:table-cell>
          <table:table-cell office:value-type="float" office:value="-0.183356892539607" calcext:value-type="float">
            <text:p>-0.183356892539607</text:p>
          </table:table-cell>
          <table:table-cell office:value-type="float" office:value="-0.199694185182159" calcext:value-type="float">
            <text:p>-0.199694185182159</text:p>
          </table:table-cell>
          <table:table-cell office:value-type="float" office:value="-0.201941329394507" calcext:value-type="float">
            <text:p>-0.201941329394507</text:p>
          </table:table-cell>
          <table:table-cell office:value-type="float" office:value="-0.197684772645601" calcext:value-type="float">
            <text:p>-0.197684772645601</text:p>
          </table:table-cell>
          <table:table-cell office:value-type="float" office:value="-0.142284941443242" calcext:value-type="float">
            <text:p>-0.142284941443242</text:p>
          </table:table-cell>
          <table:table-cell office:value-type="float" office:value="-0.253007025880979" calcext:value-type="float">
            <text:p>-0.253007025880979</text:p>
          </table:table-cell>
          <table:table-cell office:value-type="float" office:value="-0.265213961110187" calcext:value-type="float">
            <text:p>-0.265213961110187</text:p>
          </table:table-cell>
          <table:table-cell office:value-type="float" office:value="-0.262577997754856" calcext:value-type="float">
            <text:p>-0.262577997754856</text:p>
          </table:table-cell>
          <table:table-cell office:value-type="float" office:value="-0.261113087623322" calcext:value-type="float">
            <text:p>-0.261113087623322</text:p>
          </table:table-cell>
          <table:table-cell office:value-type="float" office:value="-0.18130691217475" calcext:value-type="float">
            <text:p>-0.18130691217475</text:p>
          </table:table-cell>
          <table:table-cell office:value-type="float" office:value="-0.163242142323846" calcext:value-type="float">
            <text:p>-0.163242142323846</text:p>
          </table:table-cell>
          <table:table-cell office:value-type="float" office:value="-0.165666989626309" calcext:value-type="float">
            <text:p>-0.165666989626309</text:p>
          </table:table-cell>
          <table:table-cell office:value-type="float" office:value="-0.182955384291114" calcext:value-type="float">
            <text:p>-0.182955384291114</text:p>
          </table:table-cell>
          <table:table-cell office:value-type="float" office:value="-0.191949154614028" calcext:value-type="float">
            <text:p>-0.191949154614028</text:p>
          </table:table-cell>
          <table:table-cell office:value-type="float" office:value="-0.195612393749358" calcext:value-type="float">
            <text:p>-0.195612393749358</text:p>
          </table:table-cell>
          <table:table-cell office:value-type="float" office:value="-0.197664757150917" calcext:value-type="float">
            <text:p>-0.197664757150917</text:p>
          </table:table-cell>
          <table:table-cell office:value-type="float" office:value="-0.257515979474592" calcext:value-type="float">
            <text:p>-0.257515979474592</text:p>
          </table:table-cell>
          <table:table-cell office:value-type="float" office:value="-0.265154079863336" calcext:value-type="float">
            <text:p>-0.265154079863336</text:p>
          </table:table-cell>
          <table:table-cell office:value-type="float" office:value="-0.259158150396149" calcext:value-type="float">
            <text:p>-0.259158150396149</text:p>
          </table:table-cell>
          <table:table-cell office:value-type="float" office:value="-0.276335721539106" calcext:value-type="float">
            <text:p>-0.276335721539106</text:p>
          </table:table-cell>
          <table:table-cell office:value-type="float" office:value="-0.275988031822536" calcext:value-type="float">
            <text:p>-0.275988031822536</text:p>
          </table:table-cell>
          <table:table-cell office:value-type="float" office:value="-0.281096972553108" calcext:value-type="float">
            <text:p>-0.281096972553108</text:p>
          </table:table-cell>
          <table:table-cell office:value-type="float" office:value="-0.159962477155505" calcext:value-type="float">
            <text:p>-0.159962477155505</text:p>
          </table:table-cell>
          <table:table-cell office:value-type="float" office:value="-0.156276506797265" calcext:value-type="float">
            <text:p>-0.156276506797265</text:p>
          </table:table-cell>
          <table:table-cell office:value-type="float" office:value="-0.165730039820185" calcext:value-type="float">
            <text:p>-0.165730039820185</text:p>
          </table:table-cell>
          <table:table-cell office:value-type="float" office:value="-0.171236871740924" calcext:value-type="float">
            <text:p>-0.171236871740924</text:p>
          </table:table-cell>
          <table:table-cell office:value-type="float" office:value="-0.175209652871102" calcext:value-type="float">
            <text:p>-0.175209652871102</text:p>
          </table:table-cell>
          <table:table-cell office:value-type="float" office:value="-0.185217560895779" calcext:value-type="float">
            <text:p>-0.185217560895779</text:p>
          </table:table-cell>
          <table:table-cell office:value-type="float" office:value="-0.192144580939915" calcext:value-type="float">
            <text:p>-0.192144580939915</text:p>
          </table:table-cell>
          <table:table-cell office:value-type="float" office:value="-0.195935350027182" calcext:value-type="float">
            <text:p>-0.195935350027182</text:p>
          </table:table-cell>
          <table:table-cell office:value-type="float" office:value="-0.188352025667437" calcext:value-type="float">
            <text:p>-0.188352025667437</text:p>
          </table:table-cell>
          <table:table-cell office:value-type="float" office:value="-0.269202459887866" calcext:value-type="float">
            <text:p>-0.269202459887866</text:p>
          </table:table-cell>
          <table:table-cell office:value-type="float" office:value="-0.26797714078617" calcext:value-type="float">
            <text:p>-0.26797714078617</text:p>
          </table:table-cell>
          <table:table-cell office:value-type="float" office:value="-0.268784943062232" calcext:value-type="float">
            <text:p>-0.268784943062232</text:p>
          </table:table-cell>
          <table:table-cell office:value-type="float" office:value="-0.276777489330398" calcext:value-type="float">
            <text:p>-0.276777489330398</text:p>
          </table:table-cell>
          <table:table-cell office:value-type="float" office:value="-0.276062335473486" calcext:value-type="float">
            <text:p>-0.276062335473486</text:p>
          </table:table-cell>
          <table:table-cell office:value-type="float" office:value="-0.186643029169496" calcext:value-type="float">
            <text:p>-0.186643029169496</text:p>
          </table:table-cell>
          <table:table-cell office:value-type="float" office:value="-0.17590750342531" calcext:value-type="float">
            <text:p>-0.17590750342531</text:p>
          </table:table-cell>
          <table:table-cell office:value-type="float" office:value="-0.163344427343767" calcext:value-type="float">
            <text:p>-0.163344427343767</text:p>
          </table:table-cell>
          <table:table-cell office:value-type="float" office:value="-0.167818114963802" calcext:value-type="float">
            <text:p>-0.167818114963802</text:p>
          </table:table-cell>
          <table:table-cell office:value-type="float" office:value="-0.174945112016854" calcext:value-type="float">
            <text:p>-0.174945112016854</text:p>
          </table:table-cell>
          <table:table-cell office:value-type="float" office:value="-0.185784801049215" calcext:value-type="float">
            <text:p>-0.185784801049215</text:p>
          </table:table-cell>
          <table:table-cell office:value-type="float" office:value="-0.186698678394308" calcext:value-type="float">
            <text:p>-0.186698678394308</text:p>
          </table:table-cell>
          <table:table-cell office:value-type="float" office:value="-0.182170697060589" calcext:value-type="float">
            <text:p>-0.182170697060589</text:p>
          </table:table-cell>
          <table:table-cell office:value-type="float" office:value="-0.182296705080465" calcext:value-type="float">
            <text:p>-0.182296705080465</text:p>
          </table:table-cell>
          <table:table-cell office:value-type="float" office:value="-0.181643583611772" calcext:value-type="float">
            <text:p>-0.181643583611772</text:p>
          </table:table-cell>
          <table:table-cell office:value-type="float" office:value="-0.18014971389257" calcext:value-type="float">
            <text:p>-0.18014971389257</text:p>
          </table:table-cell>
          <table:table-cell office:value-type="float" office:value="-0.178646219000724" calcext:value-type="float">
            <text:p>-0.178646219000724</text:p>
          </table:table-cell>
          <table:table-cell office:value-type="float" office:value="-0.177925640023785" calcext:value-type="float">
            <text:p>-0.177925640023785</text:p>
          </table:table-cell>
          <table:table-cell office:value-type="float" office:value="-0.178789032045307" calcext:value-type="float">
            <text:p>-0.178789032045307</text:p>
          </table:table-cell>
          <table:table-cell office:value-type="float" office:value="-0.178725360560432" calcext:value-type="float">
            <text:p>-0.178725360560432</text:p>
          </table:table-cell>
          <table:table-cell office:value-type="float" office:value="-0.178980881949035" calcext:value-type="float">
            <text:p>-0.178980881949035</text:p>
          </table:table-cell>
          <table:table-cell office:value-type="float" office:value="-0.178693280237321" calcext:value-type="float">
            <text:p>-0.178693280237321</text:p>
          </table:table-cell>
          <table:table-cell office:value-type="float" office:value="-0.178669642928646" calcext:value-type="float">
            <text:p>-0.178669642928646</text:p>
          </table:table-cell>
          <table:table-cell office:value-type="float" office:value="-0.178704722274321" calcext:value-type="float">
            <text:p>-0.178704722274321</text:p>
          </table:table-cell>
          <table:table-cell office:value-type="float" office:value="-0.178758568619845" calcext:value-type="float">
            <text:p>-0.178758568619845</text:p>
          </table:table-cell>
          <table:table-cell office:value-type="float" office:value="-0.178718657569574" calcext:value-type="float">
            <text:p>-0.178718657569574</text:p>
          </table:table-cell>
          <table:table-cell office:value-type="float" office:value="-0.178683502799647" calcext:value-type="float">
            <text:p>-0.178683502799647</text:p>
          </table:table-cell>
          <table:table-cell office:value-type="float" office:value="-0.178611984065475" calcext:value-type="float">
            <text:p>-0.178611984065475</text:p>
          </table:table-cell>
          <table:table-cell office:value-type="float" office:value="-0.178699767931461" calcext:value-type="float">
            <text:p>-0.178699767931461</text:p>
          </table:table-cell>
          <table:table-cell office:value-type="float" office:value="-0.178704567463252" calcext:value-type="float">
            <text:p>-0.178704567463252</text:p>
          </table:table-cell>
          <table:table-cell office:value-type="float" office:value="-0.178746290644936" calcext:value-type="float">
            <text:p>-0.178746290644936</text:p>
          </table:table-cell>
          <table:table-cell office:value-type="float" office:value="-0.178713305042254" calcext:value-type="float">
            <text:p>-0.178713305042254</text:p>
          </table:table-cell>
          <table:table-cell office:value-type="float" office:value="-0.178724730050653" calcext:value-type="float">
            <text:p>-0.178724730050653</text:p>
          </table:table-cell>
          <table:table-cell office:value-type="float" office:value="-0.178672198353639" calcext:value-type="float">
            <text:p>-0.178672198353639</text:p>
          </table:table-cell>
          <table:table-cell office:value-type="float" office:value="-0.178729469048896" calcext:value-type="float">
            <text:p>-0.178729469048896</text:p>
          </table:table-cell>
          <table:table-cell office:value-type="float" office:value="-0.178731296740175" calcext:value-type="float">
            <text:p>-0.178731296740175</text:p>
          </table:table-cell>
          <table:table-cell office:value-type="float" office:value="-0.178641142593718" calcext:value-type="float">
            <text:p>-0.178641142593718</text:p>
          </table:table-cell>
          <table:table-cell office:value-type="float" office:value="-0.178676885943802" calcext:value-type="float">
            <text:p>-0.178676885943802</text:p>
          </table:table-cell>
          <table:table-cell office:value-type="float" office:value="-0.178705664370009" calcext:value-type="float">
            <text:p>-0.178705664370009</text:p>
          </table:table-cell>
          <table:table-cell office:value-type="float" office:value="-0.178652872871623" calcext:value-type="float">
            <text:p>-0.178652872871623</text:p>
          </table:table-cell>
          <table:table-cell office:value-type="float" office:value="-0.178694810905021" calcext:value-type="float">
            <text:p>-0.178694810905021</text:p>
          </table:table-cell>
          <table:table-cell office:value-type="float" office:value="-0.178774826358937" calcext:value-type="float">
            <text:p>-0.178774826358937</text:p>
          </table:table-cell>
          <table:table-cell office:value-type="float" office:value="-0.178759969251379" calcext:value-type="float">
            <text:p>-0.178759969251379</text:p>
          </table:table-cell>
          <table:table-cell office:value-type="float" office:value="-0.178795774079478" calcext:value-type="float">
            <text:p>-0.178795774079478</text:p>
          </table:table-cell>
          <table:table-cell office:value-type="float" office:value="-0.178704351388229" calcext:value-type="float">
            <text:p>-0.178704351388229</text:p>
          </table:table-cell>
          <table:table-cell office:value-type="float" office:value="-0.178744284987682" calcext:value-type="float">
            <text:p>-0.178744284987682</text:p>
          </table:table-cell>
          <table:table-cell office:value-type="float" office:value="-0.178686792951734" calcext:value-type="float">
            <text:p>-0.178686792951734</text:p>
          </table:table-cell>
          <table:table-cell office:value-type="float" office:value="-0.178864871404458" calcext:value-type="float">
            <text:p>-0.178864871404458</text:p>
          </table:table-cell>
          <table:table-cell office:value-type="float" office:value="-0.178704518588177" calcext:value-type="float">
            <text:p>-0.178704518588177</text:p>
          </table:table-cell>
          <table:table-cell office:value-type="float" office:value="-0.178726439557653" calcext:value-type="float">
            <text:p>-0.178726439557653</text:p>
          </table:table-cell>
          <table:table-cell office:value-type="float" office:value="-0.178736465685377" calcext:value-type="float">
            <text:p>-0.178736465685377</text:p>
          </table:table-cell>
          <table:table-cell office:value-type="float" office:value="-0.178725941212314" calcext:value-type="float">
            <text:p>-0.178725941212314</text:p>
          </table:table-cell>
          <table:table-cell office:value-type="float" office:value="-0.178736386031176" calcext:value-type="float">
            <text:p>-0.178736386031176</text:p>
          </table:table-cell>
          <table:table-cell office:value-type="float" office:value="-0.178772367095721" calcext:value-type="float">
            <text:p>-0.178772367095721</text:p>
          </table:table-cell>
          <table:table-cell office:value-type="float" office:value="-0.178765766869276" calcext:value-type="float">
            <text:p>-0.178765766869276</text:p>
          </table:table-cell>
          <table:table-cell office:value-type="float" office:value="-0.178723892308388" calcext:value-type="float">
            <text:p>-0.178723892308388</text:p>
          </table:table-cell>
          <table:table-cell office:value-type="float" office:value="-0.178772467512867" calcext:value-type="float">
            <text:p>-0.178772467512867</text:p>
          </table:table-cell>
          <table:table-cell office:value-type="float" office:value="-0.178717044831542" calcext:value-type="float">
            <text:p>-0.178717044831542</text:p>
          </table:table-cell>
          <table:table-cell office:value-type="float" office:value="-0.178671739913503" calcext:value-type="float">
            <text:p>-0.178671739913503</text:p>
          </table:table-cell>
          <table:table-cell office:value-type="float" office:value="-0.178763965156875" calcext:value-type="float">
            <text:p>-0.178763965156875</text:p>
          </table:table-cell>
          <table:table-cell office:value-type="float" office:value="-0.178692421657925" calcext:value-type="float">
            <text:p>-0.178692421657925</text:p>
          </table:table-cell>
          <table:table-cell office:value-type="float" office:value="-0.178755275920831" calcext:value-type="float">
            <text:p>-0.178755275920831</text:p>
          </table:table-cell>
          <table:table-cell office:value-type="float" office:value="-0.178776432881551" calcext:value-type="float">
            <text:p>-0.178776432881551</text:p>
          </table:table-cell>
          <table:table-cell office:value-type="float" office:value="-0.178746478860246" calcext:value-type="float">
            <text:p>-0.178746478860246</text:p>
          </table:table-cell>
          <table:table-cell office:value-type="float" office:value="-0.178819919087882" calcext:value-type="float">
            <text:p>-0.178819919087882</text:p>
          </table:table-cell>
          <table:table-cell office:value-type="float" office:value="-0.178736650124278" calcext:value-type="float">
            <text:p>-0.178736650124278</text:p>
          </table:table-cell>
          <table:table-cell office:value-type="float" office:value="-0.178751818398917" calcext:value-type="float">
            <text:p>-0.178751818398917</text:p>
          </table:table-cell>
          <table:table-cell office:value-type="float" office:value="-0.178769043486088" calcext:value-type="float">
            <text:p>-0.178769043486088</text:p>
          </table:table-cell>
          <table:table-cell office:value-type="float" office:value="-0.178760259050045" calcext:value-type="float">
            <text:p>-0.178760259050045</text:p>
          </table:table-cell>
          <table:table-cell office:value-type="float" office:value="-0.178702385680236" calcext:value-type="float">
            <text:p>-0.178702385680236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6015656397197" calcext:value-type="float">
            <text:p>0.296015656397197</text:p>
          </table:table-cell>
          <table:table-cell office:value-type="float" office:value="0.295924521430204" calcext:value-type="float">
            <text:p>0.295924521430204</text:p>
          </table:table-cell>
          <table:table-cell office:value-type="float" office:value="0.296035108818445" calcext:value-type="float">
            <text:p>0.296035108818445</text:p>
          </table:table-cell>
          <table:table-cell office:value-type="float" office:value="0.296029282516466" calcext:value-type="float">
            <text:p>0.296029282516466</text:p>
          </table:table-cell>
          <table:table-cell office:value-type="float" office:value="0.296010598396585" calcext:value-type="float">
            <text:p>0.296010598396585</text:p>
          </table:table-cell>
          <table:table-cell office:value-type="float" office:value="0.295961574623481" calcext:value-type="float">
            <text:p>0.295961574623481</text:p>
          </table:table-cell>
          <table:table-cell office:value-type="float" office:value="0.295991349756454" calcext:value-type="float">
            <text:p>0.295991349756454</text:p>
          </table:table-cell>
          <table:table-cell office:value-type="float" office:value="0.296014603766997" calcext:value-type="float">
            <text:p>0.296014603766997</text:p>
          </table:table-cell>
          <table:table-cell office:value-type="float" office:value="0.296033453784624" calcext:value-type="float">
            <text:p>0.296033453784624</text:p>
          </table:table-cell>
          <table:table-cell office:value-type="float" office:value="0.296024710294741" calcext:value-type="float">
            <text:p>0.296024710294741</text:p>
          </table:table-cell>
          <table:table-cell office:value-type="float" office:value="0.296028562250043" calcext:value-type="float">
            <text:p>0.296028562250043</text:p>
          </table:table-cell>
          <table:table-cell office:value-type="float" office:value="0.296007313949712" calcext:value-type="float">
            <text:p>0.296007313949712</text:p>
          </table:table-cell>
          <table:table-cell office:value-type="float" office:value="0.296013861474197" calcext:value-type="float">
            <text:p>0.296013861474197</text:p>
          </table:table-cell>
          <table:table-cell office:value-type="float" office:value="0.295943579264494" calcext:value-type="float">
            <text:p>0.295943579264494</text:p>
          </table:table-cell>
          <table:table-cell office:value-type="float" office:value="0.296018537102364" calcext:value-type="float">
            <text:p>0.296018537102364</text:p>
          </table:table-cell>
          <table:table-cell office:value-type="float" office:value="0.296004189064273" calcext:value-type="float">
            <text:p>0.296004189064273</text:p>
          </table:table-cell>
          <table:table-cell office:value-type="float" office:value="0.296021170766794" calcext:value-type="float">
            <text:p>0.296021170766794</text:p>
          </table:table-cell>
          <table:table-cell office:value-type="float" office:value="0.295993769082611" calcext:value-type="float">
            <text:p>0.295993769082611</text:p>
          </table:table-cell>
          <table:table-cell office:value-type="float" office:value="0.296018087603187" calcext:value-type="float">
            <text:p>0.296018087603187</text:p>
          </table:table-cell>
          <table:table-cell office:value-type="float" office:value="0.296004167513764" calcext:value-type="float">
            <text:p>0.296004167513764</text:p>
          </table:table-cell>
          <table:table-cell office:value-type="float" office:value="0.296017045007242" calcext:value-type="float">
            <text:p>0.296017045007242</text:p>
          </table:table-cell>
          <table:table-cell office:value-type="float" office:value="0.295956427924951" calcext:value-type="float">
            <text:p>0.295956427924951</text:p>
          </table:table-cell>
          <table:table-cell office:value-type="float" office:value="0.296015421522009" calcext:value-type="float">
            <text:p>0.296015421522009</text:p>
          </table:table-cell>
          <table:table-cell office:value-type="float" office:value="0.29602195829373" calcext:value-type="float">
            <text:p>0.29602195829373</text:p>
          </table:table-cell>
          <table:table-cell office:value-type="float" office:value="0.295933993379538" calcext:value-type="float">
            <text:p>0.295933993379538</text:p>
          </table:table-cell>
          <table:table-cell office:value-type="float" office:value="0.296033420780904" calcext:value-type="float">
            <text:p>0.296033420780904</text:p>
          </table:table-cell>
          <table:table-cell office:value-type="float" office:value="0.296008215632016" calcext:value-type="float">
            <text:p>0.296008215632016</text:p>
          </table:table-cell>
          <table:table-cell office:value-type="float" office:value="0.295034902958741" calcext:value-type="float">
            <text:p>0.295034902958741</text:p>
          </table:table-cell>
          <table:table-cell office:value-type="float" office:value="0.29485402655586" calcext:value-type="float">
            <text:p>0.29485402655586</text:p>
          </table:table-cell>
          <table:table-cell office:value-type="float" office:value="0.293614602905586" calcext:value-type="float">
            <text:p>0.293614602905586</text:p>
          </table:table-cell>
          <table:table-cell office:value-type="float" office:value="0.29490334369336" calcext:value-type="float">
            <text:p>0.29490334369336</text:p>
          </table:table-cell>
          <table:table-cell office:value-type="float" office:value="0.296130392602352" calcext:value-type="float">
            <text:p>0.296130392602352</text:p>
          </table:table-cell>
          <table:table-cell office:value-type="float" office:value="0.296485719808578" calcext:value-type="float">
            <text:p>0.296485719808578</text:p>
          </table:table-cell>
          <table:table-cell office:value-type="float" office:value="0.296223176443316" calcext:value-type="float">
            <text:p>0.296223176443316</text:p>
          </table:table-cell>
          <table:table-cell office:value-type="float" office:value="0.298024522114742" calcext:value-type="float">
            <text:p>0.298024522114742</text:p>
          </table:table-cell>
          <table:table-cell office:value-type="float" office:value="0.305184660100423" calcext:value-type="float">
            <text:p>0.305184660100423</text:p>
          </table:table-cell>
          <table:table-cell office:value-type="float" office:value="0.321295793089779" calcext:value-type="float">
            <text:p>0.321295793089779</text:p>
          </table:table-cell>
          <table:table-cell office:value-type="float" office:value="0.331926893551369" calcext:value-type="float">
            <text:p>0.331926893551369</text:p>
          </table:table-cell>
          <table:table-cell office:value-type="float" office:value="0.33590756826917" calcext:value-type="float">
            <text:p>0.33590756826917</text:p>
          </table:table-cell>
          <table:table-cell office:value-type="float" office:value="0.334647186809364" calcext:value-type="float">
            <text:p>0.334647186809364</text:p>
          </table:table-cell>
          <table:table-cell office:value-type="float" office:value="0.338239428756835" calcext:value-type="float">
            <text:p>0.338239428756835</text:p>
          </table:table-cell>
          <table:table-cell office:value-type="float" office:value="0.337689436836325" calcext:value-type="float">
            <text:p>0.337689436836325</text:p>
          </table:table-cell>
          <table:table-cell office:value-type="float" office:value="0.318861102989447" calcext:value-type="float">
            <text:p>0.318861102989447</text:p>
          </table:table-cell>
          <table:table-cell office:value-type="float" office:value="0.30880236786821" calcext:value-type="float">
            <text:p>0.30880236786821</text:p>
          </table:table-cell>
          <table:table-cell office:value-type="float" office:value="0.303762755389475" calcext:value-type="float">
            <text:p>0.303762755389475</text:p>
          </table:table-cell>
          <table:table-cell office:value-type="float" office:value="0.301264115582568" calcext:value-type="float">
            <text:p>0.301264115582568</text:p>
          </table:table-cell>
          <table:table-cell office:value-type="float" office:value="0.299733163406626" calcext:value-type="float">
            <text:p>0.299733163406626</text:p>
          </table:table-cell>
          <table:table-cell office:value-type="float" office:value="0.300652534914017" calcext:value-type="float">
            <text:p>0.300652534914017</text:p>
          </table:table-cell>
          <table:table-cell office:value-type="float" office:value="0.300117841164498" calcext:value-type="float">
            <text:p>0.300117841164498</text:p>
          </table:table-cell>
          <table:table-cell office:value-type="float" office:value="0.310355301891232" calcext:value-type="float">
            <text:p>0.310355301891232</text:p>
          </table:table-cell>
          <table:table-cell office:value-type="float" office:value="0.302038153701374" calcext:value-type="float">
            <text:p>0.302038153701374</text:p>
          </table:table-cell>
          <table:table-cell office:value-type="float" office:value="0.297336287931231" calcext:value-type="float">
            <text:p>0.297336287931231</text:p>
          </table:table-cell>
          <table:table-cell office:value-type="float" office:value="0.302384385053269" calcext:value-type="float">
            <text:p>0.302384385053269</text:p>
          </table:table-cell>
          <table:table-cell office:value-type="float" office:value="0.305013066642945" calcext:value-type="float">
            <text:p>0.305013066642945</text:p>
          </table:table-cell>
          <table:table-cell office:value-type="float" office:value="0.304974957273119" calcext:value-type="float">
            <text:p>0.304974957273119</text:p>
          </table:table-cell>
          <table:table-cell office:value-type="float" office:value="0.304940511338907" calcext:value-type="float">
            <text:p>0.304940511338907</text:p>
          </table:table-cell>
          <table:table-cell office:value-type="float" office:value="0.32163690179079" calcext:value-type="float">
            <text:p>0.32163690179079</text:p>
          </table:table-cell>
          <table:table-cell office:value-type="float" office:value="0.330921824323457" calcext:value-type="float">
            <text:p>0.330921824323457</text:p>
          </table:table-cell>
          <table:table-cell office:value-type="float" office:value="0.339279746213161" calcext:value-type="float">
            <text:p>0.339279746213161</text:p>
          </table:table-cell>
          <table:table-cell office:value-type="float" office:value="0.341037236185016" calcext:value-type="float">
            <text:p>0.341037236185016</text:p>
          </table:table-cell>
          <table:table-cell office:value-type="float" office:value="0.338915553512386" calcext:value-type="float">
            <text:p>0.338915553512386</text:p>
          </table:table-cell>
          <table:table-cell office:value-type="float" office:value="0.311285341728081" calcext:value-type="float">
            <text:p>0.311285341728081</text:p>
          </table:table-cell>
          <table:table-cell office:value-type="float" office:value="0.303367876504209" calcext:value-type="float">
            <text:p>0.303367876504209</text:p>
          </table:table-cell>
          <table:table-cell office:value-type="float" office:value="0.302169674129165" calcext:value-type="float">
            <text:p>0.302169674129165</text:p>
          </table:table-cell>
          <table:table-cell office:value-type="float" office:value="0.301541090530689" calcext:value-type="float">
            <text:p>0.301541090530689</text:p>
          </table:table-cell>
          <table:table-cell office:value-type="float" office:value="0.302327394253328" calcext:value-type="float">
            <text:p>0.302327394253328</text:p>
          </table:table-cell>
          <table:table-cell office:value-type="float" office:value="0.301383846051795" calcext:value-type="float">
            <text:p>0.301383846051795</text:p>
          </table:table-cell>
          <table:table-cell office:value-type="float" office:value="0.317044966329633" calcext:value-type="float">
            <text:p>0.317044966329633</text:p>
          </table:table-cell>
          <table:table-cell office:value-type="float" office:value="0.306902547368334" calcext:value-type="float">
            <text:p>0.306902547368334</text:p>
          </table:table-cell>
          <table:table-cell office:value-type="float" office:value="0.295808940011814" calcext:value-type="float">
            <text:p>0.295808940011814</text:p>
          </table:table-cell>
          <table:table-cell office:value-type="float" office:value="0.301946124430615" calcext:value-type="float">
            <text:p>0.301946124430615</text:p>
          </table:table-cell>
          <table:table-cell office:value-type="float" office:value="0.305349809951111" calcext:value-type="float">
            <text:p>0.305349809951111</text:p>
          </table:table-cell>
          <table:table-cell office:value-type="float" office:value="0.305654163594673" calcext:value-type="float">
            <text:p>0.305654163594673</text:p>
          </table:table-cell>
          <table:table-cell office:value-type="float" office:value="0.305955843970385" calcext:value-type="float">
            <text:p>0.305955843970385</text:p>
          </table:table-cell>
          <table:table-cell office:value-type="float" office:value="0.336096935352128" calcext:value-type="float">
            <text:p>0.336096935352128</text:p>
          </table:table-cell>
          <table:table-cell office:value-type="float" office:value="0.337349369153576" calcext:value-type="float">
            <text:p>0.337349369153576</text:p>
          </table:table-cell>
          <table:table-cell office:value-type="float" office:value="0.335336206388438" calcext:value-type="float">
            <text:p>0.335336206388438</text:p>
          </table:table-cell>
          <table:table-cell office:value-type="float" office:value="0.314726420400407" calcext:value-type="float">
            <text:p>0.314726420400407</text:p>
          </table:table-cell>
          <table:table-cell office:value-type="float" office:value="0.311288925292609" calcext:value-type="float">
            <text:p>0.311288925292609</text:p>
          </table:table-cell>
          <table:table-cell office:value-type="float" office:value="0.309548736108713" calcext:value-type="float">
            <text:p>0.309548736108713</text:p>
          </table:table-cell>
          <table:table-cell office:value-type="float" office:value="0.308639561315304" calcext:value-type="float">
            <text:p>0.308639561315304</text:p>
          </table:table-cell>
          <table:table-cell office:value-type="float" office:value="0.309833597035515" calcext:value-type="float">
            <text:p>0.309833597035515</text:p>
          </table:table-cell>
          <table:table-cell office:value-type="float" office:value="0.311704699713312" calcext:value-type="float">
            <text:p>0.311704699713312</text:p>
          </table:table-cell>
          <table:table-cell office:value-type="float" office:value="0.308378036355702" calcext:value-type="float">
            <text:p>0.308378036355702</text:p>
          </table:table-cell>
          <table:table-cell office:value-type="float" office:value="0.313648800050281" calcext:value-type="float">
            <text:p>0.313648800050281</text:p>
          </table:table-cell>
          <table:table-cell office:value-type="float" office:value="0.308806069928246" calcext:value-type="float">
            <text:p>0.308806069928246</text:p>
          </table:table-cell>
          <table:table-cell office:value-type="float" office:value="0.30163469178335" calcext:value-type="float">
            <text:p>0.30163469178335</text:p>
          </table:table-cell>
          <table:table-cell office:value-type="float" office:value="0.304215676671569" calcext:value-type="float">
            <text:p>0.304215676671569</text:p>
          </table:table-cell>
          <table:table-cell office:value-type="float" office:value="0.308295776268426" calcext:value-type="float">
            <text:p>0.308295776268426</text:p>
          </table:table-cell>
          <table:table-cell office:value-type="float" office:value="0.307627380109483" calcext:value-type="float">
            <text:p>0.307627380109483</text:p>
          </table:table-cell>
          <table:table-cell office:value-type="float" office:value="0.307685620157307" calcext:value-type="float">
            <text:p>0.307685620157307</text:p>
          </table:table-cell>
          <table:table-cell office:value-type="float" office:value="0.31071362912412" calcext:value-type="float">
            <text:p>0.31071362912412</text:p>
          </table:table-cell>
          <table:table-cell office:value-type="float" office:value="0.328690428906809" calcext:value-type="float">
            <text:p>0.328690428906809</text:p>
          </table:table-cell>
          <table:table-cell office:value-type="float" office:value="0.340573642317853" calcext:value-type="float">
            <text:p>0.340573642317853</text:p>
          </table:table-cell>
          <table:table-cell office:value-type="float" office:value="0.338531960248184" calcext:value-type="float">
            <text:p>0.338531960248184</text:p>
          </table:table-cell>
          <table:table-cell office:value-type="float" office:value="0.340380933844387" calcext:value-type="float">
            <text:p>0.340380933844387</text:p>
          </table:table-cell>
          <table:table-cell office:value-type="float" office:value="0.340256788413603" calcext:value-type="float">
            <text:p>0.340256788413603</text:p>
          </table:table-cell>
          <table:table-cell office:value-type="float" office:value="0.323051138214781" calcext:value-type="float">
            <text:p>0.323051138214781</text:p>
          </table:table-cell>
          <table:table-cell office:value-type="float" office:value="0.311201379642089" calcext:value-type="float">
            <text:p>0.311201379642089</text:p>
          </table:table-cell>
          <table:table-cell office:value-type="float" office:value="0.305320208838355" calcext:value-type="float">
            <text:p>0.305320208838355</text:p>
          </table:table-cell>
          <table:table-cell office:value-type="float" office:value="0.307037301491574" calcext:value-type="float">
            <text:p>0.307037301491574</text:p>
          </table:table-cell>
          <table:table-cell office:value-type="float" office:value="0.306769317653351" calcext:value-type="float">
            <text:p>0.306769317653351</text:p>
          </table:table-cell>
          <table:table-cell office:value-type="float" office:value="0.305592975840366" calcext:value-type="float">
            <text:p>0.305592975840366</text:p>
          </table:table-cell>
          <table:table-cell office:value-type="float" office:value="0.305914668065447" calcext:value-type="float">
            <text:p>0.305914668065447</text:p>
          </table:table-cell>
          <table:table-cell office:value-type="float" office:value="0.341803804593097" calcext:value-type="float">
            <text:p>0.341803804593097</text:p>
          </table:table-cell>
          <table:table-cell office:value-type="float" office:value="0.340129523817694" calcext:value-type="float">
            <text:p>0.340129523817694</text:p>
          </table:table-cell>
          <table:table-cell office:value-type="float" office:value="0.342526733663706" calcext:value-type="float">
            <text:p>0.342526733663706</text:p>
          </table:table-cell>
          <table:table-cell office:value-type="float" office:value="0.307555245019167" calcext:value-type="float">
            <text:p>0.307555245019167</text:p>
          </table:table-cell>
          <table:table-cell office:value-type="float" office:value="0.30652419782948" calcext:value-type="float">
            <text:p>0.30652419782948</text:p>
          </table:table-cell>
          <table:table-cell office:value-type="float" office:value="0.307437648191812" calcext:value-type="float">
            <text:p>0.307437648191812</text:p>
          </table:table-cell>
          <table:table-cell office:value-type="float" office:value="0.310141826628592" calcext:value-type="float">
            <text:p>0.310141826628592</text:p>
          </table:table-cell>
          <table:table-cell office:value-type="float" office:value="0.308356539342578" calcext:value-type="float">
            <text:p>0.308356539342578</text:p>
          </table:table-cell>
          <table:table-cell office:value-type="float" office:value="0.303874006314929" calcext:value-type="float">
            <text:p>0.303874006314929</text:p>
          </table:table-cell>
          <table:table-cell office:value-type="float" office:value="0.304449191657962" calcext:value-type="float">
            <text:p>0.304449191657962</text:p>
          </table:table-cell>
          <table:table-cell office:value-type="float" office:value="0.305768639064982" calcext:value-type="float">
            <text:p>0.305768639064982</text:p>
          </table:table-cell>
          <table:table-cell office:value-type="float" office:value="0.305348731507877" calcext:value-type="float">
            <text:p>0.305348731507877</text:p>
          </table:table-cell>
          <table:table-cell office:value-type="float" office:value="0.304282585967444" calcext:value-type="float">
            <text:p>0.304282585967444</text:p>
          </table:table-cell>
          <table:table-cell office:value-type="float" office:value="0.305328936507338" calcext:value-type="float">
            <text:p>0.305328936507338</text:p>
          </table:table-cell>
          <table:table-cell office:value-type="float" office:value="0.307682194287855" calcext:value-type="float">
            <text:p>0.307682194287855</text:p>
          </table:table-cell>
          <table:table-cell office:value-type="float" office:value="0.335290703893787" calcext:value-type="float">
            <text:p>0.335290703893787</text:p>
          </table:table-cell>
          <table:table-cell office:value-type="float" office:value="0.335205856316464" calcext:value-type="float">
            <text:p>0.335205856316464</text:p>
          </table:table-cell>
          <table:table-cell office:value-type="float" office:value="0.333576014847869" calcext:value-type="float">
            <text:p>0.333576014847869</text:p>
          </table:table-cell>
          <table:table-cell office:value-type="float" office:value="0.312236314468188" calcext:value-type="float">
            <text:p>0.312236314468188</text:p>
          </table:table-cell>
          <table:table-cell office:value-type="float" office:value="0.310475210191047" calcext:value-type="float">
            <text:p>0.310475210191047</text:p>
          </table:table-cell>
          <table:table-cell office:value-type="float" office:value="0.320265249455283" calcext:value-type="float">
            <text:p>0.320265249455283</text:p>
          </table:table-cell>
          <table:table-cell office:value-type="float" office:value="0.314311006168066" calcext:value-type="float">
            <text:p>0.314311006168066</text:p>
          </table:table-cell>
          <table:table-cell office:value-type="float" office:value="0.30769405594412" calcext:value-type="float">
            <text:p>0.30769405594412</text:p>
          </table:table-cell>
          <table:table-cell office:value-type="float" office:value="0.302830809010002" calcext:value-type="float">
            <text:p>0.302830809010002</text:p>
          </table:table-cell>
          <table:table-cell office:value-type="float" office:value="0.305668827003987" calcext:value-type="float">
            <text:p>0.305668827003987</text:p>
          </table:table-cell>
          <table:table-cell office:value-type="float" office:value="0.307812837803872" calcext:value-type="float">
            <text:p>0.307812837803872</text:p>
          </table:table-cell>
          <table:table-cell office:value-type="float" office:value="0.3082191253638" calcext:value-type="float">
            <text:p>0.3082191253638</text:p>
          </table:table-cell>
          <table:table-cell office:value-type="float" office:value="0.306314834995026" calcext:value-type="float">
            <text:p>0.306314834995026</text:p>
          </table:table-cell>
          <table:table-cell office:value-type="float" office:value="0.306497484118796" calcext:value-type="float">
            <text:p>0.306497484118796</text:p>
          </table:table-cell>
          <table:table-cell office:value-type="float" office:value="0.307149403053893" calcext:value-type="float">
            <text:p>0.307149403053893</text:p>
          </table:table-cell>
          <table:table-cell office:value-type="float" office:value="0.307596478860091" calcext:value-type="float">
            <text:p>0.307596478860091</text:p>
          </table:table-cell>
          <table:table-cell office:value-type="float" office:value="0.307876232693683" calcext:value-type="float">
            <text:p>0.307876232693683</text:p>
          </table:table-cell>
          <table:table-cell office:value-type="float" office:value="0.307856787023802" calcext:value-type="float">
            <text:p>0.307856787023802</text:p>
          </table:table-cell>
          <table:table-cell office:value-type="float" office:value="0.30793284324758" calcext:value-type="float">
            <text:p>0.30793284324758</text:p>
          </table:table-cell>
          <table:table-cell office:value-type="float" office:value="0.307825076600966" calcext:value-type="float">
            <text:p>0.307825076600966</text:p>
          </table:table-cell>
          <table:table-cell office:value-type="float" office:value="0.30780353740004" calcext:value-type="float">
            <text:p>0.30780353740004</text:p>
          </table:table-cell>
          <table:table-cell office:value-type="float" office:value="0.307828661540796" calcext:value-type="float">
            <text:p>0.307828661540796</text:p>
          </table:table-cell>
          <table:table-cell office:value-type="float" office:value="0.307866769276772" calcext:value-type="float">
            <text:p>0.307866769276772</text:p>
          </table:table-cell>
          <table:table-cell office:value-type="float" office:value="0.307816450004243" calcext:value-type="float">
            <text:p>0.307816450004243</text:p>
          </table:table-cell>
          <table:table-cell office:value-type="float" office:value="0.307829596438445" calcext:value-type="float">
            <text:p>0.307829596438445</text:p>
          </table:table-cell>
          <table:table-cell office:value-type="float" office:value="0.307820663826307" calcext:value-type="float">
            <text:p>0.307820663826307</text:p>
          </table:table-cell>
          <table:table-cell office:value-type="float" office:value="0.307816409308425" calcext:value-type="float">
            <text:p>0.307816409308425</text:p>
          </table:table-cell>
          <table:table-cell office:value-type="float" office:value="0.307794869002993" calcext:value-type="float">
            <text:p>0.307794869002993</text:p>
          </table:table-cell>
          <table:table-cell office:value-type="float" office:value="0.307830713189617" calcext:value-type="float">
            <text:p>0.307830713189617</text:p>
          </table:table-cell>
          <table:table-cell office:value-type="float" office:value="0.307830763218245" calcext:value-type="float">
            <text:p>0.307830763218245</text:p>
          </table:table-cell>
          <table:table-cell office:value-type="float" office:value="0.307843262044765" calcext:value-type="float">
            <text:p>0.307843262044765</text:p>
          </table:table-cell>
          <table:table-cell office:value-type="float" office:value="0.307833066866015" calcext:value-type="float">
            <text:p>0.307833066866015</text:p>
          </table:table-cell>
          <table:table-cell office:value-type="float" office:value="0.307847119211202" calcext:value-type="float">
            <text:p>0.307847119211202</text:p>
          </table:table-cell>
          <table:table-cell office:value-type="float" office:value="0.307800228968642" calcext:value-type="float">
            <text:p>0.307800228968642</text:p>
          </table:table-cell>
          <table:table-cell office:value-type="float" office:value="0.307825004597075" calcext:value-type="float">
            <text:p>0.307825004597075</text:p>
          </table:table-cell>
          <table:table-cell office:value-type="float" office:value="0.307823866699036" calcext:value-type="float">
            <text:p>0.307823866699036</text:p>
          </table:table-cell>
          <table:table-cell office:value-type="float" office:value="0.307800826694103" calcext:value-type="float">
            <text:p>0.307800826694103</text:p>
          </table:table-cell>
          <table:table-cell office:value-type="float" office:value="0.307811490333735" calcext:value-type="float">
            <text:p>0.307811490333735</text:p>
          </table:table-cell>
          <table:table-cell office:value-type="float" office:value="0.307815061310216" calcext:value-type="float">
            <text:p>0.307815061310216</text:p>
          </table:table-cell>
          <table:table-cell office:value-type="float" office:value="0.307812158297418" calcext:value-type="float">
            <text:p>0.307812158297418</text:p>
          </table:table-cell>
          <table:table-cell office:value-type="float" office:value="0.307822351912168" calcext:value-type="float">
            <text:p>0.307822351912168</text:p>
          </table:table-cell>
          <table:table-cell office:value-type="float" office:value="0.30783357374814" calcext:value-type="float">
            <text:p>0.30783357374814</text:p>
          </table:table-cell>
          <table:table-cell office:value-type="float" office:value="0.30782730913474" calcext:value-type="float">
            <text:p>0.30782730913474</text:p>
          </table:table-cell>
          <table:table-cell office:value-type="float" office:value="0.307829787631773" calcext:value-type="float">
            <text:p>0.307829787631773</text:p>
          </table:table-cell>
          <table:table-cell office:value-type="float" office:value="0.307806522701732" calcext:value-type="float">
            <text:p>0.307806522701732</text:p>
          </table:table-cell>
          <table:table-cell office:value-type="float" office:value="0.307813621930519" calcext:value-type="float">
            <text:p>0.307813621930519</text:p>
          </table:table-cell>
          <table:table-cell office:value-type="float" office:value="0.307813238083378" calcext:value-type="float">
            <text:p>0.307813238083378</text:p>
          </table:table-cell>
          <table:table-cell office:value-type="float" office:value="0.307833018554649" calcext:value-type="float">
            <text:p>0.307833018554649</text:p>
          </table:table-cell>
          <table:table-cell office:value-type="float" office:value="0.307821733576373" calcext:value-type="float">
            <text:p>0.307821733576373</text:p>
          </table:table-cell>
          <table:table-cell office:value-type="float" office:value="0.307800978076846" calcext:value-type="float">
            <text:p>0.307800978076846</text:p>
          </table:table-cell>
          <table:table-cell office:value-type="float" office:value="0.307815753572161" calcext:value-type="float">
            <text:p>0.307815753572161</text:p>
          </table:table-cell>
          <table:table-cell office:value-type="float" office:value="0.307805552957946" calcext:value-type="float">
            <text:p>0.307805552957946</text:p>
          </table:table-cell>
          <table:table-cell office:value-type="float" office:value="0.307830796157242" calcext:value-type="float">
            <text:p>0.307830796157242</text:p>
          </table:table-cell>
          <table:table-cell office:value-type="float" office:value="0.307833004983015" calcext:value-type="float">
            <text:p>0.307833004983015</text:p>
          </table:table-cell>
          <table:table-cell office:value-type="float" office:value="0.307818855880232" calcext:value-type="float">
            <text:p>0.307818855880232</text:p>
          </table:table-cell>
          <table:table-cell office:value-type="float" office:value="0.307812012273353" calcext:value-type="float">
            <text:p>0.307812012273353</text:p>
          </table:table-cell>
          <table:table-cell office:value-type="float" office:value="0.307822837316814" calcext:value-type="float">
            <text:p>0.307822837316814</text:p>
          </table:table-cell>
          <table:table-cell office:value-type="float" office:value="0.307809803246926" calcext:value-type="float">
            <text:p>0.307809803246926</text:p>
          </table:table-cell>
          <table:table-cell office:value-type="float" office:value="0.307800740174837" calcext:value-type="float">
            <text:p>0.307800740174837</text:p>
          </table:table-cell>
          <table:table-cell office:value-type="float" office:value="0.307822635221947" calcext:value-type="float">
            <text:p>0.307822635221947</text:p>
          </table:table-cell>
          <table:table-cell office:value-type="float" office:value="0.307811370952459" calcext:value-type="float">
            <text:p>0.307811370952459</text:p>
          </table:table-cell>
          <table:table-cell office:value-type="float" office:value="0.307814307725149" calcext:value-type="float">
            <text:p>0.307814307725149</text:p>
          </table:table-cell>
          <table:table-cell office:value-type="float" office:value="0.307817337354221" calcext:value-type="float">
            <text:p>0.307817337354221</text:p>
          </table:table-cell>
          <table:table-cell office:value-type="float" office:value="0.307817608678483" calcext:value-type="float">
            <text:p>0.307817608678483</text:p>
          </table:table-cell>
          <table:table-cell office:value-type="float" office:value="0.307832605735984" calcext:value-type="float">
            <text:p>0.307832605735984</text:p>
          </table:table-cell>
          <table:table-cell office:value-type="float" office:value="0.307807160343306" calcext:value-type="float">
            <text:p>0.307807160343306</text:p>
          </table:table-cell>
          <table:table-cell office:value-type="float" office:value="0.307821944999101" calcext:value-type="float">
            <text:p>0.307821944999101</text:p>
          </table:table-cell>
          <table:table-cell office:value-type="float" office:value="0.307828226267708" calcext:value-type="float">
            <text:p>0.307828226267708</text:p>
          </table:table-cell>
          <table:table-cell office:value-type="float" office:value="0.307828339956071" calcext:value-type="float">
            <text:p>0.307828339956071</text:p>
          </table:table-cell>
          <table:table-cell office:value-type="float" office:value="0.307802216900146" calcext:value-type="float">
            <text:p>0.307802216900146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1013937620959" calcext:value-type="float">
            <text:p>-0.431013937620959</text:p>
          </table:table-cell>
          <table:table-cell office:value-type="float" office:value="-0.431310857419127" calcext:value-type="float">
            <text:p>-0.431310857419127</text:p>
          </table:table-cell>
          <table:table-cell office:value-type="float" office:value="-0.430750134998012" calcext:value-type="float">
            <text:p>-0.430750134998012</text:p>
          </table:table-cell>
          <table:table-cell office:value-type="float" office:value="-0.430762243595604" calcext:value-type="float">
            <text:p>-0.430762243595604</text:p>
          </table:table-cell>
          <table:table-cell office:value-type="float" office:value="-0.430348575917938" calcext:value-type="float">
            <text:p>-0.430348575917938</text:p>
          </table:table-cell>
          <table:table-cell office:value-type="float" office:value="-0.431399346044289" calcext:value-type="float">
            <text:p>-0.431399346044289</text:p>
          </table:table-cell>
          <table:table-cell office:value-type="float" office:value="-0.430277281564276" calcext:value-type="float">
            <text:p>-0.430277281564276</text:p>
          </table:table-cell>
          <table:table-cell office:value-type="float" office:value="-0.431092541383977" calcext:value-type="float">
            <text:p>-0.431092541383977</text:p>
          </table:table-cell>
          <table:table-cell office:value-type="float" office:value="-0.431494175654541" calcext:value-type="float">
            <text:p>-0.431494175654541</text:p>
          </table:table-cell>
          <table:table-cell office:value-type="float" office:value="-0.430382513363816" calcext:value-type="float">
            <text:p>-0.430382513363816</text:p>
          </table:table-cell>
          <table:table-cell office:value-type="float" office:value="-0.430428609823769" calcext:value-type="float">
            <text:p>-0.430428609823769</text:p>
          </table:table-cell>
          <table:table-cell office:value-type="float" office:value="-0.430893107395603" calcext:value-type="float">
            <text:p>-0.430893107395603</text:p>
          </table:table-cell>
          <table:table-cell office:value-type="float" office:value="-0.430877722418632" calcext:value-type="float">
            <text:p>-0.430877722418632</text:p>
          </table:table-cell>
          <table:table-cell office:value-type="float" office:value="-0.431646870588054" calcext:value-type="float">
            <text:p>-0.431646870588054</text:p>
          </table:table-cell>
          <table:table-cell office:value-type="float" office:value="-0.430941481530336" calcext:value-type="float">
            <text:p>-0.430941481530336</text:p>
          </table:table-cell>
          <table:table-cell office:value-type="float" office:value="-0.430575348770477" calcext:value-type="float">
            <text:p>-0.430575348770477</text:p>
          </table:table-cell>
          <table:table-cell office:value-type="float" office:value="-0.430703880742702" calcext:value-type="float">
            <text:p>-0.430703880742702</text:p>
          </table:table-cell>
          <table:table-cell office:value-type="float" office:value="-0.43060032831098" calcext:value-type="float">
            <text:p>-0.43060032831098</text:p>
          </table:table-cell>
          <table:table-cell office:value-type="float" office:value="-0.43103948904063" calcext:value-type="float">
            <text:p>-0.43103948904063</text:p>
          </table:table-cell>
          <table:table-cell office:value-type="float" office:value="-0.430709926812517" calcext:value-type="float">
            <text:p>-0.430709926812517</text:p>
          </table:table-cell>
          <table:table-cell office:value-type="float" office:value="-0.430037201339189" calcext:value-type="float">
            <text:p>-0.430037201339189</text:p>
          </table:table-cell>
          <table:table-cell office:value-type="float" office:value="-0.431072259164773" calcext:value-type="float">
            <text:p>-0.431072259164773</text:p>
          </table:table-cell>
          <table:table-cell office:value-type="float" office:value="-0.43104698824759" calcext:value-type="float">
            <text:p>-0.43104698824759</text:p>
          </table:table-cell>
          <table:table-cell office:value-type="float" office:value="-0.430262551804184" calcext:value-type="float">
            <text:p>-0.430262551804184</text:p>
          </table:table-cell>
          <table:table-cell office:value-type="float" office:value="-0.430760140614678" calcext:value-type="float">
            <text:p>-0.430760140614678</text:p>
          </table:table-cell>
          <table:table-cell office:value-type="float" office:value="-0.430418911003456" calcext:value-type="float">
            <text:p>-0.430418911003456</text:p>
          </table:table-cell>
          <table:table-cell office:value-type="float" office:value="-0.430800178835904" calcext:value-type="float">
            <text:p>-0.430800178835904</text:p>
          </table:table-cell>
          <table:table-cell office:value-type="float" office:value="-0.430964898050718" calcext:value-type="float">
            <text:p>-0.430964898050718</text:p>
          </table:table-cell>
          <table:table-cell office:value-type="float" office:value="-0.430283667065121" calcext:value-type="float">
            <text:p>-0.430283667065121</text:p>
          </table:table-cell>
          <table:table-cell office:value-type="float" office:value="-0.432908298027266" calcext:value-type="float">
            <text:p>-0.432908298027266</text:p>
          </table:table-cell>
          <table:table-cell office:value-type="float" office:value="-0.446943297822092" calcext:value-type="float">
            <text:p>-0.446943297822092</text:p>
          </table:table-cell>
          <table:table-cell office:value-type="float" office:value="-0.455160623087948" calcext:value-type="float">
            <text:p>-0.455160623087948</text:p>
          </table:table-cell>
          <table:table-cell office:value-type="float" office:value="-0.455591796425637" calcext:value-type="float">
            <text:p>-0.455591796425637</text:p>
          </table:table-cell>
          <table:table-cell office:value-type="float" office:value="-0.450704758009348" calcext:value-type="float">
            <text:p>-0.450704758009348</text:p>
          </table:table-cell>
          <table:table-cell office:value-type="float" office:value="-0.428799069657149" calcext:value-type="float">
            <text:p>-0.428799069657149</text:p>
          </table:table-cell>
          <table:table-cell office:value-type="float" office:value="-0.431413427872495" calcext:value-type="float">
            <text:p>-0.431413427872495</text:p>
          </table:table-cell>
          <table:table-cell office:value-type="float" office:value="-0.446770571074769" calcext:value-type="float">
            <text:p>-0.446770571074769</text:p>
          </table:table-cell>
          <table:table-cell office:value-type="float" office:value="-0.457671327854868" calcext:value-type="float">
            <text:p>-0.457671327854868</text:p>
          </table:table-cell>
          <table:table-cell office:value-type="float" office:value="-0.479402957678996" calcext:value-type="float">
            <text:p>-0.479402957678996</text:p>
          </table:table-cell>
          <table:table-cell office:value-type="float" office:value="-0.488540509860058" calcext:value-type="float">
            <text:p>-0.488540509860058</text:p>
          </table:table-cell>
          <table:table-cell office:value-type="float" office:value="-0.49631961742407" calcext:value-type="float">
            <text:p>-0.49631961742407</text:p>
          </table:table-cell>
          <table:table-cell office:value-type="float" office:value="-0.485525973199078" calcext:value-type="float">
            <text:p>-0.485525973199078</text:p>
          </table:table-cell>
          <table:table-cell office:value-type="float" office:value="-0.465764481846022" calcext:value-type="float">
            <text:p>-0.465764481846022</text:p>
          </table:table-cell>
          <table:table-cell office:value-type="float" office:value="-0.432973909586204" calcext:value-type="float">
            <text:p>-0.432973909586204</text:p>
          </table:table-cell>
          <table:table-cell office:value-type="float" office:value="-0.416472217494306" calcext:value-type="float">
            <text:p>-0.416472217494306</text:p>
          </table:table-cell>
          <table:table-cell office:value-type="float" office:value="-0.406040096299932" calcext:value-type="float">
            <text:p>-0.406040096299932</text:p>
          </table:table-cell>
          <table:table-cell office:value-type="float" office:value="-0.403210160181615" calcext:value-type="float">
            <text:p>-0.403210160181615</text:p>
          </table:table-cell>
          <table:table-cell office:value-type="float" office:value="-0.397923462857212" calcext:value-type="float">
            <text:p>-0.397923462857212</text:p>
          </table:table-cell>
          <table:table-cell office:value-type="float" office:value="-0.391067654245184" calcext:value-type="float">
            <text:p>-0.391067654245184</text:p>
          </table:table-cell>
          <table:table-cell office:value-type="float" office:value="-0.396339045300141" calcext:value-type="float">
            <text:p>-0.396339045300141</text:p>
          </table:table-cell>
          <table:table-cell office:value-type="float" office:value="-0.341958955220852" calcext:value-type="float">
            <text:p>-0.341958955220852</text:p>
          </table:table-cell>
          <table:table-cell office:value-type="float" office:value="-0.339081879447496" calcext:value-type="float">
            <text:p>-0.339081879447496</text:p>
          </table:table-cell>
          <table:table-cell office:value-type="float" office:value="-0.354636398594969" calcext:value-type="float">
            <text:p>-0.354636398594969</text:p>
          </table:table-cell>
          <table:table-cell office:value-type="float" office:value="-0.373416337556624" calcext:value-type="float">
            <text:p>-0.373416337556624</text:p>
          </table:table-cell>
          <table:table-cell office:value-type="float" office:value="-0.377057356093275" calcext:value-type="float">
            <text:p>-0.377057356093275</text:p>
          </table:table-cell>
          <table:table-cell office:value-type="float" office:value="-0.379068429627562" calcext:value-type="float">
            <text:p>-0.379068429627562</text:p>
          </table:table-cell>
          <table:table-cell office:value-type="float" office:value="-0.405463156272584" calcext:value-type="float">
            <text:p>-0.405463156272584</text:p>
          </table:table-cell>
          <table:table-cell office:value-type="float" office:value="-0.40957099282246" calcext:value-type="float">
            <text:p>-0.40957099282246</text:p>
          </table:table-cell>
          <table:table-cell office:value-type="float" office:value="-0.474995897310775" calcext:value-type="float">
            <text:p>-0.474995897310775</text:p>
          </table:table-cell>
          <table:table-cell office:value-type="float" office:value="-0.476477669883425" calcext:value-type="float">
            <text:p>-0.476477669883425</text:p>
          </table:table-cell>
          <table:table-cell office:value-type="float" office:value="-0.467560756057008" calcext:value-type="float">
            <text:p>-0.467560756057008</text:p>
          </table:table-cell>
          <table:table-cell office:value-type="float" office:value="-0.419654492047074" calcext:value-type="float">
            <text:p>-0.419654492047074</text:p>
          </table:table-cell>
          <table:table-cell office:value-type="float" office:value="-0.379419029107918" calcext:value-type="float">
            <text:p>-0.379419029107918</text:p>
          </table:table-cell>
          <table:table-cell office:value-type="float" office:value="-0.381374259688426" calcext:value-type="float">
            <text:p>-0.381374259688426</text:p>
          </table:table-cell>
          <table:table-cell office:value-type="float" office:value="-0.382253106240604" calcext:value-type="float">
            <text:p>-0.382253106240604</text:p>
          </table:table-cell>
          <table:table-cell office:value-type="float" office:value="-0.381641364334274" calcext:value-type="float">
            <text:p>-0.381641364334274</text:p>
          </table:table-cell>
          <table:table-cell office:value-type="float" office:value="-0.381297970996033" calcext:value-type="float">
            <text:p>-0.381297970996033</text:p>
          </table:table-cell>
          <table:table-cell office:value-type="float" office:value="-0.416256491740709" calcext:value-type="float">
            <text:p>-0.416256491740709</text:p>
          </table:table-cell>
          <table:table-cell office:value-type="float" office:value="-0.362998162459106" calcext:value-type="float">
            <text:p>-0.362998162459106</text:p>
          </table:table-cell>
          <table:table-cell office:value-type="float" office:value="-0.350214599996281" calcext:value-type="float">
            <text:p>-0.350214599996281</text:p>
          </table:table-cell>
          <table:table-cell office:value-type="float" office:value="-0.367121867672075" calcext:value-type="float">
            <text:p>-0.367121867672075</text:p>
          </table:table-cell>
          <table:table-cell office:value-type="float" office:value="-0.364198453509102" calcext:value-type="float">
            <text:p>-0.364198453509102</text:p>
          </table:table-cell>
          <table:table-cell office:value-type="float" office:value="-0.370583859455931" calcext:value-type="float">
            <text:p>-0.370583859455931</text:p>
          </table:table-cell>
          <table:table-cell office:value-type="float" office:value="-0.377370718817637" calcext:value-type="float">
            <text:p>-0.377370718817637</text:p>
          </table:table-cell>
          <table:table-cell office:value-type="float" office:value="-0.433789542607981" calcext:value-type="float">
            <text:p>-0.433789542607981</text:p>
          </table:table-cell>
          <table:table-cell office:value-type="float" office:value="-0.429082060856998" calcext:value-type="float">
            <text:p>-0.429082060856998</text:p>
          </table:table-cell>
          <table:table-cell office:value-type="float" office:value="-0.428319142517146" calcext:value-type="float">
            <text:p>-0.428319142517146</text:p>
          </table:table-cell>
          <table:table-cell office:value-type="float" office:value="-0.384846706123203" calcext:value-type="float">
            <text:p>-0.384846706123203</text:p>
          </table:table-cell>
          <table:table-cell office:value-type="float" office:value="-0.382634732846207" calcext:value-type="float">
            <text:p>-0.382634732846207</text:p>
          </table:table-cell>
          <table:table-cell office:value-type="float" office:value="-0.389816913787687" calcext:value-type="float">
            <text:p>-0.389816913787687</text:p>
          </table:table-cell>
          <table:table-cell office:value-type="float" office:value="-0.389532923519029" calcext:value-type="float">
            <text:p>-0.389532923519029</text:p>
          </table:table-cell>
          <table:table-cell office:value-type="float" office:value="-0.398098398829204" calcext:value-type="float">
            <text:p>-0.398098398829204</text:p>
          </table:table-cell>
          <table:table-cell office:value-type="float" office:value="-0.362293704329501" calcext:value-type="float">
            <text:p>-0.362293704329501</text:p>
          </table:table-cell>
          <table:table-cell office:value-type="float" office:value="-0.357763891840041" calcext:value-type="float">
            <text:p>-0.357763891840041</text:p>
          </table:table-cell>
          <table:table-cell office:value-type="float" office:value="-0.337653428602313" calcext:value-type="float">
            <text:p>-0.337653428602313</text:p>
          </table:table-cell>
          <table:table-cell office:value-type="float" office:value="-0.325940764357995" calcext:value-type="float">
            <text:p>-0.325940764357995</text:p>
          </table:table-cell>
          <table:table-cell office:value-type="float" office:value="-0.299943114428739" calcext:value-type="float">
            <text:p>-0.299943114428739</text:p>
          </table:table-cell>
          <table:table-cell office:value-type="float" office:value="-0.308050069313425" calcext:value-type="float">
            <text:p>-0.308050069313425</text:p>
          </table:table-cell>
          <table:table-cell office:value-type="float" office:value="-0.320798541650438" calcext:value-type="float">
            <text:p>-0.320798541650438</text:p>
          </table:table-cell>
          <table:table-cell office:value-type="float" office:value="-0.352537397401683" calcext:value-type="float">
            <text:p>-0.352537397401683</text:p>
          </table:table-cell>
          <table:table-cell office:value-type="float" office:value="-0.359392093223083" calcext:value-type="float">
            <text:p>-0.359392093223083</text:p>
          </table:table-cell>
          <table:table-cell office:value-type="float" office:value="-0.389897973902976" calcext:value-type="float">
            <text:p>-0.389897973902976</text:p>
          </table:table-cell>
          <table:table-cell office:value-type="float" office:value="-0.358466255426538" calcext:value-type="float">
            <text:p>-0.358466255426538</text:p>
          </table:table-cell>
          <table:table-cell office:value-type="float" office:value="-0.412635253389189" calcext:value-type="float">
            <text:p>-0.412635253389189</text:p>
          </table:table-cell>
          <table:table-cell office:value-type="float" office:value="-0.43476403089529" calcext:value-type="float">
            <text:p>-0.43476403089529</text:p>
          </table:table-cell>
          <table:table-cell office:value-type="float" office:value="-0.446471743544032" calcext:value-type="float">
            <text:p>-0.446471743544032</text:p>
          </table:table-cell>
          <table:table-cell office:value-type="float" office:value="-0.442821786029844" calcext:value-type="float">
            <text:p>-0.442821786029844</text:p>
          </table:table-cell>
          <table:table-cell office:value-type="float" office:value="-0.386409663579146" calcext:value-type="float">
            <text:p>-0.386409663579146</text:p>
          </table:table-cell>
          <table:table-cell office:value-type="float" office:value="-0.327333942138834" calcext:value-type="float">
            <text:p>-0.327333942138834</text:p>
          </table:table-cell>
          <table:table-cell office:value-type="float" office:value="-0.327807915996511" calcext:value-type="float">
            <text:p>-0.327807915996511</text:p>
          </table:table-cell>
          <table:table-cell office:value-type="float" office:value="-0.319052025218312" calcext:value-type="float">
            <text:p>-0.319052025218312</text:p>
          </table:table-cell>
          <table:table-cell office:value-type="float" office:value="-0.332007827741043" calcext:value-type="float">
            <text:p>-0.332007827741043</text:p>
          </table:table-cell>
          <table:table-cell office:value-type="float" office:value="-0.340973585364217" calcext:value-type="float">
            <text:p>-0.340973585364217</text:p>
          </table:table-cell>
          <table:table-cell office:value-type="float" office:value="-0.368192178391851" calcext:value-type="float">
            <text:p>-0.368192178391851</text:p>
          </table:table-cell>
          <table:table-cell office:value-type="float" office:value="-0.403273573852479" calcext:value-type="float">
            <text:p>-0.403273573852479</text:p>
          </table:table-cell>
          <table:table-cell office:value-type="float" office:value="-0.44160904799812" calcext:value-type="float">
            <text:p>-0.44160904799812</text:p>
          </table:table-cell>
          <table:table-cell office:value-type="float" office:value="-0.443343297211546" calcext:value-type="float">
            <text:p>-0.443343297211546</text:p>
          </table:table-cell>
          <table:table-cell office:value-type="float" office:value="-0.362888986949734" calcext:value-type="float">
            <text:p>-0.362888986949734</text:p>
          </table:table-cell>
          <table:table-cell office:value-type="float" office:value="-0.364943044547136" calcext:value-type="float">
            <text:p>-0.364943044547136</text:p>
          </table:table-cell>
          <table:table-cell office:value-type="float" office:value="-0.360762697641035" calcext:value-type="float">
            <text:p>-0.360762697641035</text:p>
          </table:table-cell>
          <table:table-cell office:value-type="float" office:value="-0.321384754643588" calcext:value-type="float">
            <text:p>-0.321384754643588</text:p>
          </table:table-cell>
          <table:table-cell office:value-type="float" office:value="-0.30777551258176" calcext:value-type="float">
            <text:p>-0.30777551258176</text:p>
          </table:table-cell>
          <table:table-cell office:value-type="float" office:value="-0.329037730091569" calcext:value-type="float">
            <text:p>-0.329037730091569</text:p>
          </table:table-cell>
          <table:table-cell office:value-type="float" office:value="-0.31403795305261" calcext:value-type="float">
            <text:p>-0.31403795305261</text:p>
          </table:table-cell>
          <table:table-cell office:value-type="float" office:value="-0.317563241159179" calcext:value-type="float">
            <text:p>-0.317563241159179</text:p>
          </table:table-cell>
          <table:table-cell office:value-type="float" office:value="-0.330877598144349" calcext:value-type="float">
            <text:p>-0.330877598144349</text:p>
          </table:table-cell>
          <table:table-cell office:value-type="float" office:value="-0.340707655141126" calcext:value-type="float">
            <text:p>-0.340707655141126</text:p>
          </table:table-cell>
          <table:table-cell office:value-type="float" office:value="-0.372758993192334" calcext:value-type="float">
            <text:p>-0.372758993192334</text:p>
          </table:table-cell>
          <table:table-cell office:value-type="float" office:value="-0.388767643928828" calcext:value-type="float">
            <text:p>-0.388767643928828</text:p>
          </table:table-cell>
          <table:table-cell office:value-type="float" office:value="-0.405999026922911" calcext:value-type="float">
            <text:p>-0.405999026922911</text:p>
          </table:table-cell>
          <table:table-cell office:value-type="float" office:value="-0.421310286103023" calcext:value-type="float">
            <text:p>-0.421310286103023</text:p>
          </table:table-cell>
          <table:table-cell office:value-type="float" office:value="-0.42249494532236" calcext:value-type="float">
            <text:p>-0.42249494532236</text:p>
          </table:table-cell>
          <table:table-cell office:value-type="float" office:value="-0.362535080020797" calcext:value-type="float">
            <text:p>-0.362535080020797</text:p>
          </table:table-cell>
          <table:table-cell office:value-type="float" office:value="-0.364427905035084" calcext:value-type="float">
            <text:p>-0.364427905035084</text:p>
          </table:table-cell>
          <table:table-cell office:value-type="float" office:value="-0.360967487113445" calcext:value-type="float">
            <text:p>-0.360967487113445</text:p>
          </table:table-cell>
          <table:table-cell office:value-type="float" office:value="-0.347203233681123" calcext:value-type="float">
            <text:p>-0.347203233681123</text:p>
          </table:table-cell>
          <table:table-cell office:value-type="float" office:value="-0.322869561414133" calcext:value-type="float">
            <text:p>-0.322869561414133</text:p>
          </table:table-cell>
          <table:table-cell office:value-type="float" office:value="-0.328047737496163" calcext:value-type="float">
            <text:p>-0.328047737496163</text:p>
          </table:table-cell>
          <table:table-cell office:value-type="float" office:value="-0.316454903752212" calcext:value-type="float">
            <text:p>-0.316454903752212</text:p>
          </table:table-cell>
          <table:table-cell office:value-type="float" office:value="-0.329359049909647" calcext:value-type="float">
            <text:p>-0.329359049909647</text:p>
          </table:table-cell>
          <table:table-cell office:value-type="float" office:value="-0.323414564709123" calcext:value-type="float">
            <text:p>-0.323414564709123</text:p>
          </table:table-cell>
          <table:table-cell office:value-type="float" office:value="-0.31934558315956" calcext:value-type="float">
            <text:p>-0.31934558315956</text:p>
          </table:table-cell>
          <table:table-cell office:value-type="float" office:value="-0.3172187622327" calcext:value-type="float">
            <text:p>-0.3172187622327</text:p>
          </table:table-cell>
          <table:table-cell office:value-type="float" office:value="-0.317954910939113" calcext:value-type="float">
            <text:p>-0.317954910939113</text:p>
          </table:table-cell>
          <table:table-cell office:value-type="float" office:value="-0.320736479299866" calcext:value-type="float">
            <text:p>-0.320736479299866</text:p>
          </table:table-cell>
          <table:table-cell office:value-type="float" office:value="-0.322768384485935" calcext:value-type="float">
            <text:p>-0.322768384485935</text:p>
          </table:table-cell>
          <table:table-cell office:value-type="float" office:value="-0.321565745444745" calcext:value-type="float">
            <text:p>-0.321565745444745</text:p>
          </table:table-cell>
          <table:table-cell office:value-type="float" office:value="-0.321425828539815" calcext:value-type="float">
            <text:p>-0.321425828539815</text:p>
          </table:table-cell>
          <table:table-cell office:value-type="float" office:value="-0.320043002672715" calcext:value-type="float">
            <text:p>-0.320043002672715</text:p>
          </table:table-cell>
          <table:table-cell office:value-type="float" office:value="-0.320265175797217" calcext:value-type="float">
            <text:p>-0.320265175797217</text:p>
          </table:table-cell>
          <table:table-cell office:value-type="float" office:value="-0.320087909606436" calcext:value-type="float">
            <text:p>-0.320087909606436</text:p>
          </table:table-cell>
          <table:table-cell office:value-type="float" office:value="-0.320319545595079" calcext:value-type="float">
            <text:p>-0.320319545595079</text:p>
          </table:table-cell>
          <table:table-cell office:value-type="float" office:value="-0.32016693455465" calcext:value-type="float">
            <text:p>-0.32016693455465</text:p>
          </table:table-cell>
          <table:table-cell office:value-type="float" office:value="-0.320155248826384" calcext:value-type="float">
            <text:p>-0.320155248826384</text:p>
          </table:table-cell>
          <table:table-cell office:value-type="float" office:value="-0.32007345590952" calcext:value-type="float">
            <text:p>-0.32007345590952</text:p>
          </table:table-cell>
          <table:table-cell office:value-type="float" office:value="-0.319962840664002" calcext:value-type="float">
            <text:p>-0.319962840664002</text:p>
          </table:table-cell>
          <table:table-cell office:value-type="float" office:value="-0.319750806714068" calcext:value-type="float">
            <text:p>-0.319750806714068</text:p>
          </table:table-cell>
          <table:table-cell office:value-type="float" office:value="-0.320231486932248" calcext:value-type="float">
            <text:p>-0.320231486932248</text:p>
          </table:table-cell>
          <table:table-cell office:value-type="float" office:value="-0.319964900810087" calcext:value-type="float">
            <text:p>-0.319964900810087</text:p>
          </table:table-cell>
          <table:table-cell office:value-type="float" office:value="-0.320170674118347" calcext:value-type="float">
            <text:p>-0.320170674118347</text:p>
          </table:table-cell>
          <table:table-cell office:value-type="float" office:value="-0.320093629931081" calcext:value-type="float">
            <text:p>-0.320093629931081</text:p>
          </table:table-cell>
          <table:table-cell office:value-type="float" office:value="-0.320082038308681" calcext:value-type="float">
            <text:p>-0.320082038308681</text:p>
          </table:table-cell>
          <table:table-cell office:value-type="float" office:value="-0.320058292623584" calcext:value-type="float">
            <text:p>-0.320058292623584</text:p>
          </table:table-cell>
          <table:table-cell office:value-type="float" office:value="-0.320186766011554" calcext:value-type="float">
            <text:p>-0.320186766011554</text:p>
          </table:table-cell>
          <table:table-cell office:value-type="float" office:value="-0.320239650076327" calcext:value-type="float">
            <text:p>-0.320239650076327</text:p>
          </table:table-cell>
          <table:table-cell office:value-type="float" office:value="-0.320053843069579" calcext:value-type="float">
            <text:p>-0.320053843069579</text:p>
          </table:table-cell>
          <table:table-cell office:value-type="float" office:value="-0.319900832964758" calcext:value-type="float">
            <text:p>-0.319900832964758</text:p>
          </table:table-cell>
          <table:table-cell office:value-type="float" office:value="-0.320197510554114" calcext:value-type="float">
            <text:p>-0.320197510554114</text:p>
          </table:table-cell>
          <table:table-cell office:value-type="float" office:value="-0.319877905903111" calcext:value-type="float">
            <text:p>-0.319877905903111</text:p>
          </table:table-cell>
          <table:table-cell office:value-type="float" office:value="-0.320124332849358" calcext:value-type="float">
            <text:p>-0.320124332849358</text:p>
          </table:table-cell>
          <table:table-cell office:value-type="float" office:value="-0.320517030647223" calcext:value-type="float">
            <text:p>-0.320517030647223</text:p>
          </table:table-cell>
          <table:table-cell office:value-type="float" office:value="-0.320386838968607" calcext:value-type="float">
            <text:p>-0.320386838968607</text:p>
          </table:table-cell>
          <table:table-cell office:value-type="float" office:value="-0.320518168053228" calcext:value-type="float">
            <text:p>-0.320518168053228</text:p>
          </table:table-cell>
          <table:table-cell office:value-type="float" office:value="-0.320138480669538" calcext:value-type="float">
            <text:p>-0.320138480669538</text:p>
          </table:table-cell>
          <table:table-cell office:value-type="float" office:value="-0.320245868962611" calcext:value-type="float">
            <text:p>-0.320245868962611</text:p>
          </table:table-cell>
          <table:table-cell office:value-type="float" office:value="-0.320065449398343" calcext:value-type="float">
            <text:p>-0.320065449398343</text:p>
          </table:table-cell>
          <table:table-cell office:value-type="float" office:value="-0.320932968333119" calcext:value-type="float">
            <text:p>-0.320932968333119</text:p>
          </table:table-cell>
          <table:table-cell office:value-type="float" office:value="-0.320170909380081" calcext:value-type="float">
            <text:p>-0.320170909380081</text:p>
          </table:table-cell>
          <table:table-cell office:value-type="float" office:value="-0.32044096265695" calcext:value-type="float">
            <text:p>-0.32044096265695</text:p>
          </table:table-cell>
          <table:table-cell office:value-type="float" office:value="-0.320326990609096" calcext:value-type="float">
            <text:p>-0.320326990609096</text:p>
          </table:table-cell>
          <table:table-cell office:value-type="float" office:value="-0.320233875748764" calcext:value-type="float">
            <text:p>-0.320233875748764</text:p>
          </table:table-cell>
          <table:table-cell office:value-type="float" office:value="-0.320208376824654" calcext:value-type="float">
            <text:p>-0.320208376824654</text:p>
          </table:table-cell>
          <table:table-cell office:value-type="float" office:value="-0.320435187530861" calcext:value-type="float">
            <text:p>-0.320435187530861</text:p>
          </table:table-cell>
          <table:table-cell office:value-type="float" office:value="-0.320374537177914" calcext:value-type="float">
            <text:p>-0.320374537177914</text:p>
          </table:table-cell>
          <table:table-cell office:value-type="float" office:value="-0.32029892741388" calcext:value-type="float">
            <text:p>-0.32029892741388</text:p>
          </table:table-cell>
          <table:table-cell office:value-type="float" office:value="-0.320472265726557" calcext:value-type="float">
            <text:p>-0.320472265726557</text:p>
          </table:table-cell>
          <table:table-cell office:value-type="float" office:value="-0.320341038971481" calcext:value-type="float">
            <text:p>-0.320341038971481</text:p>
          </table:table-cell>
          <table:table-cell office:value-type="float" office:value="-0.320035387397021" calcext:value-type="float">
            <text:p>-0.320035387397021</text:p>
          </table:table-cell>
          <table:table-cell office:value-type="float" office:value="-0.320473847744968" calcext:value-type="float">
            <text:p>-0.320473847744968</text:p>
          </table:table-cell>
          <table:table-cell office:value-type="float" office:value="-0.320127672835123" calcext:value-type="float">
            <text:p>-0.320127672835123</text:p>
          </table:table-cell>
          <table:table-cell office:value-type="float" office:value="-0.320328861853911" calcext:value-type="float">
            <text:p>-0.320328861853911</text:p>
          </table:table-cell>
          <table:table-cell office:value-type="float" office:value="-0.320562325838412" calcext:value-type="float">
            <text:p>-0.320562325838412</text:p>
          </table:table-cell>
          <table:table-cell office:value-type="float" office:value="-0.32037386484172" calcext:value-type="float">
            <text:p>-0.32037386484172</text:p>
          </table:table-cell>
          <table:table-cell office:value-type="float" office:value="-0.320599413974614" calcext:value-type="float">
            <text:p>-0.320599413974614</text:p>
          </table:table-cell>
          <table:table-cell office:value-type="float" office:value="-0.320244043938666" calcext:value-type="float">
            <text:p>-0.320244043938666</text:p>
          </table:table-cell>
          <table:table-cell office:value-type="float" office:value="-0.32050856395579" calcext:value-type="float">
            <text:p>-0.32050856395579</text:p>
          </table:table-cell>
          <table:table-cell office:value-type="float" office:value="-0.320445864690838" calcext:value-type="float">
            <text:p>-0.320445864690838</text:p>
          </table:table-cell>
          <table:table-cell office:value-type="float" office:value="-0.320401691210853" calcext:value-type="float">
            <text:p>-0.320401691210853</text:p>
          </table:table-cell>
          <table:table-cell office:value-type="float" office:value="-0.320153804690245" calcext:value-type="float">
            <text:p>-0.320153804690245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04585500463328" calcext:value-type="float">
            <text:p>-1.04585500463328E-05</text:p>
          </table:table-cell>
          <table:table-cell office:value-type="float" office:value="-0.000091134966993589" calcext:value-type="float">
            <text:p>-9.1134966993589E-05</text:p>
          </table:table-cell>
          <table:table-cell office:value-type="float" office:value="0.000110587388240879" calcext:value-type="float">
            <text:p>0.000110587388241</text:p>
          </table:table-cell>
          <table:table-cell office:value-type="float" office:value="-0.00000582630197842882" calcext:value-type="float">
            <text:p>-5.82630197842882E-06</text:p>
          </table:table-cell>
          <table:table-cell office:value-type="float" office:value="-0.0000186841198812626" calcext:value-type="float">
            <text:p>-1.86841198812626E-05</text:p>
          </table:table-cell>
          <table:table-cell office:value-type="float" office:value="-0.0000490237731040066" calcext:value-type="float">
            <text:p>-4.90237731040066E-05</text:p>
          </table:table-cell>
          <table:table-cell office:value-type="float" office:value="0.0000297751329733087" calcext:value-type="float">
            <text:p>2.97751329733087E-05</text:p>
          </table:table-cell>
          <table:table-cell office:value-type="float" office:value="0.0000232540105423173" calcext:value-type="float">
            <text:p>2.32540105423173E-05</text:p>
          </table:table-cell>
          <table:table-cell office:value-type="float" office:value="0.0000188500176273032" calcext:value-type="float">
            <text:p>1.88500176273032E-05</text:p>
          </table:table-cell>
          <table:table-cell office:value-type="float" office:value="-0.00000874348988272322" calcext:value-type="float">
            <text:p>-8.74348988272322E-06</text:p>
          </table:table-cell>
          <table:table-cell office:value-type="float" office:value="0.00000385195530144822" calcext:value-type="float">
            <text:p>3.85195530144822E-06</text:p>
          </table:table-cell>
          <table:table-cell office:value-type="float" office:value="-0.0000212483003306785" calcext:value-type="float">
            <text:p>-2.12483003306785E-05</text:p>
          </table:table-cell>
          <table:table-cell office:value-type="float" office:value="0.00000654752448481233" calcext:value-type="float">
            <text:p>6.54752448481233E-06</text:p>
          </table:table-cell>
          <table:table-cell office:value-type="float" office:value="-0.0000702822097031763" calcext:value-type="float">
            <text:p>-7.02822097031763E-05</text:p>
          </table:table-cell>
          <table:table-cell office:value-type="float" office:value="0.0000749578378708704" calcext:value-type="float">
            <text:p>7.49578378708704E-05</text:p>
          </table:table-cell>
          <table:table-cell office:value-type="float" office:value="-0.0000143480380916938" calcext:value-type="float">
            <text:p>-1.43480380916938E-05</text:p>
          </table:table-cell>
          <table:table-cell office:value-type="float" office:value="0.00001698170252179" calcext:value-type="float">
            <text:p>1.698170252179E-05</text:p>
          </table:table-cell>
          <table:table-cell office:value-type="float" office:value="-0.0000274016841834146" calcext:value-type="float">
            <text:p>-2.74016841834146E-05</text:p>
          </table:table-cell>
          <table:table-cell office:value-type="float" office:value="0.0000243185205758278" calcext:value-type="float">
            <text:p>2.43185205758278E-05</text:p>
          </table:table-cell>
          <table:table-cell office:value-type="float" office:value="-0.0000139200894226921" calcext:value-type="float">
            <text:p>-1.39200894226921E-05</text:p>
          </table:table-cell>
          <table:table-cell office:value-type="float" office:value="0.0000128774934774478" calcext:value-type="float">
            <text:p>1.28774934774478E-05</text:p>
          </table:table-cell>
          <table:table-cell office:value-type="float" office:value="-0.0000606170822907703" calcext:value-type="float">
            <text:p>-6.06170822907703E-05</text:p>
          </table:table-cell>
          <table:table-cell office:value-type="float" office:value="0.0000589935970576327" calcext:value-type="float">
            <text:p>5.89935970576327E-05</text:p>
          </table:table-cell>
          <table:table-cell office:value-type="float" office:value="0.00000653677172113287" calcext:value-type="float">
            <text:p>6.53677172113287E-06</text:p>
          </table:table-cell>
          <table:table-cell office:value-type="float" office:value="-0.0000879649141918848" calcext:value-type="float">
            <text:p>-8.79649141918848E-05</text:p>
          </table:table-cell>
          <table:table-cell office:value-type="float" office:value="0.0000994274013662033" calcext:value-type="float">
            <text:p>9.94274013662033E-05</text:p>
          </table:table-cell>
          <table:table-cell office:value-type="float" office:value="-0.0000252051488882632" calcext:value-type="float">
            <text:p>-2.52051488882632E-05</text:p>
          </table:table-cell>
          <table:table-cell office:value-type="float" office:value="-0.000973312673275106" calcext:value-type="float">
            <text:p>-0.000973312673275</text:p>
          </table:table-cell>
          <table:table-cell office:value-type="float" office:value="-0.000180876402880892" calcext:value-type="float">
            <text:p>-0.000180876402881</text:p>
          </table:table-cell>
          <table:table-cell office:value-type="float" office:value="-0.00123942365027319" calcext:value-type="float">
            <text:p>-0.001239423650273</text:p>
          </table:table-cell>
          <table:table-cell office:value-type="float" office:value="0.00128874078777341" calcext:value-type="float">
            <text:p>0.001288740787773</text:p>
          </table:table-cell>
          <table:table-cell office:value-type="float" office:value="0.00122704890899245" calcext:value-type="float">
            <text:p>0.001227048908992</text:p>
          </table:table-cell>
          <table:table-cell office:value-type="float" office:value="0.000355327206225553" calcext:value-type="float">
            <text:p>0.000355327206226</text:p>
          </table:table-cell>
          <table:table-cell office:value-type="float" office:value="-0.000262543365262102" calcext:value-type="float">
            <text:p>-0.000262543365262</text:p>
          </table:table-cell>
          <table:table-cell office:value-type="float" office:value="0.00180134567142637" calcext:value-type="float">
            <text:p>0.001801345671426</text:p>
          </table:table-cell>
          <table:table-cell office:value-type="float" office:value="0.00716013798568055" calcext:value-type="float">
            <text:p>0.007160137985681</text:p>
          </table:table-cell>
          <table:table-cell office:value-type="float" office:value="0.0161111329893562" calcext:value-type="float">
            <text:p>0.016111132989356</text:p>
          </table:table-cell>
          <table:table-cell office:value-type="float" office:value="0.0106311004615897" calcext:value-type="float">
            <text:p>0.01063110046159</text:p>
          </table:table-cell>
          <table:table-cell office:value-type="float" office:value="0.00398067471780106" calcext:value-type="float">
            <text:p>0.003980674717801</text:p>
          </table:table-cell>
          <table:table-cell office:value-type="float" office:value="-0.00126038145980611" calcext:value-type="float">
            <text:p>-0.001260381459806</text:p>
          </table:table-cell>
          <table:table-cell office:value-type="float" office:value="0.00359224194747121" calcext:value-type="float">
            <text:p>0.003592241947471</text:p>
          </table:table-cell>
          <table:table-cell office:value-type="float" office:value="-0.000549991920509751" calcext:value-type="float">
            <text:p>-0.00054999192051</text:p>
          </table:table-cell>
          <table:table-cell office:value-type="float" office:value="-0.0188283338468778" calcext:value-type="float">
            <text:p>-0.018828333846878</text:p>
          </table:table-cell>
          <table:table-cell office:value-type="float" office:value="-0.0100587351212376" calcext:value-type="float">
            <text:p>-0.010058735121238</text:p>
          </table:table-cell>
          <table:table-cell office:value-type="float" office:value="-0.0050396124787343" calcext:value-type="float">
            <text:p>-0.005039612478734</text:p>
          </table:table-cell>
          <table:table-cell office:value-type="float" office:value="-0.00249863980690745" calcext:value-type="float">
            <text:p>-0.002498639806907</text:p>
          </table:table-cell>
          <table:table-cell office:value-type="float" office:value="-0.00153095217594196" calcext:value-type="float">
            <text:p>-0.001530952175942</text:p>
          </table:table-cell>
          <table:table-cell office:value-type="float" office:value="0.000919371507391464" calcext:value-type="float">
            <text:p>0.000919371507391</text:p>
          </table:table-cell>
          <table:table-cell office:value-type="float" office:value="-0.000534693749519366" calcext:value-type="float">
            <text:p>-0.000534693749519</text:p>
          </table:table-cell>
          <table:table-cell office:value-type="float" office:value="0.010237460726734" calcext:value-type="float">
            <text:p>0.010237460726734</text:p>
          </table:table-cell>
          <table:table-cell office:value-type="float" office:value="-0.00831714818985829" calcext:value-type="float">
            <text:p>-0.008317148189858</text:p>
          </table:table-cell>
          <table:table-cell office:value-type="float" office:value="-0.00470186577014292" calcext:value-type="float">
            <text:p>-0.004701865770143</text:p>
          </table:table-cell>
          <table:table-cell office:value-type="float" office:value="0.00504809712203808" calcext:value-type="float">
            <text:p>0.005048097122038</text:p>
          </table:table-cell>
          <table:table-cell office:value-type="float" office:value="0.00262868158967616" calcext:value-type="float">
            <text:p>0.002628681589676</text:p>
          </table:table-cell>
          <table:table-cell office:value-type="float" office:value="-0.0000381093698264001" calcext:value-type="float">
            <text:p>-3.81093698264001E-05</text:p>
          </table:table-cell>
          <table:table-cell office:value-type="float" office:value="-0.0000344459342113135" calcext:value-type="float">
            <text:p>-3.44459342113135E-05</text:p>
          </table:table-cell>
          <table:table-cell office:value-type="float" office:value="0.0166963904518828" calcext:value-type="float">
            <text:p>0.016696390451883</text:p>
          </table:table-cell>
          <table:table-cell office:value-type="float" office:value="0.00928492253266644" calcext:value-type="float">
            <text:p>0.009284922532666</text:p>
          </table:table-cell>
          <table:table-cell office:value-type="float" office:value="0.00835792188970419" calcext:value-type="float">
            <text:p>0.008357921889704</text:p>
          </table:table-cell>
          <table:table-cell office:value-type="float" office:value="0.00175748997185554" calcext:value-type="float">
            <text:p>0.001757489971856</text:p>
          </table:table-cell>
          <table:table-cell office:value-type="float" office:value="-0.00212168267262991" calcext:value-type="float">
            <text:p>-0.00212168267263</text:p>
          </table:table-cell>
          <table:table-cell office:value-type="float" office:value="-0.0276302117843051" calcext:value-type="float">
            <text:p>-0.027630211784305</text:p>
          </table:table-cell>
          <table:table-cell office:value-type="float" office:value="-0.00791746522387227" calcext:value-type="float">
            <text:p>-0.007917465223872</text:p>
          </table:table-cell>
          <table:table-cell office:value-type="float" office:value="-0.00119820237504353" calcext:value-type="float">
            <text:p>-0.001198202375044</text:p>
          </table:table-cell>
          <table:table-cell office:value-type="float" office:value="-0.000628583598476284" calcext:value-type="float">
            <text:p>-0.000628583598476</text:p>
          </table:table-cell>
          <table:table-cell office:value-type="float" office:value="0.000786303722638881" calcext:value-type="float">
            <text:p>0.000786303722639</text:p>
          </table:table-cell>
          <table:table-cell office:value-type="float" office:value="-0.000943548201532807" calcext:value-type="float">
            <text:p>-0.000943548201533</text:p>
          </table:table-cell>
          <table:table-cell office:value-type="float" office:value="0.0156611202778377" calcext:value-type="float">
            <text:p>0.015661120277838</text:p>
          </table:table-cell>
          <table:table-cell office:value-type="float" office:value="-0.0101424189612994" calcext:value-type="float">
            <text:p>-0.0101424189613</text:p>
          </table:table-cell>
          <table:table-cell office:value-type="float" office:value="-0.0110936073565199" calcext:value-type="float">
            <text:p>-0.01109360735652</text:p>
          </table:table-cell>
          <table:table-cell office:value-type="float" office:value="0.00613718441880162" calcext:value-type="float">
            <text:p>0.006137184418802</text:p>
          </table:table-cell>
          <table:table-cell office:value-type="float" office:value="0.00340368552049614" calcext:value-type="float">
            <text:p>0.003403685520496</text:p>
          </table:table-cell>
          <table:table-cell office:value-type="float" office:value="0.000304353643562072" calcext:value-type="float">
            <text:p>0.000304353643562</text:p>
          </table:table-cell>
          <table:table-cell office:value-type="float" office:value="0.000301680375711655" calcext:value-type="float">
            <text:p>0.000301680375712</text:p>
          </table:table-cell>
          <table:table-cell office:value-type="float" office:value="0.0301410913817424" calcext:value-type="float">
            <text:p>0.030141091381743</text:p>
          </table:table-cell>
          <table:table-cell office:value-type="float" office:value="0.00125243380144824" calcext:value-type="float">
            <text:p>0.001252433801448</text:p>
          </table:table-cell>
          <table:table-cell office:value-type="float" office:value="-0.00201316276513774" calcext:value-type="float">
            <text:p>-0.002013162765138</text:p>
          </table:table-cell>
          <table:table-cell office:value-type="float" office:value="-0.020609785988031" calcext:value-type="float">
            <text:p>-0.020609785988031</text:p>
          </table:table-cell>
          <table:table-cell office:value-type="float" office:value="-0.00343749510779845" calcext:value-type="float">
            <text:p>-0.003437495107798</text:p>
          </table:table-cell>
          <table:table-cell office:value-type="float" office:value="-0.00174018918389562" calcext:value-type="float">
            <text:p>-0.001740189183896</text:p>
          </table:table-cell>
          <table:table-cell office:value-type="float" office:value="-0.000909174793409406" calcext:value-type="float">
            <text:p>-0.000909174793409</text:p>
          </table:table-cell>
          <table:table-cell office:value-type="float" office:value="0.00119403572021132" calcext:value-type="float">
            <text:p>0.001194035720211</text:p>
          </table:table-cell>
          <table:table-cell office:value-type="float" office:value="0.00187110267779672" calcext:value-type="float">
            <text:p>0.001871102677797</text:p>
          </table:table-cell>
          <table:table-cell office:value-type="float" office:value="-0.00332666335760962" calcext:value-type="float">
            <text:p>-0.00332666335761</text:p>
          </table:table-cell>
          <table:table-cell office:value-type="float" office:value="0.00527076369457946" calcext:value-type="float">
            <text:p>0.005270763694579</text:p>
          </table:table-cell>
          <table:table-cell office:value-type="float" office:value="-0.00484273012203551" calcext:value-type="float">
            <text:p>-0.004842730122036</text:p>
          </table:table-cell>
          <table:table-cell office:value-type="float" office:value="-0.00717137814489594" calcext:value-type="float">
            <text:p>-0.007171378144896</text:p>
          </table:table-cell>
          <table:table-cell office:value-type="float" office:value="0.0025809848882194" calcext:value-type="float">
            <text:p>0.002580984888219</text:p>
          </table:table-cell>
          <table:table-cell office:value-type="float" office:value="0.00408009959685685" calcext:value-type="float">
            <text:p>0.004080099596857</text:p>
          </table:table-cell>
          <table:table-cell office:value-type="float" office:value="-0.000668396158943319" calcext:value-type="float">
            <text:p>-0.000668396158943</text:p>
          </table:table-cell>
          <table:table-cell office:value-type="float" office:value="0.0000582400478240652" calcext:value-type="float">
            <text:p>5.82400478240652E-05</text:p>
          </table:table-cell>
          <table:table-cell office:value-type="float" office:value="0.0030280089668131" calcext:value-type="float">
            <text:p>0.003028008966813</text:p>
          </table:table-cell>
          <table:table-cell office:value-type="float" office:value="0.0179767997826891" calcext:value-type="float">
            <text:p>0.017976799782689</text:p>
          </table:table-cell>
          <table:table-cell office:value-type="float" office:value="0.0118832134110438" calcext:value-type="float">
            <text:p>0.011883213411044</text:p>
          </table:table-cell>
          <table:table-cell office:value-type="float" office:value="-0.00204168206966904" calcext:value-type="float">
            <text:p>-0.002041682069669</text:p>
          </table:table-cell>
          <table:table-cell office:value-type="float" office:value="0.00184897359620295" calcext:value-type="float">
            <text:p>0.001848973596203</text:p>
          </table:table-cell>
          <table:table-cell office:value-type="float" office:value="-0.000124145430784151" calcext:value-type="float">
            <text:p>-0.000124145430784</text:p>
          </table:table-cell>
          <table:table-cell office:value-type="float" office:value="-0.0172056501988222" calcext:value-type="float">
            <text:p>-0.017205650198822</text:p>
          </table:table-cell>
          <table:table-cell office:value-type="float" office:value="-0.011849758572692" calcext:value-type="float">
            <text:p>-0.011849758572692</text:p>
          </table:table-cell>
          <table:table-cell office:value-type="float" office:value="-0.00588117080373357" calcext:value-type="float">
            <text:p>-0.005881170803734</text:p>
          </table:table-cell>
          <table:table-cell office:value-type="float" office:value="0.00171709265321918" calcext:value-type="float">
            <text:p>0.001717092653219</text:p>
          </table:table-cell>
          <table:table-cell office:value-type="float" office:value="-0.000267983838222963" calcext:value-type="float">
            <text:p>-0.000267983838223</text:p>
          </table:table-cell>
          <table:table-cell office:value-type="float" office:value="-0.00117634181298498" calcext:value-type="float">
            <text:p>-0.001176341812985</text:p>
          </table:table-cell>
          <table:table-cell office:value-type="float" office:value="0.000321692225080383" calcext:value-type="float">
            <text:p>0.00032169222508</text:p>
          </table:table-cell>
          <table:table-cell office:value-type="float" office:value="0.0358891365276504" calcext:value-type="float">
            <text:p>0.035889136527651</text:p>
          </table:table-cell>
          <table:table-cell office:value-type="float" office:value="-0.00167428077540333" calcext:value-type="float">
            <text:p>-0.001674280775403</text:p>
          </table:table-cell>
          <table:table-cell office:value-type="float" office:value="0.00239720984601244" calcext:value-type="float">
            <text:p>0.002397209846012</text:p>
          </table:table-cell>
          <table:table-cell office:value-type="float" office:value="-0.0349714886445395" calcext:value-type="float">
            <text:p>-0.03497148864454</text:p>
          </table:table-cell>
          <table:table-cell office:value-type="float" office:value="-0.00103104718968666" calcext:value-type="float">
            <text:p>-0.001031047189687</text:p>
          </table:table-cell>
          <table:table-cell office:value-type="float" office:value="0.000913450362331592" calcext:value-type="float">
            <text:p>0.000913450362332</text:p>
          </table:table-cell>
          <table:table-cell office:value-type="float" office:value="0.00270417843678056" calcext:value-type="float">
            <text:p>0.002704178436781</text:p>
          </table:table-cell>
          <table:table-cell office:value-type="float" office:value="-0.00178528728601363" calcext:value-type="float">
            <text:p>-0.001785287286014</text:p>
          </table:table-cell>
          <table:table-cell office:value-type="float" office:value="-0.00448253302764934" calcext:value-type="float">
            <text:p>-0.004482533027649</text:p>
          </table:table-cell>
          <table:table-cell office:value-type="float" office:value="0.00057518534303308" calcext:value-type="float">
            <text:p>0.000575185343033</text:p>
          </table:table-cell>
          <table:table-cell office:value-type="float" office:value="0.00131944740701967" calcext:value-type="float">
            <text:p>0.00131944740702</text:p>
          </table:table-cell>
          <table:table-cell office:value-type="float" office:value="-0.000419907557104804" calcext:value-type="float">
            <text:p>-0.000419907557105</text:p>
          </table:table-cell>
          <table:table-cell office:value-type="float" office:value="-0.00106614554043322" calcext:value-type="float">
            <text:p>-0.001066145540433</text:p>
          </table:table-cell>
          <table:table-cell office:value-type="float" office:value="0.00104635053989405" calcext:value-type="float">
            <text:p>0.001046350539894</text:p>
          </table:table-cell>
          <table:table-cell office:value-type="float" office:value="0.00235325778051743" calcext:value-type="float">
            <text:p>0.002353257780517</text:p>
          </table:table-cell>
          <table:table-cell office:value-type="float" office:value="0.027608509605932" calcext:value-type="float">
            <text:p>0.027608509605932</text:p>
          </table:table-cell>
          <table:table-cell office:value-type="float" office:value="-0.0000848475773233548" calcext:value-type="float">
            <text:p>-8.48475773233548E-05</text:p>
          </table:table-cell>
          <table:table-cell office:value-type="float" office:value="-0.00162984146859457" calcext:value-type="float">
            <text:p>-0.001629841468595</text:p>
          </table:table-cell>
          <table:table-cell office:value-type="float" office:value="-0.0213397003796818" calcext:value-type="float">
            <text:p>-0.021339700379682</text:p>
          </table:table-cell>
          <table:table-cell office:value-type="float" office:value="-0.00176110427714021" calcext:value-type="float">
            <text:p>-0.00176110427714</text:p>
          </table:table-cell>
          <table:table-cell office:value-type="float" office:value="0.00979003926423572" calcext:value-type="float">
            <text:p>0.009790039264236</text:p>
          </table:table-cell>
          <table:table-cell office:value-type="float" office:value="-0.00595424328721739" calcext:value-type="float">
            <text:p>-0.005954243287217</text:p>
          </table:table-cell>
          <table:table-cell office:value-type="float" office:value="-0.00661695022394526" calcext:value-type="float">
            <text:p>-0.006616950223945</text:p>
          </table:table-cell>
          <table:table-cell office:value-type="float" office:value="-0.00486324693411805" calcext:value-type="float">
            <text:p>-0.004863246934118</text:p>
          </table:table-cell>
          <table:table-cell office:value-type="float" office:value="0.00283801799398503" calcext:value-type="float">
            <text:p>0.002838017993985</text:p>
          </table:table-cell>
          <table:table-cell office:value-type="float" office:value="0.00214401079988441" calcext:value-type="float">
            <text:p>0.002144010799884</text:p>
          </table:table-cell>
          <table:table-cell office:value-type="float" office:value="0.000406287559928498" calcext:value-type="float">
            <text:p>0.000406287559928</text:p>
          </table:table-cell>
          <table:table-cell office:value-type="float" office:value="-0.00190429036877487" calcext:value-type="float">
            <text:p>-0.001904290368775</text:p>
          </table:table-cell>
          <table:table-cell office:value-type="float" office:value="0.000182649123770418" calcext:value-type="float">
            <text:p>0.00018264912377</text:p>
          </table:table-cell>
          <table:table-cell office:value-type="float" office:value="0.000651918935097084" calcext:value-type="float">
            <text:p>0.000651918935097</text:p>
          </table:table-cell>
          <table:table-cell office:value-type="float" office:value="0.000447075806197572" calcext:value-type="float">
            <text:p>0.000447075806198</text:p>
          </table:table-cell>
          <table:table-cell office:value-type="float" office:value="0.000279753833592355" calcext:value-type="float">
            <text:p>0.000279753833592</text:p>
          </table:table-cell>
          <table:table-cell office:value-type="float" office:value="-0.0000194456698814349" calcext:value-type="float">
            <text:p>-1.94456698814349E-05</text:p>
          </table:table-cell>
          <table:table-cell office:value-type="float" office:value="0.0000760562237783202" calcext:value-type="float">
            <text:p>7.60562237783202E-05</text:p>
          </table:table-cell>
          <table:table-cell office:value-type="float" office:value="-0.00010776664661355" calcext:value-type="float">
            <text:p>-0.000107766646614</text:p>
          </table:table-cell>
          <table:table-cell office:value-type="float" office:value="-0.0000215392009259574" calcext:value-type="float">
            <text:p>-2.15392009259574E-05</text:p>
          </table:table-cell>
          <table:table-cell office:value-type="float" office:value="0.0000251241407558944" calcext:value-type="float">
            <text:p>2.51241407558944E-05</text:p>
          </table:table-cell>
          <table:table-cell office:value-type="float" office:value="0.0000381077359759008" calcext:value-type="float">
            <text:p>3.81077359759008E-05</text:p>
          </table:table-cell>
          <table:table-cell office:value-type="float" office:value="-0.0000503192725286872" calcext:value-type="float">
            <text:p>-5.03192725286872E-05</text:p>
          </table:table-cell>
          <table:table-cell office:value-type="float" office:value="0.0000131464342011944" calcext:value-type="float">
            <text:p>1.31464342011944E-05</text:p>
          </table:table-cell>
          <table:table-cell office:value-type="float" office:value="-0.00000893261213791297" calcext:value-type="float">
            <text:p>-8.93261213791297E-06</text:p>
          </table:table-cell>
          <table:table-cell office:value-type="float" office:value="-0.00000425451788194087" calcext:value-type="float">
            <text:p>-4.25451788194087E-06</text:p>
          </table:table-cell>
          <table:table-cell office:value-type="float" office:value="-0.000021540305431611" calcext:value-type="float">
            <text:p>-2.1540305431611E-05</text:p>
          </table:table-cell>
          <table:table-cell office:value-type="float" office:value="0.0000358441866232795" calcext:value-type="float">
            <text:p>3.58441866232795E-05</text:p>
          </table:table-cell>
          <table:table-cell office:value-type="float" office:value="0.0000000500286286286844" calcext:value-type="float">
            <text:p>5.00286286286844E-08</text:p>
          </table:table-cell>
          <table:table-cell office:value-type="float" office:value="0.000012498826519769" calcext:value-type="float">
            <text:p>1.2498826519769E-05</text:p>
          </table:table-cell>
          <table:table-cell office:value-type="float" office:value="-0.0000101951787498389" calcext:value-type="float">
            <text:p>-1.01951787498389E-05</text:p>
          </table:table-cell>
          <table:table-cell office:value-type="float" office:value="0.0000140523451868657" calcext:value-type="float">
            <text:p>1.40523451868657E-05</text:p>
          </table:table-cell>
          <table:table-cell office:value-type="float" office:value="-0.0000468902425596607" calcext:value-type="float">
            <text:p>-4.68902425596607E-05</text:p>
          </table:table-cell>
          <table:table-cell office:value-type="float" office:value="0.0000247756284325051" calcext:value-type="float">
            <text:p>2.47756284325051E-05</text:p>
          </table:table-cell>
          <table:table-cell office:value-type="float" office:value="-0.00000113789803884989" calcext:value-type="float">
            <text:p>-1.13789803884989E-06</text:p>
          </table:table-cell>
          <table:table-cell office:value-type="float" office:value="-0.0000230400049330837" calcext:value-type="float">
            <text:p>-2.30400049330837E-05</text:p>
          </table:table-cell>
          <table:table-cell office:value-type="float" office:value="0.0000106636396322579" calcext:value-type="float">
            <text:p>1.06636396322579E-05</text:p>
          </table:table-cell>
          <table:table-cell office:value-type="float" office:value="0.00000357097648090443" calcext:value-type="float">
            <text:p>3.57097648090443E-06</text:p>
          </table:table-cell>
          <table:table-cell office:value-type="float" office:value="-0.00000290301279792793" calcext:value-type="float">
            <text:p>-2.90301279792793E-06</text:p>
          </table:table-cell>
          <table:table-cell office:value-type="float" office:value="0.0000101936147496873" calcext:value-type="float">
            <text:p>1.01936147496873E-05</text:p>
          </table:table-cell>
          <table:table-cell office:value-type="float" office:value="0.0000112218359720195" calcext:value-type="float">
            <text:p>1.12218359720195E-05</text:p>
          </table:table-cell>
          <table:table-cell office:value-type="float" office:value="-0.00000626461339930939" calcext:value-type="float">
            <text:p>-6.26461339930939E-06</text:p>
          </table:table-cell>
          <table:table-cell office:value-type="float" office:value="0.00000247849703216563" calcext:value-type="float">
            <text:p>2.47849703216563E-06</text:p>
          </table:table-cell>
          <table:table-cell office:value-type="float" office:value="-0.0000232649300403454" calcext:value-type="float">
            <text:p>-2.32649300403454E-05</text:p>
          </table:table-cell>
          <table:table-cell office:value-type="float" office:value="0.00000709922878688873" calcext:value-type="float">
            <text:p>7.09922878688873E-06</text:p>
          </table:table-cell>
          <table:table-cell office:value-type="float" office:value="-0.000000383847140683624" calcext:value-type="float">
            <text:p>-3.83847140683624E-07</text:p>
          </table:table-cell>
          <table:table-cell office:value-type="float" office:value="0.0000197804712707694" calcext:value-type="float">
            <text:p>1.97804712707694E-05</text:p>
          </table:table-cell>
          <table:table-cell office:value-type="float" office:value="-0.000011284978276016" calcext:value-type="float">
            <text:p>-1.1284978276016E-05</text:p>
          </table:table-cell>
          <table:table-cell office:value-type="float" office:value="-0.0000207554995267367" calcext:value-type="float">
            <text:p>-2.07554995267367E-05</text:p>
          </table:table-cell>
          <table:table-cell office:value-type="float" office:value="0.0000147754953143675" calcext:value-type="float">
            <text:p>1.47754953143675E-05</text:p>
          </table:table-cell>
          <table:table-cell office:value-type="float" office:value="-0.0000102006142148614" calcext:value-type="float">
            <text:p>-1.02006142148614E-05</text:p>
          </table:table-cell>
          <table:table-cell office:value-type="float" office:value="0.0000252431992956992" calcext:value-type="float">
            <text:p>2.52431992956992E-05</text:p>
          </table:table-cell>
          <table:table-cell office:value-type="float" office:value="0.00000220882577339765" calcext:value-type="float">
            <text:p>2.20882577339765E-06</text:p>
          </table:table-cell>
          <table:table-cell office:value-type="float" office:value="-0.0000141491027828011" calcext:value-type="float">
            <text:p>-1.41491027828011E-05</text:p>
          </table:table-cell>
          <table:table-cell office:value-type="float" office:value="-0.00000684360687897012" calcext:value-type="float">
            <text:p>-6.84360687897012E-06</text:p>
          </table:table-cell>
          <table:table-cell office:value-type="float" office:value="0.0000108250434611157" calcext:value-type="float">
            <text:p>1.08250434611157E-05</text:p>
          </table:table-cell>
          <table:table-cell office:value-type="float" office:value="-0.0000130340698885623" calcext:value-type="float">
            <text:p>-1.30340698885623E-05</text:p>
          </table:table-cell>
          <table:table-cell office:value-type="float" office:value="-0.0000090630720885887" calcext:value-type="float">
            <text:p>-9.0630720885887E-06</text:p>
          </table:table-cell>
          <table:table-cell office:value-type="float" office:value="0.0000218950471100321" calcext:value-type="float">
            <text:p>2.18950471100321E-05</text:p>
          </table:table-cell>
          <table:table-cell office:value-type="float" office:value="-0.0000112642694887199" calcext:value-type="float">
            <text:p>-1.12642694887199E-05</text:p>
          </table:table-cell>
          <table:table-cell office:value-type="float" office:value="0.00000293677269092019" calcext:value-type="float">
            <text:p>2.93677269092019E-06</text:p>
          </table:table-cell>
          <table:table-cell office:value-type="float" office:value="0.00000302962907117177" calcext:value-type="float">
            <text:p>3.02962907117177E-06</text:p>
          </table:table-cell>
          <table:table-cell office:value-type="float" office:value="0.000000271324262668404" calcext:value-type="float">
            <text:p>2.71324262668404E-07</text:p>
          </table:table-cell>
          <table:table-cell office:value-type="float" office:value="0.000014997057500965" calcext:value-type="float">
            <text:p>1.4997057500965E-05</text:p>
          </table:table-cell>
          <table:table-cell office:value-type="float" office:value="-0.0000254453926787357" calcext:value-type="float">
            <text:p>-2.54453926787357E-05</text:p>
          </table:table-cell>
          <table:table-cell office:value-type="float" office:value="0.0000147846557955744" calcext:value-type="float">
            <text:p>1.47846557955744E-05</text:p>
          </table:table-cell>
          <table:table-cell office:value-type="float" office:value="0.00000628126860652278" calcext:value-type="float">
            <text:p>6.28126860652278E-06</text:p>
          </table:table-cell>
          <table:table-cell office:value-type="float" office:value="0.000000113688363834186" calcext:value-type="float">
            <text:p>1.13688363834186E-07</text:p>
          </table:table-cell>
          <table:table-cell office:value-type="float" office:value="-0.0000261230559251979" calcext:value-type="float">
            <text:p>-2.61230559251979E-05</text:p>
          </table:table-cell>
          <table:table-cell table:number-columns-repeated="65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594928720470971" calcext:value-type="float">
            <text:p>0.594928720470971</text:p>
          </table:table-cell>
          <table:table-cell table:formula="of:=[.B9]*9.8" office:value-type="float" office:value="5.83030146061552" calcext:value-type="float">
            <text:p>5.83030146061552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406700914853413" calcext:value-type="float">
            <text:p>4.06700914853413E-07</text:p>
          </table:table-cell>
          <table:table-cell table:formula="of:=0.5*[.D12]*(([.D5]-[.C5])/([.D1]-[.C1]))^2" office:value-type="float" office:value="0.00000176227304428618" calcext:value-type="float">
            <text:p>1.76227304428618E-06</text:p>
          </table:table-cell>
          <table:table-cell table:formula="of:=0.5*[.E12]*(([.E5]-[.D5])/([.E1]-[.D1]))^2" office:value-type="float" office:value="0.000000136679388021234" calcext:value-type="float">
            <text:p>1.36679388021234E-07</text:p>
          </table:table-cell>
          <table:table-cell table:formula="of:=0.5*[.F12]*(([.F5]-[.E5])/([.F1]-[.E1]))^2" office:value-type="float" office:value="0.000000298395370048032" calcext:value-type="float">
            <text:p>2.98395370048032E-07</text:p>
          </table:table-cell>
          <table:table-cell table:formula="of:=0.5*[.G12]*(([.G5]-[.F5])/([.G1]-[.F1]))^2" office:value-type="float" office:value="0.00000412302891237129" calcext:value-type="float">
            <text:p>4.12302891237129E-06</text:p>
          </table:table-cell>
          <table:table-cell table:formula="of:=0.5*[.H12]*(([.H5]-[.G5])/([.H1]-[.G1]))^2" office:value-type="float" office:value="0.000013497495584095" calcext:value-type="float">
            <text:p>1.3497495584095E-05</text:p>
          </table:table-cell>
          <table:table-cell table:formula="of:=0.5*[.I12]*(([.I5]-[.H5])/([.I1]-[.H1]))^2" office:value-type="float" office:value="0.00000732793089893136" calcext:value-type="float">
            <text:p>7.32793089893136E-06</text:p>
          </table:table-cell>
          <table:table-cell table:formula="of:=0.5*[.J12]*(([.J5]-[.I5])/([.J1]-[.I1]))^2" office:value-type="float" office:value="0.00000376617778436648" calcext:value-type="float">
            <text:p>3.76617778436648E-06</text:p>
          </table:table-cell>
          <table:table-cell table:formula="of:=0.5*[.K12]*(([.K5]-[.J5])/([.K1]-[.J1]))^2" office:value-type="float" office:value="0.0000153787235089885" calcext:value-type="float">
            <text:p>1.53787235089885E-05</text:p>
          </table:table-cell>
          <table:table-cell table:formula="of:=0.5*[.L12]*(([.L5]-[.K5])/([.L1]-[.K1]))^2" office:value-type="float" office:value="0.0000000762753503845808" calcext:value-type="float">
            <text:p>7.62753503845808E-08</text:p>
          </table:table-cell>
          <table:table-cell table:formula="of:=0.5*[.M12]*(([.M5]-[.L5])/([.M1]-[.L1]))^2" office:value-type="float" office:value="0.00000106297685312767" calcext:value-type="float">
            <text:p>1.06297685312767E-06</text:p>
          </table:table-cell>
          <table:table-cell table:formula="of:=0.5*[.N12]*(([.N5]-[.M5])/([.N1]-[.M1]))^2" office:value-type="float" office:value="0.000000104602496217479" calcext:value-type="float">
            <text:p>1.04602496217479E-07</text:p>
          </table:table-cell>
          <table:table-cell table:formula="of:=0.5*[.O12]*(([.O5]-[.N5])/([.O1]-[.N1]))^2" office:value-type="float" office:value="0.0000103019066634043" calcext:value-type="float">
            <text:p>1.03019066634043E-05</text:p>
          </table:table-cell>
          <table:table-cell table:formula="of:=0.5*[.P12]*(([.P5]-[.O5])/([.P1]-[.O1]))^2" office:value-type="float" office:value="0.00000341607781130021" calcext:value-type="float">
            <text:p>3.41607781130021E-06</text:p>
          </table:table-cell>
          <table:table-cell table:formula="of:=0.5*[.Q12]*(([.Q5]-[.P5])/([.Q1]-[.P1]))^2" office:value-type="float" office:value="0.00000093268782774382" calcext:value-type="float">
            <text:p>9.3268782774382E-07</text:p>
          </table:table-cell>
          <table:table-cell table:formula="of:=0.5*[.R12]*(([.R5]-[.Q5])/([.R1]-[.Q1]))^2" office:value-type="float" office:value="0.000000186071114628005" calcext:value-type="float">
            <text:p>1.86071114628005E-07</text:p>
          </table:table-cell>
          <table:table-cell table:formula="of:=0.5*[.S12]*(([.S5]-[.R5])/([.S1]-[.R1]))^2" office:value-type="float" office:value="0.00000000106904601336064" calcext:value-type="float">
            <text:p>1.06904601336064E-09</text:p>
          </table:table-cell>
          <table:table-cell table:formula="of:=0.5*[.T12]*(([.T5]-[.S5])/([.T1]-[.S1]))^2" office:value-type="float" office:value="0.00000139222702853671" calcext:value-type="float">
            <text:p>1.39222702853671E-06</text:p>
          </table:table-cell>
          <table:table-cell table:formula="of:=0.5*[.U12]*(([.U5]-[.T5])/([.U1]-[.T1]))^2" office:value-type="float" office:value="0.00000134924622361504" calcext:value-type="float">
            <text:p>1.34924622361504E-06</text:p>
          </table:table-cell>
          <table:table-cell table:formula="of:=0.5*[.V12]*(([.V5]-[.U5])/([.V1]-[.U1]))^2" office:value-type="float" office:value="0.000000949090787559403" calcext:value-type="float">
            <text:p>9.49090787559403E-07</text:p>
          </table:table-cell>
          <table:table-cell table:formula="of:=0.5*[.W12]*(([.W5]-[.V5])/([.W1]-[.V1]))^2" office:value-type="float" office:value="0.00000940056038043046" calcext:value-type="float">
            <text:p>9.40056038043046E-06</text:p>
          </table:table-cell>
          <table:table-cell table:formula="of:=0.5*[.X12]*(([.X5]-[.W5])/([.X1]-[.W1]))^2" office:value-type="float" office:value="0.0000000771734158883374" calcext:value-type="float">
            <text:p>7.71734158883374E-08</text:p>
          </table:table-cell>
          <table:table-cell table:formula="of:=0.5*[.Y12]*(([.Y5]-[.X5])/([.Y1]-[.X1]))^2" office:value-type="float" office:value="0.00000878423717515097" calcext:value-type="float">
            <text:p>8.78423717515097E-06</text:p>
          </table:table-cell>
          <table:table-cell table:formula="of:=0.5*[.Z12]*(([.Z5]-[.Y5])/([.Z1]-[.Y1]))^2" office:value-type="float" office:value="0.000000107655143246346" calcext:value-type="float">
            <text:p>1.07655143246346E-07</text:p>
          </table:table-cell>
          <table:table-cell table:formula="of:=0.5*[.AA12]*(([.AA5]-[.Z5])/([.AA1]-[.Z1]))^2" office:value-type="float" office:value="0.000000450408514267087" calcext:value-type="float">
            <text:p>4.50408514267087E-07</text:p>
          </table:table-cell>
          <table:table-cell table:formula="of:=0.5*[.AB12]*(([.AB5]-[.AA5])/([.AB1]-[.AA1]))^2" office:value-type="float" office:value="0.00000647659068856745" calcext:value-type="float">
            <text:p>6.47659068856745E-06</text:p>
          </table:table-cell>
          <table:table-cell table:formula="of:=0.5*[.AC12]*(([.AC5]-[.AB5])/([.AC1]-[.AB1]))^2" office:value-type="float" office:value="0.00000322046728961996" calcext:value-type="float">
            <text:p>3.22046728961996E-06</text:p>
          </table:table-cell>
          <table:table-cell table:formula="of:=0.5*[.AD12]*(([.AD5]-[.AC5])/([.AD1]-[.AC1]))^2" office:value-type="float" office:value="0.0000749318514940288" calcext:value-type="float">
            <text:p>7.49318514940288E-05</text:p>
          </table:table-cell>
          <table:table-cell table:formula="of:=0.5*[.AE12]*(([.AE5]-[.AD5])/([.AE1]-[.AD1]))^2" office:value-type="float" office:value="0.0000577531141024587" calcext:value-type="float">
            <text:p>5.77531141024587E-05</text:p>
          </table:table-cell>
          <table:table-cell table:formula="of:=0.5*[.AF12]*(([.AF5]-[.AE5])/([.AF1]-[.AE1]))^2" office:value-type="float" office:value="0.0052061096025057" calcext:value-type="float">
            <text:p>0.005206109602506</text:p>
          </table:table-cell>
          <table:table-cell table:formula="of:=0.5*[.AG12]*(([.AG5]-[.AF5])/([.AG1]-[.AF1]))^2" office:value-type="float" office:value="0.0044859385403675" calcext:value-type="float">
            <text:p>0.004485938540368</text:p>
          </table:table-cell>
          <table:table-cell table:formula="of:=0.5*[.AH12]*(([.AH5]-[.AG5])/([.AH1]-[.AG1]))^2" office:value-type="float" office:value="0.0015295509191515" calcext:value-type="float">
            <text:p>0.001529550919152</text:p>
          </table:table-cell>
          <table:table-cell table:formula="of:=0.5*[.AI12]*(([.AI5]-[.AH5])/([.AI1]-[.AH1]))^2" office:value-type="float" office:value="0.000933774369624083" calcext:value-type="float">
            <text:p>0.000933774369624</text:p>
          </table:table-cell>
          <table:table-cell table:formula="of:=0.5*[.AJ12]*(([.AJ5]-[.AI5])/([.AJ1]-[.AI1]))^2" office:value-type="float" office:value="0.016886082373776" calcext:value-type="float">
            <text:p>0.016886082373776</text:p>
          </table:table-cell>
          <table:table-cell table:formula="of:=0.5*[.AK12]*(([.AK5]-[.AJ5])/([.AK1]-[.AJ1]))^2" office:value-type="float" office:value="0.000439395350282397" calcext:value-type="float">
            <text:p>0.000439395350282</text:p>
          </table:table-cell>
          <table:table-cell table:formula="of:=0.5*[.AL12]*(([.AL5]-[.AK5])/([.AL1]-[.AK1]))^2" office:value-type="float" office:value="0.144834175832588" calcext:value-type="float">
            <text:p>0.144834175832588</text:p>
          </table:table-cell>
          <table:table-cell table:formula="of:=0.5*[.AM12]*(([.AM5]-[.AL5])/([.AM1]-[.AL1]))^2" office:value-type="float" office:value="0.0721380420050244" calcext:value-type="float">
            <text:p>0.072138042005024</text:p>
          </table:table-cell>
          <table:table-cell table:formula="of:=0.5*[.AN12]*(([.AN5]-[.AM5])/([.AN1]-[.AM1]))^2" office:value-type="float" office:value="0.0163478619212329" calcext:value-type="float">
            <text:p>0.016347861921233</text:p>
          </table:table-cell>
          <table:table-cell table:formula="of:=0.5*[.AO12]*(([.AO5]-[.AN5])/([.AO1]-[.AN1]))^2" office:value-type="float" office:value="0.00516209902334449" calcext:value-type="float">
            <text:p>0.005162099023344</text:p>
          </table:table-cell>
          <table:table-cell table:formula="of:=0.5*[.AP12]*(([.AP5]-[.AO5])/([.AP1]-[.AO1]))^2" office:value-type="float" office:value="0.000251370169446991" calcext:value-type="float">
            <text:p>0.000251370169447</text:p>
          </table:table-cell>
          <table:table-cell table:formula="of:=0.5*[.AQ12]*(([.AQ5]-[.AP5])/([.AQ1]-[.AP1]))^2" office:value-type="float" office:value="0.00113987642997145" calcext:value-type="float">
            <text:p>0.001139876429971</text:p>
          </table:table-cell>
          <table:table-cell table:formula="of:=0.5*[.AR12]*(([.AR5]-[.AQ5])/([.AR1]-[.AQ1]))^2" office:value-type="float" office:value="0.0221957739537805" calcext:value-type="float">
            <text:p>0.022195773953781</text:p>
          </table:table-cell>
          <table:table-cell table:formula="of:=0.5*[.AS12]*(([.AS5]-[.AR5])/([.AS1]-[.AR1]))^2" office:value-type="float" office:value="0.00587552359695138" calcext:value-type="float">
            <text:p>0.005875523596951</text:p>
          </table:table-cell>
          <table:table-cell table:formula="of:=0.5*[.AT12]*(([.AT5]-[.AS5])/([.AT1]-[.AS1]))^2" office:value-type="float" office:value="0.0075199138642814" calcext:value-type="float">
            <text:p>0.007519913864281</text:p>
          </table:table-cell>
          <table:table-cell table:formula="of:=0.5*[.AU12]*(([.AU5]-[.AT5])/([.AU1]-[.AT1]))^2" office:value-type="float" office:value="0.00408774396564669" calcext:value-type="float">
            <text:p>0.004087743965647</text:p>
          </table:table-cell>
          <table:table-cell table:formula="of:=0.5*[.AV12]*(([.AV5]-[.AU5])/([.AV1]-[.AU1]))^2" office:value-type="float" office:value="0.00752758005512437" calcext:value-type="float">
            <text:p>0.007527580055124</text:p>
          </table:table-cell>
          <table:table-cell table:formula="of:=0.5*[.AW12]*(([.AW5]-[.AV5])/([.AW1]-[.AV1]))^2" office:value-type="float" office:value="0.00886008068381991" calcext:value-type="float">
            <text:p>0.00886008068382</text:p>
          </table:table-cell>
          <table:table-cell table:formula="of:=0.5*[.AX12]*(([.AX5]-[.AW5])/([.AX1]-[.AW1]))^2" office:value-type="float" office:value="0.00187801881657292" calcext:value-type="float">
            <text:p>0.001878018816573</text:p>
          </table:table-cell>
          <table:table-cell table:formula="of:=0.5*[.AY12]*(([.AY5]-[.AX5])/([.AY1]-[.AX1]))^2" office:value-type="float" office:value="0.102002676859715" calcext:value-type="float">
            <text:p>0.102002676859715</text:p>
          </table:table-cell>
          <table:table-cell table:formula="of:=0.5*[.AZ12]*(([.AZ5]-[.AY5])/([.AZ1]-[.AY1]))^2" office:value-type="float" office:value="0.017406338980437" calcext:value-type="float">
            <text:p>0.017406338980437</text:p>
          </table:table-cell>
          <table:table-cell table:formula="of:=0.5*[.BA12]*(([.BA5]-[.AZ5])/([.BA1]-[.AZ1]))^2" office:value-type="float" office:value="0.000217560227449862" calcext:value-type="float">
            <text:p>0.00021756022745</text:p>
          </table:table-cell>
          <table:table-cell table:formula="of:=0.5*[.BB12]*(([.BB5]-[.BA5])/([.BB1]-[.BA1]))^2" office:value-type="float" office:value="0.0234773428886162" calcext:value-type="float">
            <text:p>0.023477342888616</text:p>
          </table:table-cell>
          <table:table-cell table:formula="of:=0.5*[.BC12]*(([.BC5]-[.BB5])/([.BC1]-[.BB1]))^2" office:value-type="float" office:value="0.0363346348564564" calcext:value-type="float">
            <text:p>0.036334634856456</text:p>
          </table:table-cell>
          <table:table-cell table:formula="of:=0.5*[.BD12]*(([.BD5]-[.BC5])/([.BD1]-[.BC1]))^2" office:value-type="float" office:value="0.0416529933157043" calcext:value-type="float">
            <text:p>0.041652993315704</text:p>
          </table:table-cell>
          <table:table-cell table:formula="of:=0.5*[.BE12]*(([.BE5]-[.BD5])/([.BE1]-[.BD1]))^2" office:value-type="float" office:value="0.00310396781912996" calcext:value-type="float">
            <text:p>0.00310396781913</text:p>
          </table:table-cell>
          <table:table-cell table:formula="of:=0.5*[.BF12]*(([.BF5]-[.BE5])/([.BF1]-[.BE1]))^2" office:value-type="float" office:value="0.0775448880740131" calcext:value-type="float">
            <text:p>0.077544888074013</text:p>
          </table:table-cell>
          <table:table-cell table:formula="of:=0.5*[.BG12]*(([.BG5]-[.BF5])/([.BG1]-[.BF1]))^2" office:value-type="float" office:value="0.000418182481331588" calcext:value-type="float">
            <text:p>0.000418182481332</text:p>
          </table:table-cell>
          <table:table-cell table:formula="of:=0.5*[.BH12]*(([.BH5]-[.BG5])/([.BH1]-[.BG1]))^2" office:value-type="float" office:value="0.138145399787714" calcext:value-type="float">
            <text:p>0.138145399787714</text:p>
          </table:table-cell>
          <table:table-cell table:formula="of:=0.5*[.BI12]*(([.BI5]-[.BH5])/([.BI1]-[.BH1]))^2" office:value-type="float" office:value="0.0148373384534461" calcext:value-type="float">
            <text:p>0.014837338453446</text:p>
          </table:table-cell>
          <table:table-cell table:formula="of:=0.5*[.BJ12]*(([.BJ5]-[.BI5])/([.BJ1]-[.BI1]))^2" office:value-type="float" office:value="0.000627659984160912" calcext:value-type="float">
            <text:p>0.000627659984161</text:p>
          </table:table-cell>
          <table:table-cell table:formula="of:=0.5*[.BK12]*(([.BK5]-[.BJ5])/([.BK1]-[.BJ1]))^2" office:value-type="float" office:value="0.0135042110321887" calcext:value-type="float">
            <text:p>0.013504211032189</text:p>
          </table:table-cell>
          <table:table-cell table:formula="of:=0.5*[.BL12]*(([.BL5]-[.BK5])/([.BL1]-[.BK1]))^2" office:value-type="float" office:value="0.0349126313441503" calcext:value-type="float">
            <text:p>0.03491263134415</text:p>
          </table:table-cell>
          <table:table-cell table:formula="of:=0.5*[.BM12]*(([.BM5]-[.BL5])/([.BM1]-[.BL1]))^2" office:value-type="float" office:value="0.0000237238316642959" calcext:value-type="float">
            <text:p>2.37238316642959E-05</text:p>
          </table:table-cell>
          <table:table-cell table:formula="of:=0.5*[.BN12]*(([.BN5]-[.BM5])/([.BN1]-[.BM1]))^2" office:value-type="float" office:value="0.00722666616509224" calcext:value-type="float">
            <text:p>0.007226666165092</text:p>
          </table:table-cell>
          <table:table-cell table:formula="of:=0.5*[.BO12]*(([.BO5]-[.BN5])/([.BO1]-[.BN1]))^2" office:value-type="float" office:value="0.029537998445612" calcext:value-type="float">
            <text:p>0.029537998445612</text:p>
          </table:table-cell>
          <table:table-cell table:formula="of:=0.5*[.BP12]*(([.BP5]-[.BO5])/([.BP1]-[.BO1]))^2" office:value-type="float" office:value="0.00288917955400151" calcext:value-type="float">
            <text:p>0.002889179554002</text:p>
          </table:table-cell>
          <table:table-cell table:formula="of:=0.5*[.BQ12]*(([.BQ5]-[.BP5])/([.BQ1]-[.BP1]))^2" office:value-type="float" office:value="0.0837622420601987" calcext:value-type="float">
            <text:p>0.083762242060199</text:p>
          </table:table-cell>
          <table:table-cell table:formula="of:=0.5*[.BR12]*(([.BR5]-[.BQ5])/([.BR1]-[.BQ1]))^2" office:value-type="float" office:value="0.032494408820634" calcext:value-type="float">
            <text:p>0.032494408820634</text:p>
          </table:table-cell>
          <table:table-cell table:formula="of:=0.5*[.BS12]*(([.BS5]-[.BR5])/([.BS1]-[.BR1]))^2" office:value-type="float" office:value="0.00648764394722333" calcext:value-type="float">
            <text:p>0.006487643947223</text:p>
          </table:table-cell>
          <table:table-cell table:formula="of:=0.5*[.BT12]*(([.BT5]-[.BS5])/([.BT1]-[.BS1]))^2" office:value-type="float" office:value="0.0683032777913378" calcext:value-type="float">
            <text:p>0.068303277791338</text:p>
          </table:table-cell>
          <table:table-cell table:formula="of:=0.5*[.BU12]*(([.BU5]-[.BT5])/([.BU1]-[.BT1]))^2" office:value-type="float" office:value="0.022730434686682" calcext:value-type="float">
            <text:p>0.022730434686682</text:p>
          </table:table-cell>
          <table:table-cell table:formula="of:=0.5*[.BV12]*(([.BV5]-[.BU5])/([.BV1]-[.BU1]))^2" office:value-type="float" office:value="0.0398230755917091" calcext:value-type="float">
            <text:p>0.039823075591709</text:p>
          </table:table-cell>
          <table:table-cell table:formula="of:=0.5*[.BW12]*(([.BW5]-[.BV5])/([.BW1]-[.BV1]))^2" office:value-type="float" office:value="0.0056977618778364" calcext:value-type="float">
            <text:p>0.005697761877836</text:p>
          </table:table-cell>
          <table:table-cell table:formula="of:=0.5*[.BX12]*(([.BX5]-[.BW5])/([.BX1]-[.BW1]))^2" office:value-type="float" office:value="0.00594596036865899" calcext:value-type="float">
            <text:p>0.005945960368659</text:p>
          </table:table-cell>
          <table:table-cell table:formula="of:=0.5*[.BY12]*(([.BY5]-[.BX5])/([.BY1]-[.BX1]))^2" office:value-type="float" office:value="0.0146303174784732" calcext:value-type="float">
            <text:p>0.014630317478473</text:p>
          </table:table-cell>
          <table:table-cell table:formula="of:=0.5*[.BZ12]*(([.BZ5]-[.BY5])/([.BZ1]-[.BY1]))^2" office:value-type="float" office:value="0.00254894026883253" calcext:value-type="float">
            <text:p>0.002548940268833</text:p>
          </table:table-cell>
          <table:table-cell table:formula="of:=0.5*[.CA12]*(([.CA5]-[.BZ5])/([.CA1]-[.BZ1]))^2" office:value-type="float" office:value="0.0224401336524651" calcext:value-type="float">
            <text:p>0.022440133652465</text:p>
          </table:table-cell>
          <table:table-cell table:formula="of:=0.5*[.CB12]*(([.CB5]-[.CA5])/([.CB1]-[.CA1]))^2" office:value-type="float" office:value="0.00265380364203025" calcext:value-type="float">
            <text:p>0.00265380364203</text:p>
          </table:table-cell>
          <table:table-cell table:formula="of:=0.5*[.CC12]*(([.CC5]-[.CB5])/([.CC1]-[.CB1]))^2" office:value-type="float" office:value="0.0129860893365022" calcext:value-type="float">
            <text:p>0.012986089336502</text:p>
          </table:table-cell>
          <table:table-cell table:formula="of:=0.5*[.CD12]*(([.CD5]-[.CC5])/([.CD1]-[.CC1]))^2" office:value-type="float" office:value="0.0146064525485635" calcext:value-type="float">
            <text:p>0.014606452548564</text:p>
          </table:table-cell>
          <table:table-cell table:formula="of:=0.5*[.CE12]*(([.CE5]-[.CD5])/([.CE1]-[.CD1]))^2" office:value-type="float" office:value="0.00471323673485193" calcext:value-type="float">
            <text:p>0.004713236734852</text:p>
          </table:table-cell>
          <table:table-cell table:formula="of:=0.5*[.CF12]*(([.CF5]-[.CE5])/([.CF1]-[.CE1]))^2" office:value-type="float" office:value="0.0246178206969285" calcext:value-type="float">
            <text:p>0.024617820696929</text:p>
          </table:table-cell>
          <table:table-cell table:formula="of:=0.5*[.CG12]*(([.CG5]-[.CF5])/([.CG1]-[.CF1]))^2" office:value-type="float" office:value="0.00778827641094182" calcext:value-type="float">
            <text:p>0.007788276410942</text:p>
          </table:table-cell>
          <table:table-cell table:formula="of:=0.5*[.CH12]*(([.CH5]-[.CG5])/([.CH1]-[.CG1]))^2" office:value-type="float" office:value="0.0986452129767743" calcext:value-type="float">
            <text:p>0.098645212976774</text:p>
          </table:table-cell>
          <table:table-cell table:formula="of:=0.5*[.CI12]*(([.CI5]-[.CH5])/([.CI1]-[.CH1]))^2" office:value-type="float" office:value="0.00018133806520283" calcext:value-type="float">
            <text:p>0.000181338065203</text:p>
          </table:table-cell>
          <table:table-cell table:formula="of:=0.5*[.CJ12]*(([.CJ5]-[.CI5])/([.CJ1]-[.CI1]))^2" office:value-type="float" office:value="0.00279777694431521" calcext:value-type="float">
            <text:p>0.002797776944315</text:p>
          </table:table-cell>
          <table:table-cell table:formula="of:=0.5*[.CK12]*(([.CK5]-[.CJ5])/([.CK1]-[.CJ1]))^2" office:value-type="float" office:value="0.0183214049692741" calcext:value-type="float">
            <text:p>0.018321404969274</text:p>
          </table:table-cell>
          <table:table-cell table:formula="of:=0.5*[.CL12]*(([.CL5]-[.CK5])/([.CL1]-[.CK1]))^2" office:value-type="float" office:value="0.0182834331161701" calcext:value-type="float">
            <text:p>0.01828343311617</text:p>
          </table:table-cell>
          <table:table-cell table:formula="of:=0.5*[.CM12]*(([.CM5]-[.CL5])/([.CM1]-[.CL1]))^2" office:value-type="float" office:value="0.0466414242866518" calcext:value-type="float">
            <text:p>0.046641424286652</text:p>
          </table:table-cell>
          <table:table-cell table:formula="of:=0.5*[.CN12]*(([.CN5]-[.CM5])/([.CN1]-[.CM1]))^2" office:value-type="float" office:value="0.00198567791327265" calcext:value-type="float">
            <text:p>0.001985677913273</text:p>
          </table:table-cell>
          <table:table-cell table:formula="of:=0.5*[.CO12]*(([.CO5]-[.CN5])/([.CO1]-[.CN1]))^2" office:value-type="float" office:value="0.00316653547582455" calcext:value-type="float">
            <text:p>0.003166535475825</text:p>
          </table:table-cell>
          <table:table-cell table:formula="of:=0.5*[.CP12]*(([.CP5]-[.CO5])/([.CP1]-[.CO1]))^2" office:value-type="float" office:value="0.0985214544608424" calcext:value-type="float">
            <text:p>0.098521454460842</text:p>
          </table:table-cell>
          <table:table-cell table:formula="of:=0.5*[.CQ12]*(([.CQ5]-[.CP5])/([.CQ1]-[.CP1]))^2" office:value-type="float" office:value="0.159366109193776" calcext:value-type="float">
            <text:p>0.159366109193776</text:p>
          </table:table-cell>
          <table:table-cell table:formula="of:=0.5*[.CR12]*(([.CR5]-[.CQ5])/([.CR1]-[.CQ1]))^2" office:value-type="float" office:value="0.0585966264894964" calcext:value-type="float">
            <text:p>0.058596626489497</text:p>
          </table:table-cell>
          <table:table-cell table:formula="of:=0.5*[.CS12]*(([.CS5]-[.CR5])/([.CS1]-[.CR1]))^2" office:value-type="float" office:value="0.00273234142142076" calcext:value-type="float">
            <text:p>0.002732341421421</text:p>
          </table:table-cell>
          <table:table-cell table:formula="of:=0.5*[.CT12]*(([.CT5]-[.CS5])/([.CT1]-[.CS1]))^2" office:value-type="float" office:value="0.000843820857524928" calcext:value-type="float">
            <text:p>0.000843820857525</text:p>
          </table:table-cell>
          <table:table-cell table:formula="of:=0.5*[.CU12]*(([.CU5]-[.CT5])/([.CU1]-[.CT1]))^2" office:value-type="float" office:value="0.0077023294347522" calcext:value-type="float">
            <text:p>0.007702329434752</text:p>
          </table:table-cell>
          <table:table-cell table:formula="of:=0.5*[.CV12]*(([.CV5]-[.CU5])/([.CV1]-[.CU1]))^2" office:value-type="float" office:value="0.0570482149111568" calcext:value-type="float">
            <text:p>0.057048214911157</text:p>
          </table:table-cell>
          <table:table-cell table:formula="of:=0.5*[.CW12]*(([.CW5]-[.CV5])/([.CW1]-[.CV1]))^2" office:value-type="float" office:value="0.00231276002599383" calcext:value-type="float">
            <text:p>0.002312760025994</text:p>
          </table:table-cell>
          <table:table-cell table:formula="of:=0.5*[.CX12]*(([.CX5]-[.CW5])/([.CX1]-[.CW1]))^2" office:value-type="float" office:value="0.0293910961572614" calcext:value-type="float">
            <text:p>0.029391096157261</text:p>
          </table:table-cell>
          <table:table-cell table:formula="of:=0.5*[.CY12]*(([.CY5]-[.CX5])/([.CY1]-[.CX1]))^2" office:value-type="float" office:value="0.0318166668782962" calcext:value-type="float">
            <text:p>0.031816666878296</text:p>
          </table:table-cell>
          <table:table-cell table:formula="of:=0.5*[.CZ12]*(([.CZ5]-[.CY5])/([.CZ1]-[.CY1]))^2" office:value-type="float" office:value="0.00527839195240567" calcext:value-type="float">
            <text:p>0.005278391952406</text:p>
          </table:table-cell>
          <table:table-cell table:formula="of:=0.5*[.DA12]*(([.DA5]-[.CZ5])/([.DA1]-[.CZ1]))^2" office:value-type="float" office:value="0.00165686005675582" calcext:value-type="float">
            <text:p>0.001656860056756</text:p>
          </table:table-cell>
          <table:table-cell table:formula="of:=0.5*[.DB12]*(([.DB5]-[.DA5])/([.DB1]-[.DA1]))^2" office:value-type="float" office:value="0.015612744327577" calcext:value-type="float">
            <text:p>0.015612744327577</text:p>
          </table:table-cell>
          <table:table-cell table:formula="of:=0.5*[.DC12]*(([.DC5]-[.DB5])/([.DC1]-[.DB1]))^2" office:value-type="float" office:value="0.00573720617120689" calcext:value-type="float">
            <text:p>0.005737206171207</text:p>
          </table:table-cell>
          <table:table-cell table:formula="of:=0.5*[.DD12]*(([.DD5]-[.DC5])/([.DD1]-[.DC1]))^2" office:value-type="float" office:value="0.014141838056295" calcext:value-type="float">
            <text:p>0.014141838056295</text:p>
          </table:table-cell>
          <table:table-cell table:formula="of:=0.5*[.DE12]*(([.DE5]-[.DD5])/([.DE1]-[.DD1]))^2" office:value-type="float" office:value="0.00322422413202297" calcext:value-type="float">
            <text:p>0.003224224132023</text:p>
          </table:table-cell>
          <table:table-cell table:formula="of:=0.5*[.DF12]*(([.DF5]-[.DE5])/([.DF1]-[.DE1]))^2" office:value-type="float" office:value="0.0000475555664933852" calcext:value-type="float">
            <text:p>4.75555664933852E-05</text:p>
          </table:table-cell>
          <table:table-cell table:formula="of:=0.5*[.DG12]*(([.DG5]-[.DF5])/([.DG1]-[.DF1]))^2" office:value-type="float" office:value="0.000507006656642602" calcext:value-type="float">
            <text:p>0.000507006656643</text:p>
          </table:table-cell>
          <table:table-cell table:formula="of:=0.5*[.DH12]*(([.DH5]-[.DG5])/([.DH1]-[.DG1]))^2" office:value-type="float" office:value="0.0901874682090208" calcext:value-type="float">
            <text:p>0.090187468209021</text:p>
          </table:table-cell>
          <table:table-cell table:formula="of:=0.5*[.DI12]*(([.DI5]-[.DH5])/([.DI1]-[.DH1]))^2" office:value-type="float" office:value="0.00534448447761405" calcext:value-type="float">
            <text:p>0.005344484477614</text:p>
          </table:table-cell>
          <table:table-cell table:formula="of:=0.5*[.DJ12]*(([.DJ5]-[.DI5])/([.DJ1]-[.DI1]))^2" office:value-type="float" office:value="0.0351555210650854" calcext:value-type="float">
            <text:p>0.035155521065085</text:p>
          </table:table-cell>
          <table:table-cell table:formula="of:=0.5*[.DK12]*(([.DK5]-[.DJ5])/([.DK1]-[.DJ1]))^2" office:value-type="float" office:value="0.0119290479862633" calcext:value-type="float">
            <text:p>0.011929047986263</text:p>
          </table:table-cell>
          <table:table-cell table:formula="of:=0.5*[.DL12]*(([.DL5]-[.DK5])/([.DL1]-[.DK1]))^2" office:value-type="float" office:value="0.024833383162265" calcext:value-type="float">
            <text:p>0.024833383162265</text:p>
          </table:table-cell>
          <table:table-cell table:formula="of:=0.5*[.DM12]*(([.DM5]-[.DL5])/([.DM1]-[.DL1]))^2" office:value-type="float" office:value="0.0393973509031319" calcext:value-type="float">
            <text:p>0.039397350903132</text:p>
          </table:table-cell>
          <table:table-cell table:formula="of:=0.5*[.DN12]*(([.DN5]-[.DM5])/([.DN1]-[.DM1]))^2" office:value-type="float" office:value="0.00838874493932865" calcext:value-type="float">
            <text:p>0.008388744939329</text:p>
          </table:table-cell>
          <table:table-cell table:formula="of:=0.5*[.DO12]*(([.DO5]-[.DN5])/([.DO1]-[.DN1]))^2" office:value-type="float" office:value="0.00565250922919557" calcext:value-type="float">
            <text:p>0.005652509229196</text:p>
          </table:table-cell>
          <table:table-cell table:formula="of:=0.5*[.DP12]*(([.DP5]-[.DO5])/([.DP1]-[.DO1]))^2" office:value-type="float" office:value="0.0226210153044038" calcext:value-type="float">
            <text:p>0.022621015304404</text:p>
          </table:table-cell>
          <table:table-cell table:formula="of:=0.5*[.DQ12]*(([.DQ5]-[.DP5])/([.DQ1]-[.DP1]))^2" office:value-type="float" office:value="0.0284921808517327" calcext:value-type="float">
            <text:p>0.028492180851733</text:p>
          </table:table-cell>
          <table:table-cell table:formula="of:=0.5*[.DR12]*(([.DR5]-[.DQ5])/([.DR1]-[.DQ1]))^2" office:value-type="float" office:value="0.000590609666749574" calcext:value-type="float">
            <text:p>0.00059060966675</text:p>
          </table:table-cell>
          <table:table-cell table:formula="of:=0.5*[.DS12]*(([.DS5]-[.DR5])/([.DS1]-[.DR1]))^2" office:value-type="float" office:value="0.000256680962742337" calcext:value-type="float">
            <text:p>0.000256680962742</text:p>
          </table:table-cell>
          <table:table-cell table:formula="of:=0.5*[.DT12]*(([.DT5]-[.DS5])/([.DT1]-[.DS1]))^2" office:value-type="float" office:value="0.00124089987120121" calcext:value-type="float">
            <text:p>0.001240899871201</text:p>
          </table:table-cell>
          <table:table-cell table:formula="of:=0.5*[.DU12]*(([.DU5]-[.DT5])/([.DU1]-[.DT1]))^2" office:value-type="float" office:value="0.000201187555405888" calcext:value-type="float">
            <text:p>0.000201187555406</text:p>
          </table:table-cell>
          <table:table-cell table:formula="of:=0.5*[.DV12]*(([.DV5]-[.DU5])/([.DV1]-[.DU1]))^2" office:value-type="float" office:value="0.0186116432243822" calcext:value-type="float">
            <text:p>0.018611643224382</text:p>
          </table:table-cell>
          <table:table-cell table:formula="of:=0.5*[.DW12]*(([.DW5]-[.DV5])/([.DW1]-[.DV1]))^2" office:value-type="float" office:value="0.0453372306432807" calcext:value-type="float">
            <text:p>0.045337230643281</text:p>
          </table:table-cell>
          <table:table-cell table:formula="of:=0.5*[.DX12]*(([.DX5]-[.DW5])/([.DX1]-[.DW1]))^2" office:value-type="float" office:value="0.0620878387249723" calcext:value-type="float">
            <text:p>0.062087838724972</text:p>
          </table:table-cell>
          <table:table-cell table:formula="of:=0.5*[.DY12]*(([.DY5]-[.DX5])/([.DY1]-[.DX1]))^2" office:value-type="float" office:value="0.00787310193011221" calcext:value-type="float">
            <text:p>0.007873101930112</text:p>
          </table:table-cell>
          <table:table-cell table:formula="of:=0.5*[.DZ12]*(([.DZ5]-[.DY5])/([.DZ1]-[.DY1]))^2" office:value-type="float" office:value="0.0199816260001975" calcext:value-type="float">
            <text:p>0.019981626000198</text:p>
          </table:table-cell>
          <table:table-cell table:formula="of:=0.5*[.EA12]*(([.EA5]-[.DZ5])/([.EA1]-[.DZ1]))^2" office:value-type="float" office:value="0.0205435269417905" calcext:value-type="float">
            <text:p>0.020543526941791</text:p>
          </table:table-cell>
          <table:table-cell table:formula="of:=0.5*[.EB12]*(([.EB5]-[.EA5])/([.EB1]-[.EA1]))^2" office:value-type="float" office:value="0.000328553357633715" calcext:value-type="float">
            <text:p>0.000328553357634</text:p>
          </table:table-cell>
          <table:table-cell table:formula="of:=0.5*[.EC12]*(([.EC5]-[.EB5])/([.EC1]-[.EB1]))^2" office:value-type="float" office:value="0.00358473308912654" calcext:value-type="float">
            <text:p>0.003584733089127</text:p>
          </table:table-cell>
          <table:table-cell table:formula="of:=0.5*[.ED12]*(([.ED5]-[.EC5])/([.ED1]-[.EC1]))^2" office:value-type="float" office:value="0.00000624639675475222" calcext:value-type="float">
            <text:p>6.24639675475222E-06</text:p>
          </table:table-cell>
          <table:table-cell table:formula="of:=0.5*[.EE12]*(([.EE5]-[.ED5])/([.EE1]-[.ED1]))^2" office:value-type="float" office:value="0.000167813664551236" calcext:value-type="float">
            <text:p>0.000167813664551</text:p>
          </table:table-cell>
          <table:table-cell table:formula="of:=0.5*[.EF12]*(([.EF5]-[.EE5])/([.EF1]-[.EE1]))^2" office:value-type="float" office:value="0.000877538453029482" calcext:value-type="float">
            <text:p>0.000877538453029</text:p>
          </table:table-cell>
          <table:table-cell table:formula="of:=0.5*[.EG12]*(([.EG5]-[.EF5])/([.EG1]-[.EF1]))^2" office:value-type="float" office:value="0.000395060071575333" calcext:value-type="float">
            <text:p>0.000395060071575</text:p>
          </table:table-cell>
          <table:table-cell table:formula="of:=0.5*[.EH12]*(([.EH5]-[.EG5])/([.EH1]-[.EG1]))^2" office:value-type="float" office:value="0.000204177079048886" calcext:value-type="float">
            <text:p>0.000204177079049</text:p>
          </table:table-cell>
          <table:table-cell table:formula="of:=0.5*[.EI12]*(([.EI5]-[.EH5])/([.EI1]-[.EH1]))^2" office:value-type="float" office:value="0.000293131829337982" calcext:value-type="float">
            <text:p>0.000293131829338</text:p>
          </table:table-cell>
          <table:table-cell table:formula="of:=0.5*[.EJ12]*(([.EJ5]-[.EI5])/([.EJ1]-[.EI1]))^2" office:value-type="float" office:value="0.00000159417822345298" calcext:value-type="float">
            <text:p>1.59417822345298E-06</text:p>
          </table:table-cell>
          <table:table-cell table:formula="of:=0.5*[.EK12]*(([.EK5]-[.EJ5])/([.EK1]-[.EJ1]))^2" office:value-type="float" office:value="0.000025674650372137" calcext:value-type="float">
            <text:p>2.5674650372137E-05</text:p>
          </table:table-cell>
          <table:table-cell table:formula="of:=0.5*[.EL12]*(([.EL5]-[.EK5])/([.EL1]-[.EK1]))^2" office:value-type="float" office:value="0.0000325261719367184" calcext:value-type="float">
            <text:p>3.25261719367184E-05</text:p>
          </table:table-cell>
          <table:table-cell table:formula="of:=0.5*[.EM12]*(([.EM5]-[.EL5])/([.EM1]-[.EL1]))^2" office:value-type="float" office:value="0.000000219709673092771" calcext:value-type="float">
            <text:p>2.19709673092771E-07</text:p>
          </table:table-cell>
          <table:table-cell table:formula="of:=0.5*[.EN12]*(([.EN5]-[.EM5])/([.EN1]-[.EM1]))^2" office:value-type="float" office:value="0.000000215066387279231" calcext:value-type="float">
            <text:p>2.15066387279231E-07</text:p>
          </table:table-cell>
          <table:table-cell table:formula="of:=0.5*[.EO12]*(([.EO5]-[.EN5])/([.EO1]-[.EN1]))^2" office:value-type="float" office:value="0.00000114016760202211" calcext:value-type="float">
            <text:p>1.14016760202211E-06</text:p>
          </table:table-cell>
          <table:table-cell table:formula="of:=0.5*[.EP12]*(([.EP5]-[.EO5])/([.EP1]-[.EO1]))^2" office:value-type="float" office:value="0.00000062638672049744" calcext:value-type="float">
            <text:p>6.2638672049744E-07</text:p>
          </table:table-cell>
          <table:table-cell table:formula="of:=0.5*[.EQ12]*(([.EQ5]-[.EP5])/([.EQ1]-[.EP1]))^2" office:value-type="float" office:value="0.000000215994270365593" calcext:value-type="float">
            <text:p>2.15994270365593E-07</text:p>
          </table:table-cell>
          <table:table-cell table:formula="of:=0.5*[.ER12]*(([.ER5]-[.EQ5])/([.ER1]-[.EQ1]))^2" office:value-type="float" office:value="0.00000201140243528927" calcext:value-type="float">
            <text:p>2.01140243528927E-06</text:p>
          </table:table-cell>
          <table:table-cell table:formula="of:=0.5*[.ES12]*(([.ES5]-[.ER5])/([.ES1]-[.ER1]))^2" office:value-type="float" office:value="0.00000303081998085159" calcext:value-type="float">
            <text:p>3.03081998085159E-06</text:p>
          </table:table-cell>
          <table:table-cell table:formula="of:=0.5*[.ET12]*(([.ET5]-[.ES5])/([.ET1]-[.ES1]))^2" office:value-type="float" office:value="0.00000000906136613670439" calcext:value-type="float">
            <text:p>9.06136613670439E-09</text:p>
          </table:table-cell>
          <table:table-cell table:formula="of:=0.5*[.EU12]*(([.EU5]-[.ET5])/([.EU1]-[.ET1]))^2" office:value-type="float" office:value="0.000000304352986712062" calcext:value-type="float">
            <text:p>3.04352986712062E-07</text:p>
          </table:table-cell>
          <table:table-cell table:formula="of:=0.5*[.EV12]*(([.EV5]-[.EU5])/([.EV1]-[.EU1]))^2" office:value-type="float" office:value="0.000000190227651775072" calcext:value-type="float">
            <text:p>1.90227651775072E-07</text:p>
          </table:table-cell>
          <table:table-cell table:formula="of:=0.5*[.EW12]*(([.EW5]-[.EV5])/([.EW1]-[.EV1]))^2" office:value-type="float" office:value="0.0000000513481160231871" calcext:value-type="float">
            <text:p>5.13481160231871E-08</text:p>
          </table:table-cell>
          <table:table-cell table:formula="of:=0.5*[.EX12]*(([.EX5]-[.EW5])/([.EX1]-[.EW1]))^2" office:value-type="float" office:value="0.00000108557673894204" calcext:value-type="float">
            <text:p>1.08557673894204E-06</text:p>
          </table:table-cell>
          <table:table-cell table:formula="of:=0.5*[.EY12]*(([.EY5]-[.EX5])/([.EY1]-[.EX1]))^2" office:value-type="float" office:value="0.00000129027587862964" calcext:value-type="float">
            <text:p>1.29027587862964E-06</text:p>
          </table:table-cell>
          <table:table-cell table:formula="of:=0.5*[.EZ12]*(([.EZ5]-[.EY5])/([.EZ1]-[.EY1]))^2" office:value-type="float" office:value="0.00000000131411284770336" calcext:value-type="float">
            <text:p>1.31411284770336E-09</text:p>
          </table:table-cell>
          <table:table-cell table:formula="of:=0.5*[.FA12]*(([.FA5]-[.EZ5])/([.FA1]-[.EZ1]))^2" office:value-type="float" office:value="0.00000142106793824363" calcext:value-type="float">
            <text:p>1.42106793824363E-06</text:p>
          </table:table-cell>
          <table:table-cell table:formula="of:=0.5*[.FB12]*(([.FB5]-[.FA5])/([.FB1]-[.FA1]))^2" office:value-type="float" office:value="0.000000223377871576164" calcext:value-type="float">
            <text:p>2.23377871576164E-07</text:p>
          </table:table-cell>
          <table:table-cell table:formula="of:=0.5*[.FC12]*(([.FC5]-[.FB5])/([.FC1]-[.FB1]))^2" office:value-type="float" office:value="0.000000325812147491959" calcext:value-type="float">
            <text:p>3.25812147491959E-07</text:p>
          </table:table-cell>
          <table:table-cell table:formula="of:=0.5*[.FD12]*(([.FD5]-[.FC5])/([.FD1]-[.FC1]))^2" office:value-type="float" office:value="0.00000109640367978213" calcext:value-type="float">
            <text:p>1.09640367978213E-06</text:p>
          </table:table-cell>
          <table:table-cell table:formula="of:=0.5*[.FE12]*(([.FE5]-[.FD5])/([.FE1]-[.FD1]))^2" office:value-type="float" office:value="0.000000307520478130387" calcext:value-type="float">
            <text:p>3.07520478130387E-07</text:p>
          </table:table-cell>
          <table:table-cell table:formula="of:=0.5*[.FF12]*(([.FF5]-[.FE5])/([.FF1]-[.FE1]))^2" office:value-type="float" office:value="0.00000251841998079059" calcext:value-type="float">
            <text:p>2.51841998079059E-06</text:p>
          </table:table-cell>
          <table:table-cell table:formula="of:=0.5*[.FG12]*(([.FG5]-[.FF5])/([.FG1]-[.FF1]))^2" office:value-type="float" office:value="0.0000000868258302159288" calcext:value-type="float">
            <text:p>8.68258302159288E-08</text:p>
          </table:table-cell>
          <table:table-cell table:formula="of:=0.5*[.FH12]*(([.FH5]-[.FG5])/([.FH1]-[.FG1]))^2" office:value-type="float" office:value="0.00000022412344385966" calcext:value-type="float">
            <text:p>2.2412344385966E-07</text:p>
          </table:table-cell>
          <table:table-cell table:formula="of:=0.5*[.FI12]*(([.FI5]-[.FH5])/([.FI1]-[.FH1]))^2" office:value-type="float" office:value="0.0000032877654868261" calcext:value-type="float">
            <text:p>3.2877654868261E-06</text:p>
          </table:table-cell>
          <table:table-cell table:formula="of:=0.5*[.FJ12]*(([.FJ5]-[.FI5])/([.FJ1]-[.FI1]))^2" office:value-type="float" office:value="0.000000627291992712979" calcext:value-type="float">
            <text:p>6.27291992712979E-07</text:p>
          </table:table-cell>
          <table:table-cell table:formula="of:=0.5*[.FK12]*(([.FK5]-[.FJ5])/([.FK1]-[.FJ1]))^2" office:value-type="float" office:value="0.00000130021273476429" calcext:value-type="float">
            <text:p>1.30021273476429E-06</text:p>
          </table:table-cell>
          <table:table-cell table:formula="of:=0.5*[.FL12]*(([.FL5]-[.FK5])/([.FL1]-[.FK1]))^2" office:value-type="float" office:value="0.0000124744608834867" calcext:value-type="float">
            <text:p>1.24744608834867E-05</text:p>
          </table:table-cell>
          <table:table-cell table:formula="of:=0.5*[.FM12]*(([.FM5]-[.FL5])/([.FM1]-[.FL1]))^2" office:value-type="float" office:value="0.0000101147540507814" calcext:value-type="float">
            <text:p>1.01147540507814E-05</text:p>
          </table:table-cell>
          <table:table-cell table:formula="of:=0.5*[.FN12]*(([.FN5]-[.FM5])/([.FN1]-[.FM1]))^2" office:value-type="float" office:value="0.0000000840125785628345" calcext:value-type="float">
            <text:p>8.40125785628345E-08</text:p>
          </table:table-cell>
          <table:table-cell table:formula="of:=0.5*[.FO12]*(([.FO5]-[.FN5])/([.FO1]-[.FN1]))^2" office:value-type="float" office:value="0.0000000395437565215322" calcext:value-type="float">
            <text:p>3.95437565215322E-08</text:p>
          </table:table-cell>
          <table:table-cell table:formula="of:=0.5*[.FP12]*(([.FP5]-[.FO5])/([.FP1]-[.FO1]))^2" office:value-type="float" office:value="0.0000000435727815090267" calcext:value-type="float">
            <text:p>4.35727815090267E-08</text:p>
          </table:table-cell>
          <table:table-cell table:formula="of:=0.5*[.FQ12]*(([.FQ5]-[.FP5])/([.FQ1]-[.FP1]))^2" office:value-type="float" office:value="0.0000000190738799426672" calcext:value-type="float">
            <text:p>1.90738799426672E-08</text:p>
          </table:table-cell>
          <table:table-cell table:formula="of:=0.5*[.FR12]*(([.FR5]-[.FQ5])/([.FR1]-[.FQ1]))^2" office:value-type="float" office:value="0.000000509294268886102" calcext:value-type="float">
            <text:p>5.09294268886102E-07</text:p>
          </table:table-cell>
          <table:table-cell table:formula="of:=0.5*[.FS12]*(([.FS5]-[.FR5])/([.FS1]-[.FR1]))^2" office:value-type="float" office:value="0.0000000171367763715874" calcext:value-type="float">
            <text:p>1.71367763715874E-08</text:p>
          </table:table-cell>
          <table:table-cell table:formula="of:=0.5*[.FT12]*(([.FT5]-[.FS5])/([.FT1]-[.FS1]))^2" office:value-type="float" office:value="0.000000689782210293609" calcext:value-type="float">
            <text:p>6.89782210293609E-07</text:p>
          </table:table-cell>
          <table:table-cell table:formula="of:=0.5*[.FU12]*(([.FU5]-[.FT5])/([.FU1]-[.FT1]))^2" office:value-type="float" office:value="0.000000412532543594206" calcext:value-type="float">
            <text:p>4.12532543594206E-07</text:p>
          </table:table-cell>
          <table:table-cell table:formula="of:=0.5*[.FV12]*(([.FV5]-[.FU5])/([.FV1]-[.FU1]))^2" office:value-type="float" office:value="0.00000120834996366853" calcext:value-type="float">
            <text:p>1.20834996366853E-06</text:p>
          </table:table-cell>
          <table:table-cell table:formula="of:=0.5*[.FW12]*(([.FW5]-[.FV5])/([.FW1]-[.FV1]))^2" office:value-type="float" office:value="0.000000807436477542435" calcext:value-type="float">
            <text:p>8.07436477542435E-07</text:p>
          </table:table-cell>
          <table:table-cell table:formula="of:=0.5*[.FX12]*(([.FX5]-[.FW5])/([.FX1]-[.FW1]))^2" office:value-type="float" office:value="0.00000334598120547168" calcext:value-type="float">
            <text:p>3.34598120547168E-06</text:p>
          </table:table-cell>
          <table:table-cell table:formula="of:=0.5*[.FY12]*(([.FY5]-[.FX5])/([.FY1]-[.FX1]))^2" office:value-type="float" office:value="0.000000894923374240716" calcext:value-type="float">
            <text:p>8.94923374240716E-07</text:p>
          </table:table-cell>
          <table:table-cell table:formula="of:=0.5*[.FZ12]*(([.FZ5]-[.FY5])/([.FZ1]-[.FY1]))^2" office:value-type="float" office:value="0.00000155417372559527" calcext:value-type="float">
            <text:p>1.55417372559527E-06</text:p>
          </table:table-cell>
          <table:table-cell table:formula="of:=0.5*[.GA12]*(([.GA5]-[.FZ5])/([.GA1]-[.FZ1]))^2" office:value-type="float" office:value="0.000000176094568775751" calcext:value-type="float">
            <text:p>1.76094568775751E-07</text:p>
          </table:table-cell>
          <table:table-cell table:formula="of:=0.5*[.GB12]*(([.GB5]-[.GA5])/([.GB1]-[.GA1]))^2" office:value-type="float" office:value="0.0000001568794714572" calcext:value-type="float">
            <text:p>1.568794714572E-07</text:p>
          </table:table-cell>
          <table:table-cell table:formula="of:=0.5*[.GC12]*(([.GC5]-[.GB5])/([.GC1]-[.GB1]))^2" office:value-type="float" office:value="0.000000943044436701166" calcext:value-type="float">
            <text:p>9.43044436701166E-07</text:p>
          </table:table-cell>
          <table:table-cell table:formula="of:=0.5*[.GD12]*(([.GD5]-[.GC5])/([.GD1]-[.GC1]))^2" office:value-type="float" office:value="0.00000272781576768378" calcext:value-type="float">
            <text:p>2.72781576768378E-06</text:p>
          </table:table-cell>
          <table:table-cell table:formula="of:=0.5*[.GE12]*(([.GE5]-[.GD5])/([.GE1]-[.GD1]))^2" office:value-type="float" office:value="0.0000000905157571813933" calcext:value-type="float">
            <text:p>9.05157571813933E-08</text:p>
          </table:table-cell>
          <table:table-cell table:formula="of:=0.5*[.GF12]*(([.GF5]-[.GE5])/([.GF1]-[.GE1]))^2" office:value-type="float" office:value="0.0000000518730097384217" calcext:value-type="float">
            <text:p>5.18730097384217E-08</text:p>
          </table:table-cell>
          <table:table-cell table:formula="of:=0.5*[.GG12]*(([.GG5]-[.GF5])/([.GG1]-[.GF1]))^2" office:value-type="float" office:value="0.000000030353241372734" calcext:value-type="float">
            <text:p>3.0353241372734E-08</text:p>
          </table:table-cell>
          <table:table-cell table:formula="of:=0.5*[.GH12]*(([.GH5]-[.GG5])/([.GH1]-[.GG1]))^2" office:value-type="float" office:value="0.000000585535679173976" calcext:value-type="float">
            <text:p>5.85535679173976E-07</text:p>
          </table:table-cell>
          <table:table-cell table:formula="of:=0.5*[.GI12]*(([.GI5]-[.GH5])/([.GI1]-[.GH1]))^2" office:value-type="float" office:value="0.000111553369932709" calcext:value-type="float">
            <text:p>0.000111553369933</text:p>
          </table:table-cell>
          <table:table-cell table:formula="of:=0.5*[.GJ12]*(([.GJ5]-[.GI5])/([.GJ1]-[.GI1]))^2" office:value-type="string" office:string-value="" calcext:value-type="error">
            <text:p>#DIV/0!</text:p>
          </table:table-cell>
          <table:table-cell table:formula="of:=0.5*[.GK12]*(([.GK5]-[.GJ5])/([.GK1]-[.GJ1]))^2" office:value-type="string" office:string-value="" calcext:value-type="error">
            <text:p>#DIV/0!</text:p>
          </table:table-cell>
          <table:table-cell table:formula="of:=0.5*[.GL12]*(([.GL5]-[.GK5])/([.GL1]-[.GK1]))^2" office:value-type="string" office:string-value="" calcext:value-type="error">
            <text:p>#DIV/0!</text:p>
          </table:table-cell>
          <table:table-cell table:formula="of:=0.5*[.GM12]*(([.GM5]-[.GL5])/([.GM1]-[.GL1]))^2" office:value-type="string" office:string-value="" calcext:value-type="error">
            <text:p>#DIV/0!</text:p>
          </table:table-cell>
          <table:table-cell table:formula="of:=0.5*[.GN12]*(([.GN5]-[.GM5])/([.GN1]-[.GM1]))^2" office:value-type="string" office:string-value="" calcext:value-type="error">
            <text:p>#DIV/0!</text:p>
          </table:table-cell>
          <table:table-cell table:formula="of:=0.5*[.GO12]*(([.GO5]-[.GN5])/([.GO1]-[.GN1]))^2" office:value-type="string" office:string-value="" calcext:value-type="error">
            <text:p>#DIV/0!</text:p>
          </table:table-cell>
          <table:table-cell table:formula="of:=0.5*[.GP12]*(([.GP5]-[.GO5])/([.GP1]-[.GO1]))^2" office:value-type="string" office:string-value="" calcext:value-type="error">
            <text:p>#DIV/0!</text:p>
          </table:table-cell>
          <table:table-cell table:formula="of:=0.5*[.GQ12]*(([.GQ5]-[.GP5])/([.GQ1]-[.GP1]))^2" office:value-type="string" office:string-value="" calcext:value-type="error">
            <text:p>#DIV/0!</text:p>
          </table:table-cell>
          <table:table-cell table:formula="of:=0.5*[.GR12]*(([.GR5]-[.GQ5])/([.GR1]-[.GQ1]))^2" office:value-type="string" office:string-value="" calcext:value-type="error">
            <text:p>#DIV/0!</text:p>
          </table:table-cell>
          <table:table-cell table:formula="of:=0.5*[.GS12]*(([.GS5]-[.GR5])/([.GS1]-[.GR1]))^2" office:value-type="string" office:string-value="" calcext:value-type="error">
            <text:p>#DIV/0!</text:p>
          </table:table-cell>
          <table:table-cell table:formula="of:=0.5*[.GT12]*(([.GT5]-[.GS5])/([.GT1]-[.GS1]))^2" office:value-type="string" office:string-value="" calcext:value-type="error">
            <text:p>#DIV/0!</text:p>
          </table:table-cell>
          <table:table-cell table:formula="of:=0.5*[.GU12]*(([.GU5]-[.GT5])/([.GU1]-[.GT1]))^2" office:value-type="string" office:string-value="" calcext:value-type="error">
            <text:p>#DIV/0!</text:p>
          </table:table-cell>
          <table:table-cell table:formula="of:=0.5*[.GV12]*(([.GV5]-[.GU5])/([.GV1]-[.GU1]))^2" office:value-type="string" office:string-value="" calcext:value-type="error">
            <text:p>#DIV/0!</text:p>
          </table:table-cell>
          <table:table-cell table:formula="of:=0.5*[.GW12]*(([.GW5]-[.GV5])/([.GW1]-[.GV1]))^2" office:value-type="string" office:string-value="" calcext:value-type="error">
            <text:p>#DIV/0!</text:p>
          </table:table-cell>
          <table:table-cell table:formula="of:=0.5*[.GX12]*(([.GX5]-[.GW5])/([.GX1]-[.GW1]))^2" office:value-type="string" office:string-value="" calcext:value-type="error">
            <text:p>#DIV/0!</text:p>
          </table:table-cell>
          <table:table-cell table:formula="of:=0.5*[.GY12]*(([.GY5]-[.GX5])/([.GY1]-[.GX1]))^2" office:value-type="string" office:string-value="" calcext:value-type="error">
            <text:p>#DIV/0!</text:p>
          </table:table-cell>
          <table:table-cell table:formula="of:=0.5*[.GZ12]*(([.GZ5]-[.GY5])/([.GZ1]-[.GY1]))^2" office:value-type="string" office:string-value="" calcext:value-type="error">
            <text:p>#DIV/0!</text:p>
          </table:table-cell>
          <table:table-cell table:formula="of:=0.5*[.HA12]*(([.HA5]-[.GZ5])/([.HA1]-[.GZ1]))^2" office:value-type="string" office:string-value="" calcext:value-type="error">
            <text:p>#DIV/0!</text:p>
          </table:table-cell>
          <table:table-cell table:formula="of:=0.5*[.HB12]*(([.HB5]-[.HA5])/([.HB1]-[.HA1]))^2" office:value-type="string" office:string-value="" calcext:value-type="error">
            <text:p>#DIV/0!</text:p>
          </table:table-cell>
          <table:table-cell table:formula="of:=0.5*[.HC12]*(([.HC5]-[.HB5])/([.HC1]-[.HB1]))^2" office:value-type="string" office:string-value="" calcext:value-type="error">
            <text:p>#DIV/0!</text:p>
          </table:table-cell>
          <table:table-cell table:formula="of:=0.5*[.HD12]*(([.HD5]-[.HC5])/([.HD1]-[.HC1]))^2" office:value-type="string" office:string-value="" calcext:value-type="error">
            <text:p>#DIV/0!</text:p>
          </table:table-cell>
          <table:table-cell table:formula="of:=0.5*[.HE12]*(([.HE5]-[.HD5])/([.HE1]-[.HD1]))^2" office:value-type="string" office:string-value="" calcext:value-type="error">
            <text:p>#DIV/0!</text:p>
          </table:table-cell>
          <table:table-cell table:formula="of:=0.5*[.HF12]*(([.HF5]-[.HE5])/([.HF1]-[.HE1]))^2" office:value-type="string" office:string-value="" calcext:value-type="error">
            <text:p>#DIV/0!</text:p>
          </table:table-cell>
          <table:table-cell table:formula="of:=0.5*[.HG12]*(([.HG5]-[.HF5])/([.HG1]-[.HF1]))^2" office:value-type="string" office:string-value="" calcext:value-type="error">
            <text:p>#DIV/0!</text:p>
          </table:table-cell>
          <table:table-cell table:formula="of:=0.5*[.HH12]*(([.HH5]-[.HG5])/([.HH1]-[.HG1]))^2" office:value-type="string" office:string-value="" calcext:value-type="error">
            <text:p>#DIV/0!</text:p>
          </table:table-cell>
          <table:table-cell table:formula="of:=0.5*[.HI12]*(([.HI5]-[.HH5])/([.HI1]-[.HH1]))^2" office:value-type="string" office:string-value="" calcext:value-type="error">
            <text:p>#DIV/0!</text:p>
          </table:table-cell>
          <table:table-cell table:formula="of:=0.5*[.HJ12]*(([.HJ5]-[.HI5])/([.HJ1]-[.HI1]))^2" office:value-type="string" office:string-value="" calcext:value-type="error">
            <text:p>#DIV/0!</text:p>
          </table:table-cell>
          <table:table-cell table:formula="of:=0.5*[.HK12]*(([.HK5]-[.HJ5])/([.HK1]-[.HJ1]))^2" office:value-type="string" office:string-value="" calcext:value-type="error">
            <text:p>#DIV/0!</text:p>
          </table:table-cell>
          <table:table-cell table:formula="of:=0.5*[.HL12]*(([.HL5]-[.HK5])/([.HL1]-[.HK1]))^2" office:value-type="string" office:string-value="" calcext:value-type="error">
            <text:p>#DIV/0!</text:p>
          </table:table-cell>
          <table:table-cell table:formula="of:=0.5*[.HM12]*(([.HM5]-[.HL5])/([.HM1]-[.HL1]))^2" office:value-type="string" office:string-value="" calcext:value-type="error">
            <text:p>#DIV/0!</text:p>
          </table:table-cell>
          <table:table-cell table:formula="of:=0.5*[.HN12]*(([.HN5]-[.HM5])/([.HN1]-[.HM1]))^2" office:value-type="string" office:string-value="" calcext:value-type="error">
            <text:p>#DIV/0!</text:p>
          </table:table-cell>
          <table:table-cell table:formula="of:=0.5*[.HO12]*(([.HO5]-[.HN5])/([.HO1]-[.HN1]))^2" office:value-type="string" office:string-value="" calcext:value-type="error">
            <text:p>#DIV/0!</text:p>
          </table:table-cell>
          <table:table-cell table:formula="of:=0.5*[.HP12]*(([.HP5]-[.HO5])/([.HP1]-[.HO1]))^2" office:value-type="string" office:string-value="" calcext:value-type="error">
            <text:p>#DIV/0!</text:p>
          </table:table-cell>
          <table:table-cell table:formula="of:=0.5*[.HQ12]*(([.HQ5]-[.HP5])/([.HQ1]-[.HP1]))^2" office:value-type="string" office:string-value="" calcext:value-type="error">
            <text:p>#DIV/0!</text:p>
          </table:table-cell>
          <table:table-cell table:formula="of:=0.5*[.HR12]*(([.HR5]-[.HQ5])/([.HR1]-[.HQ1]))^2" office:value-type="string" office:string-value="" calcext:value-type="error">
            <text:p>#DIV/0!</text:p>
          </table:table-cell>
          <table:table-cell table:formula="of:=0.5*[.HS12]*(([.HS5]-[.HR5])/([.HS1]-[.HR1]))^2" office:value-type="string" office:string-value="" calcext:value-type="error">
            <text:p>#DIV/0!</text:p>
          </table:table-cell>
          <table:table-cell table:formula="of:=0.5*[.HT12]*(([.HT5]-[.HS5])/([.HT1]-[.HS1]))^2" office:value-type="string" office:string-value="" calcext:value-type="error">
            <text:p>#DIV/0!</text:p>
          </table:table-cell>
          <table:table-cell table:formula="of:=0.5*[.HU12]*(([.HU5]-[.HT5])/([.HU1]-[.HT1]))^2" office:value-type="string" office:string-value="" calcext:value-type="error">
            <text:p>#DIV/0!</text:p>
          </table:table-cell>
          <table:table-cell table:formula="of:=0.5*[.HV12]*(([.HV5]-[.HU5])/([.HV1]-[.HU1]))^2" office:value-type="string" office:string-value="" calcext:value-type="error">
            <text:p>#DIV/0!</text:p>
          </table:table-cell>
          <table:table-cell table:formula="of:=0.5*[.HW12]*(([.HW5]-[.HV5])/([.HW1]-[.HV1]))^2" office:value-type="string" office:string-value="" calcext:value-type="error">
            <text:p>#DIV/0!</text:p>
          </table:table-cell>
          <table:table-cell table:formula="of:=0.5*[.HX12]*(([.HX5]-[.HW5])/([.HX1]-[.HW1]))^2" office:value-type="string" office:string-value="" calcext:value-type="error">
            <text:p>#DIV/0!</text:p>
          </table:table-cell>
          <table:table-cell table:formula="of:=0.5*[.HY12]*(([.HY5]-[.HX5])/([.HY1]-[.HX1]))^2" office:value-type="string" office:string-value="" calcext:value-type="error">
            <text:p>#DIV/0!</text:p>
          </table:table-cell>
          <table:table-cell table:formula="of:=0.5*[.HZ12]*(([.HZ5]-[.HY5])/([.HZ1]-[.HY1]))^2" office:value-type="string" office:string-value="" calcext:value-type="error">
            <text:p>#DIV/0!</text:p>
          </table:table-cell>
          <table:table-cell table:formula="of:=0.5*[.IA12]*(([.IA5]-[.HZ5])/([.IA1]-[.HZ1]))^2" office:value-type="string" office:string-value="" calcext:value-type="error">
            <text:p>#DIV/0!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14514649111654" calcext:value-type="float">
            <text:p>1.4514649111654E-06</text:p>
          </table:table-cell>
          <table:table-cell table:formula="of:=0.5*[.D12]*(([.D6]-[.C6])/([.D1]-[.C1]))^2" office:value-type="float" office:value="0.00000213728357916075" calcext:value-type="float">
            <text:p>2.13728357916075E-06</text:p>
          </table:table-cell>
          <table:table-cell table:formula="of:=0.5*[.E12]*(([.E6]-[.D6])/([.E1]-[.D1]))^2" office:value-type="float" office:value="0.0000000133481316094701" calcext:value-type="float">
            <text:p>1.33481316094701E-08</text:p>
          </table:table-cell>
          <table:table-cell table:formula="of:=0.5*[.F12]*(([.F6]-[.E6])/([.F1]-[.E1]))^2" office:value-type="float" office:value="0.0000000610096180466025" calcext:value-type="float">
            <text:p>6.10096180466025E-08</text:p>
          </table:table-cell>
          <table:table-cell table:formula="of:=0.5*[.G12]*(([.G6]-[.F6])/([.G1]-[.F1]))^2" office:value-type="float" office:value="0.000000420016626997622" calcext:value-type="float">
            <text:p>4.20016626997622E-07</text:p>
          </table:table-cell>
          <table:table-cell table:formula="of:=0.5*[.H12]*(([.H6]-[.G6])/([.H1]-[.G1]))^2" office:value-type="float" office:value="0.000000348611667762715" calcext:value-type="float">
            <text:p>3.48611667762715E-07</text:p>
          </table:table-cell>
          <table:table-cell table:formula="of:=0.5*[.I12]*(([.I6]-[.H6])/([.I1]-[.H1]))^2" office:value-type="float" office:value="0.00000021263430568685" calcext:value-type="float">
            <text:p>2.1263430568685E-07</text:p>
          </table:table-cell>
          <table:table-cell table:formula="of:=0.5*[.J12]*(([.J6]-[.I6])/([.J1]-[.I1]))^2" office:value-type="float" office:value="0.000000139720819656371" calcext:value-type="float">
            <text:p>1.39720819656371E-07</text:p>
          </table:table-cell>
          <table:table-cell table:formula="of:=0.5*[.K12]*(([.K6]-[.J6])/([.K1]-[.J1]))^2" office:value-type="float" office:value="0.0000000300612632696703" calcext:value-type="float">
            <text:p>3.00612632696703E-08</text:p>
          </table:table-cell>
          <table:table-cell table:formula="of:=0.5*[.L12]*(([.L6]-[.K6])/([.L1]-[.K1]))^2" office:value-type="float" office:value="0.00000000259308983667205" calcext:value-type="float">
            <text:p>2.59308983667205E-09</text:p>
          </table:table-cell>
          <table:table-cell table:formula="of:=0.5*[.M12]*(([.M6]-[.L6])/([.M1]-[.L1]))^2" office:value-type="float" office:value="0.000000177537091186351" calcext:value-type="float">
            <text:p>1.77537091186351E-07</text:p>
          </table:table-cell>
          <table:table-cell table:formula="of:=0.5*[.N12]*(([.N6]-[.M6])/([.N1]-[.M1]))^2" office:value-type="float" office:value="0.0000000168575699305344" calcext:value-type="float">
            <text:p>1.68575699305344E-08</text:p>
          </table:table-cell>
          <table:table-cell table:formula="of:=0.5*[.O12]*(([.O6]-[.N6])/([.O1]-[.N1]))^2" office:value-type="float" office:value="0.00000194235415194634" calcext:value-type="float">
            <text:p>1.94235415194634E-06</text:p>
          </table:table-cell>
          <table:table-cell table:formula="of:=0.5*[.P12]*(([.P6]-[.O6])/([.P1]-[.O1]))^2" office:value-type="float" office:value="0.00000098193553943814" calcext:value-type="float">
            <text:p>9.8193553943814E-07</text:p>
          </table:table-cell>
          <table:table-cell table:formula="of:=0.5*[.Q12]*(([.Q6]-[.P6])/([.Q1]-[.P1]))^2" office:value-type="float" office:value="0.0000000809493438237614" calcext:value-type="float">
            <text:p>8.09493438237614E-08</text:p>
          </table:table-cell>
          <table:table-cell table:formula="of:=0.5*[.R12]*(([.R6]-[.Q6])/([.R1]-[.Q1]))^2" office:value-type="float" office:value="0.000000113393365214272" calcext:value-type="float">
            <text:p>1.13393365214272E-07</text:p>
          </table:table-cell>
          <table:table-cell table:formula="of:=0.5*[.S12]*(([.S6]-[.R6])/([.S1]-[.R1]))^2" office:value-type="float" office:value="0.000000131219763611584" calcext:value-type="float">
            <text:p>1.31219763611584E-07</text:p>
          </table:table-cell>
          <table:table-cell table:formula="of:=0.5*[.T12]*(([.T6]-[.S6])/([.T1]-[.S1]))^2" office:value-type="float" office:value="0.000000232542636832757" calcext:value-type="float">
            <text:p>2.32542636832757E-07</text:p>
          </table:table-cell>
          <table:table-cell table:formula="of:=0.5*[.U12]*(([.U6]-[.T6])/([.U1]-[.T1]))^2" office:value-type="float" office:value="0.0000000338634231690769" calcext:value-type="float">
            <text:p>3.38634231690769E-08</text:p>
          </table:table-cell>
          <table:table-cell table:formula="of:=0.5*[.V12]*(([.V6]-[.U6])/([.V1]-[.U1]))^2" office:value-type="float" office:value="0.0000000652065117243127" calcext:value-type="float">
            <text:p>6.52065117243127E-08</text:p>
          </table:table-cell>
          <table:table-cell table:formula="of:=0.5*[.W12]*(([.W6]-[.V6])/([.W1]-[.V1]))^2" office:value-type="float" office:value="0.0000014448353129818" calcext:value-type="float">
            <text:p>1.4448353129818E-06</text:p>
          </table:table-cell>
          <table:table-cell table:formula="of:=0.5*[.X12]*(([.X6]-[.W6])/([.X1]-[.W1]))^2" office:value-type="float" office:value="0.0000013684884929769" calcext:value-type="float">
            <text:p>1.3684884929769E-06</text:p>
          </table:table-cell>
          <table:table-cell table:formula="of:=0.5*[.Y12]*(([.Y6]-[.X6])/([.Y1]-[.X1]))^2" office:value-type="float" office:value="0.0000000168018859454388" calcext:value-type="float">
            <text:p>1.68018859454388E-08</text:p>
          </table:table-cell>
          <table:table-cell table:formula="of:=0.5*[.Z12]*(([.Z6]-[.Y6])/([.Z1]-[.Y1]))^2" office:value-type="float" office:value="0.00000135227735079461" calcext:value-type="float">
            <text:p>1.35227735079461E-06</text:p>
          </table:table-cell>
          <table:table-cell table:formula="of:=0.5*[.AA12]*(([.AA6]-[.Z6])/([.AA1]-[.Z1]))^2" office:value-type="float" office:value="0.00000388723206451382" calcext:value-type="float">
            <text:p>3.88723206451382E-06</text:p>
          </table:table-cell>
          <table:table-cell table:formula="of:=0.5*[.AB12]*(([.AB6]-[.AA6])/([.AB1]-[.AA1]))^2" office:value-type="float" office:value="0.000000249810063230926" calcext:value-type="float">
            <text:p>2.49810063230926E-07</text:p>
          </table:table-cell>
          <table:table-cell table:formula="of:=0.5*[.AC12]*(([.AC6]-[.AB6])/([.AC1]-[.AB1]))^2" office:value-type="float" office:value="0.000165556953050791" calcext:value-type="float">
            <text:p>0.000165556953051</text:p>
          </table:table-cell>
          <table:table-cell table:formula="of:=0.5*[.AD12]*(([.AD6]-[.AC6])/([.AD1]-[.AC1]))^2" office:value-type="float" office:value="0.0000128642005869809" calcext:value-type="float">
            <text:p>1.28642005869809E-05</text:p>
          </table:table-cell>
          <table:table-cell table:formula="of:=0.5*[.AE12]*(([.AE6]-[.AD6])/([.AE1]-[.AD1]))^2" office:value-type="float" office:value="0.000604034355077013" calcext:value-type="float">
            <text:p>0.000604034355077</text:p>
          </table:table-cell>
          <table:table-cell table:formula="of:=0.5*[.AF12]*(([.AF6]-[.AE6])/([.AF1]-[.AE1]))^2" office:value-type="float" office:value="0.000290248294996241" calcext:value-type="float">
            <text:p>0.000290248294996</text:p>
          </table:table-cell>
          <table:table-cell table:formula="of:=0.5*[.AG12]*(([.AG6]-[.AF6])/([.AG1]-[.AF1]))^2" office:value-type="float" office:value="0.000592032883571908" calcext:value-type="float">
            <text:p>0.000592032883572</text:p>
          </table:table-cell>
          <table:table-cell table:formula="of:=0.5*[.AH12]*(([.AH6]-[.AG6])/([.AH1]-[.AG1]))^2" office:value-type="float" office:value="0.0000496453989300059" calcext:value-type="float">
            <text:p>4.96453989300059E-05</text:p>
          </table:table-cell>
          <table:table-cell table:formula="of:=0.5*[.AI12]*(([.AI6]-[.AH6])/([.AI1]-[.AH1]))^2" office:value-type="float" office:value="0.0000271032314365462" calcext:value-type="float">
            <text:p>2.71032314365462E-05</text:p>
          </table:table-cell>
          <table:table-cell table:formula="of:=0.5*[.AJ12]*(([.AJ6]-[.AI6])/([.AJ1]-[.AI1]))^2" office:value-type="float" office:value="0.000567067450389018" calcext:value-type="float">
            <text:p>0.000567067450389</text:p>
          </table:table-cell>
          <table:table-cell table:formula="of:=0.5*[.AK12]*(([.AK6]-[.AJ6])/([.AK1]-[.AJ1]))^2" office:value-type="float" office:value="0.0201588088143067" calcext:value-type="float">
            <text:p>0.020158808814307</text:p>
          </table:table-cell>
          <table:table-cell table:formula="of:=0.5*[.AL12]*(([.AL6]-[.AK6])/([.AL1]-[.AK1]))^2" office:value-type="float" office:value="0.00833181252190943" calcext:value-type="float">
            <text:p>0.008331812521909</text:p>
          </table:table-cell>
          <table:table-cell table:formula="of:=0.5*[.AM12]*(([.AM6]-[.AL6])/([.AM1]-[.AL1]))^2" office:value-type="float" office:value="0.0444404580588608" calcext:value-type="float">
            <text:p>0.044440458058861</text:p>
          </table:table-cell>
          <table:table-cell table:formula="of:=0.5*[.AN12]*(([.AN6]-[.AM6])/([.AN1]-[.AM1]))^2" office:value-type="float" office:value="0.00276913183703134" calcext:value-type="float">
            <text:p>0.002769131837031</text:p>
          </table:table-cell>
          <table:table-cell table:formula="of:=0.5*[.AO12]*(([.AO6]-[.AN6])/([.AO1]-[.AN1]))^2" office:value-type="float" office:value="0.000624616824243674" calcext:value-type="float">
            <text:p>0.000624616824244</text:p>
          </table:table-cell>
          <table:table-cell table:formula="of:=0.5*[.AP12]*(([.AP6]-[.AO6])/([.AP1]-[.AO1]))^2" office:value-type="float" office:value="0.00225505569643383" calcext:value-type="float">
            <text:p>0.002255055696434</text:p>
          </table:table-cell>
          <table:table-cell table:formula="of:=0.5*[.AQ12]*(([.AQ6]-[.AP6])/([.AQ1]-[.AP1]))^2" office:value-type="float" office:value="0.000118938452897891" calcext:value-type="float">
            <text:p>0.000118938452898</text:p>
          </table:table-cell>
          <table:table-cell table:formula="of:=0.5*[.AR12]*(([.AR6]-[.AQ6])/([.AR1]-[.AQ1]))^2" office:value-type="float" office:value="0.02230239823375" calcext:value-type="float">
            <text:p>0.02230239823375</text:p>
          </table:table-cell>
          <table:table-cell table:formula="of:=0.5*[.AS12]*(([.AS6]-[.AR6])/([.AS1]-[.AR1]))^2" office:value-type="float" office:value="0.0397826130401953" calcext:value-type="float">
            <text:p>0.039782613040195</text:p>
          </table:table-cell>
          <table:table-cell table:formula="of:=0.5*[.AT12]*(([.AT6]-[.AS6])/([.AT1]-[.AS1]))^2" office:value-type="float" office:value="0.00998628487850929" calcext:value-type="float">
            <text:p>0.009986284878509</text:p>
          </table:table-cell>
          <table:table-cell table:formula="of:=0.5*[.AU12]*(([.AU6]-[.AT6])/([.AU1]-[.AT1]))^2" office:value-type="float" office:value="0.00109102178427828" calcext:value-type="float">
            <text:p>0.001091021784278</text:p>
          </table:table-cell>
          <table:table-cell table:formula="of:=0.5*[.AV12]*(([.AV6]-[.AU6])/([.AV1]-[.AU1]))^2" office:value-type="float" office:value="0.000147452546196551" calcext:value-type="float">
            <text:p>0.000147452546197</text:p>
          </table:table-cell>
          <table:table-cell table:formula="of:=0.5*[.AW12]*(([.AW6]-[.AV6])/([.AW1]-[.AV1]))^2" office:value-type="float" office:value="0.000147708716350783" calcext:value-type="float">
            <text:p>0.000147708716351</text:p>
          </table:table-cell>
          <table:table-cell table:formula="of:=0.5*[.AX12]*(([.AX6]-[.AW6])/([.AX1]-[.AW1]))^2" office:value-type="float" office:value="0.0000499632653061954" calcext:value-type="float">
            <text:p>4.99632653061954E-05</text:p>
          </table:table-cell>
          <table:table-cell table:formula="of:=0.5*[.AY12]*(([.AY6]-[.AX6])/([.AY1]-[.AX1]))^2" office:value-type="float" office:value="0.000975418727099527" calcext:value-type="float">
            <text:p>0.0009754187271</text:p>
          </table:table-cell>
          <table:table-cell table:formula="of:=0.5*[.AZ12]*(([.AZ6]-[.AY6])/([.AZ1]-[.AY1]))^2" office:value-type="float" office:value="0.0120892629916526" calcext:value-type="float">
            <text:p>0.012089262991653</text:p>
          </table:table-cell>
          <table:table-cell table:formula="of:=0.5*[.BA12]*(([.BA6]-[.AZ6])/([.BA1]-[.AZ1]))^2" office:value-type="float" office:value="0.00869316767924313" calcext:value-type="float">
            <text:p>0.008693167679243</text:p>
          </table:table-cell>
          <table:table-cell table:formula="of:=0.5*[.BB12]*(([.BB6]-[.BA6])/([.BB1]-[.BA1]))^2" office:value-type="float" office:value="0.00445357140142886" calcext:value-type="float">
            <text:p>0.004453571401429</text:p>
          </table:table-cell>
          <table:table-cell table:formula="of:=0.5*[.BC12]*(([.BC6]-[.BB6])/([.BC1]-[.BB1]))^2" office:value-type="float" office:value="0.00271714972557672" calcext:value-type="float">
            <text:p>0.002717149725577</text:p>
          </table:table-cell>
          <table:table-cell table:formula="of:=0.5*[.BD12]*(([.BD6]-[.BC6])/([.BD1]-[.BC1]))^2" office:value-type="float" office:value="0.000000571085506126858" calcext:value-type="float">
            <text:p>5.71085506126858E-07</text:p>
          </table:table-cell>
          <table:table-cell table:formula="of:=0.5*[.BE12]*(([.BE6]-[.BD6])/([.BE1]-[.BD1]))^2" office:value-type="float" office:value="0.000000207362882304573" calcext:value-type="float">
            <text:p>2.07362882304573E-07</text:p>
          </table:table-cell>
          <table:table-cell table:formula="of:=0.5*[.BF12]*(([.BF6]-[.BE6])/([.BF1]-[.BE1]))^2" office:value-type="float" office:value="0.00685058853624188" calcext:value-type="float">
            <text:p>0.006850588536242</text:p>
          </table:table-cell>
          <table:table-cell table:formula="of:=0.5*[.BG12]*(([.BG6]-[.BF6])/([.BG1]-[.BF1]))^2" office:value-type="float" office:value="0.0338969034808062" calcext:value-type="float">
            <text:p>0.033896903480806</text:p>
          </table:table-cell>
          <table:table-cell table:formula="of:=0.5*[.BH12]*(([.BH6]-[.BG6])/([.BH1]-[.BG1]))^2" office:value-type="float" office:value="0.000650088740268826" calcext:value-type="float">
            <text:p>0.000650088740269</text:p>
          </table:table-cell>
          <table:table-cell table:formula="of:=0.5*[.BI12]*(([.BI6]-[.BH6])/([.BI1]-[.BH1]))^2" office:value-type="float" office:value="0.00121447664850484" calcext:value-type="float">
            <text:p>0.001214476648505</text:p>
          </table:table-cell>
          <table:table-cell table:formula="of:=0.5*[.BJ12]*(([.BJ6]-[.BI6])/([.BJ1]-[.BI1]))^2" office:value-type="float" office:value="0.00078664483316208" calcext:value-type="float">
            <text:p>0.000786644833162</text:p>
          </table:table-cell>
          <table:table-cell table:formula="of:=0.5*[.BK12]*(([.BK6]-[.BJ6])/([.BK1]-[.BJ1]))^2" office:value-type="float" office:value="0.0333517014061573" calcext:value-type="float">
            <text:p>0.033351701406157</text:p>
          </table:table-cell>
          <table:table-cell table:formula="of:=0.5*[.BL12]*(([.BL6]-[.BK6])/([.BL1]-[.BK1]))^2" office:value-type="float" office:value="0.0109541263995239" calcext:value-type="float">
            <text:p>0.010954126399524</text:p>
          </table:table-cell>
          <table:table-cell table:formula="of:=0.5*[.BM12]*(([.BM6]-[.BL6])/([.BM1]-[.BL1]))^2" office:value-type="float" office:value="0.000250877453310875" calcext:value-type="float">
            <text:p>0.000250877453311</text:p>
          </table:table-cell>
          <table:table-cell table:formula="of:=0.5*[.BN12]*(([.BN6]-[.BM6])/([.BN1]-[.BM1]))^2" office:value-type="float" office:value="0.00015535099056815" calcext:value-type="float">
            <text:p>0.000155350990568</text:p>
          </table:table-cell>
          <table:table-cell table:formula="of:=0.5*[.BO12]*(([.BO6]-[.BN6])/([.BO1]-[.BN1]))^2" office:value-type="float" office:value="0.0000607722765201937" calcext:value-type="float">
            <text:p>6.07722765201937E-05</text:p>
          </table:table-cell>
          <table:table-cell table:formula="of:=0.5*[.BP12]*(([.BP6]-[.BO6])/([.BP1]-[.BO1]))^2" office:value-type="float" office:value="0.000155571293469734" calcext:value-type="float">
            <text:p>0.00015557129347</text:p>
          </table:table-cell>
          <table:table-cell table:formula="of:=0.5*[.BQ12]*(([.BQ6]-[.BP6])/([.BQ1]-[.BP1]))^2" office:value-type="float" office:value="0.0019680783542058" calcext:value-type="float">
            <text:p>0.001968078354206</text:p>
          </table:table-cell>
          <table:table-cell table:formula="of:=0.5*[.BR12]*(([.BR6]-[.BQ6])/([.BR1]-[.BQ1]))^2" office:value-type="float" office:value="0.0404484674105515" calcext:value-type="float">
            <text:p>0.040448467410552</text:p>
          </table:table-cell>
          <table:table-cell table:formula="of:=0.5*[.BS12]*(([.BS6]-[.BR6])/([.BS1]-[.BR1]))^2" office:value-type="float" office:value="0.0215071092474693" calcext:value-type="float">
            <text:p>0.021507109247469</text:p>
          </table:table-cell>
          <table:table-cell table:formula="of:=0.5*[.BT12]*(([.BT6]-[.BS6])/([.BT1]-[.BS1]))^2" office:value-type="float" office:value="0.0148099714591213" calcext:value-type="float">
            <text:p>0.014809971459121</text:p>
          </table:table-cell>
          <table:table-cell table:formula="of:=0.5*[.BU12]*(([.BU6]-[.BT6])/([.BU1]-[.BT1]))^2" office:value-type="float" office:value="0.00455530890231532" calcext:value-type="float">
            <text:p>0.004555308902315</text:p>
          </table:table-cell>
          <table:table-cell table:formula="of:=0.5*[.BV12]*(([.BV6]-[.BU6])/([.BV1]-[.BU1]))^2" office:value-type="float" office:value="0.0000364232833926949" calcext:value-type="float">
            <text:p>3.64232833926949E-05</text:p>
          </table:table-cell>
          <table:table-cell table:formula="of:=0.5*[.BW12]*(([.BW6]-[.BV6])/([.BW1]-[.BV1]))^2" office:value-type="float" office:value="0.000035785995148522" calcext:value-type="float">
            <text:p>3.5785995148522E-05</text:p>
          </table:table-cell>
          <table:table-cell table:formula="of:=0.5*[.BX12]*(([.BX6]-[.BW6])/([.BX1]-[.BW1]))^2" office:value-type="float" office:value="0.00228612913270385" calcext:value-type="float">
            <text:p>0.002286129132704</text:p>
          </table:table-cell>
          <table:table-cell table:formula="of:=0.5*[.BY12]*(([.BY6]-[.BX6])/([.BY1]-[.BX1]))^2" office:value-type="float" office:value="0.000616715808747733" calcext:value-type="float">
            <text:p>0.000616715808748</text:p>
          </table:table-cell>
          <table:table-cell table:formula="of:=0.5*[.BZ12]*(([.BZ6]-[.BY6])/([.BZ1]-[.BY1]))^2" office:value-type="float" office:value="0.0015934539145173" calcext:value-type="float">
            <text:p>0.001593453914517</text:p>
          </table:table-cell>
          <table:table-cell table:formula="of:=0.5*[.CA12]*(([.CA6]-[.BZ6])/([.CA1]-[.BZ1]))^2" office:value-type="float" office:value="0.0417510257524387" calcext:value-type="float">
            <text:p>0.041751025752439</text:p>
          </table:table-cell>
          <table:table-cell table:formula="of:=0.5*[.CB12]*(([.CB6]-[.CA6])/([.CB1]-[.CA1]))^2" office:value-type="float" office:value="0.00464582452734068" calcext:value-type="float">
            <text:p>0.004645824527341</text:p>
          </table:table-cell>
          <table:table-cell table:formula="of:=0.5*[.CC12]*(([.CC6]-[.CB6])/([.CC1]-[.CB1]))^2" office:value-type="float" office:value="0.000529163732952198" calcext:value-type="float">
            <text:p>0.000529163732952</text:p>
          </table:table-cell>
          <table:table-cell table:formula="of:=0.5*[.CD12]*(([.CD6]-[.CC6])/([.CD1]-[.CC1]))^2" office:value-type="float" office:value="0.000324990221628086" calcext:value-type="float">
            <text:p>0.000324990221628</text:p>
          </table:table-cell>
          <table:table-cell table:formula="of:=0.5*[.CE12]*(([.CE6]-[.CD6])/([.CE1]-[.CD1]))^2" office:value-type="float" office:value="0.000560552594815916" calcext:value-type="float">
            <text:p>0.000560552594816</text:p>
          </table:table-cell>
          <table:table-cell table:formula="of:=0.5*[.CF12]*(([.CF6]-[.CE6])/([.CF1]-[.CE1]))^2" office:value-type="float" office:value="0.000152927585490331" calcext:value-type="float">
            <text:p>0.00015292758549</text:p>
          </table:table-cell>
          <table:table-cell table:formula="of:=0.5*[.CG12]*(([.CG6]-[.CF6])/([.CG1]-[.CF1]))^2" office:value-type="float" office:value="0.00435035747049002" calcext:value-type="float">
            <text:p>0.00435035747049</text:p>
          </table:table-cell>
          <table:table-cell table:formula="of:=0.5*[.CH12]*(([.CH6]-[.CG6])/([.CH1]-[.CG1]))^2" office:value-type="float" office:value="0.000222871584085559" calcext:value-type="float">
            <text:p>0.000222871584086</text:p>
          </table:table-cell>
          <table:table-cell table:formula="of:=0.5*[.CI12]*(([.CI6]-[.CH6])/([.CI1]-[.CH1]))^2" office:value-type="float" office:value="0.00921895217944512" calcext:value-type="float">
            <text:p>0.009218952179445</text:p>
          </table:table-cell>
          <table:table-cell table:formula="of:=0.5*[.CJ12]*(([.CJ6]-[.CI6])/([.CJ1]-[.CI1]))^2" office:value-type="float" office:value="0.00898503179271495" calcext:value-type="float">
            <text:p>0.008985031792715</text:p>
          </table:table-cell>
          <table:table-cell table:formula="of:=0.5*[.CK12]*(([.CK6]-[.CJ6])/([.CK1]-[.CJ1]))^2" office:value-type="float" office:value="0.00261857938127856" calcext:value-type="float">
            <text:p>0.002618579381279</text:p>
          </table:table-cell>
          <table:table-cell table:formula="of:=0.5*[.CL12]*(([.CL6]-[.CK6])/([.CL1]-[.CK1]))^2" office:value-type="float" office:value="0.00654394217704002" calcext:value-type="float">
            <text:p>0.00654394217704</text:p>
          </table:table-cell>
          <table:table-cell table:formula="of:=0.5*[.CM12]*(([.CM6]-[.CL6])/([.CM1]-[.CL1]))^2" office:value-type="float" office:value="0.0000780691620756478" calcext:value-type="float">
            <text:p>7.80691620756478E-05</text:p>
          </table:table-cell>
          <table:table-cell table:formula="of:=0.5*[.CN12]*(([.CN6]-[.CM6])/([.CN1]-[.CM1]))^2" office:value-type="float" office:value="0.00000133379892169653" calcext:value-type="float">
            <text:p>1.33379892169653E-06</text:p>
          </table:table-cell>
          <table:table-cell table:formula="of:=0.5*[.CO12]*(([.CO6]-[.CN6])/([.CO1]-[.CN1]))^2" office:value-type="float" office:value="0.00160244014329971" calcext:value-type="float">
            <text:p>0.0016024401433</text:p>
          </table:table-cell>
          <table:table-cell table:formula="of:=0.5*[.CP12]*(([.CP6]-[.CO6])/([.CP1]-[.CO1]))^2" office:value-type="float" office:value="0.0103738196783267" calcext:value-type="float">
            <text:p>0.010373819678327</text:p>
          </table:table-cell>
          <table:table-cell table:formula="of:=0.5*[.CQ12]*(([.CQ6]-[.CP6])/([.CQ1]-[.CP1]))^2" office:value-type="float" office:value="0.00183567273263998" calcext:value-type="float">
            <text:p>0.00183567273264</text:p>
          </table:table-cell>
          <table:table-cell table:formula="of:=0.5*[.CR12]*(([.CR6]-[.CQ6])/([.CR1]-[.CQ1]))^2" office:value-type="float" office:value="0.00163921365360125" calcext:value-type="float">
            <text:p>0.001639213653601</text:p>
          </table:table-cell>
          <table:table-cell table:formula="of:=0.5*[.CS12]*(([.CS6]-[.CR6])/([.CS1]-[.CR1]))^2" office:value-type="float" office:value="0.00134436639437675" calcext:value-type="float">
            <text:p>0.001344366394377</text:p>
          </table:table-cell>
          <table:table-cell table:formula="of:=0.5*[.CT12]*(([.CT6]-[.CS6])/([.CT1]-[.CS1]))^2" office:value-type="float" office:value="0.00000606023925728476" calcext:value-type="float">
            <text:p>6.06023925728476E-06</text:p>
          </table:table-cell>
          <table:table-cell table:formula="of:=0.5*[.CU12]*(([.CU6]-[.CT6])/([.CU1]-[.CT1]))^2" office:value-type="float" office:value="0.000358006796059651" calcext:value-type="float">
            <text:p>0.00035800679606</text:p>
          </table:table-cell>
          <table:table-cell table:formula="of:=0.5*[.CV12]*(([.CV6]-[.CU6])/([.CV1]-[.CU1]))^2" office:value-type="float" office:value="0.0245468742542004" calcext:value-type="float">
            <text:p>0.024546874254201</text:p>
          </table:table-cell>
          <table:table-cell table:formula="of:=0.5*[.CW12]*(([.CW6]-[.CV6])/([.CW1]-[.CV1]))^2" office:value-type="float" office:value="0.0136047124417942" calcext:value-type="float">
            <text:p>0.013604712441794</text:p>
          </table:table-cell>
          <table:table-cell table:formula="of:=0.5*[.CX12]*(([.CX6]-[.CW6])/([.CX1]-[.CW1]))^2" office:value-type="float" office:value="0.000289930501882045" calcext:value-type="float">
            <text:p>0.000289930501882</text:p>
          </table:table-cell>
          <table:table-cell table:formula="of:=0.5*[.CY12]*(([.CY6]-[.CX6])/([.CY1]-[.CX1]))^2" office:value-type="float" office:value="0.0000282480388413601" calcext:value-type="float">
            <text:p>2.82480388413601E-05</text:p>
          </table:table-cell>
          <table:table-cell table:formula="of:=0.5*[.CZ12]*(([.CZ6]-[.CY6])/([.CZ1]-[.CY1]))^2" office:value-type="float" office:value="0.000544299786711421" calcext:value-type="float">
            <text:p>0.000544299786711</text:p>
          </table:table-cell>
          <table:table-cell table:formula="of:=0.5*[.DA12]*(([.DA6]-[.CZ6])/([.DA1]-[.CZ1]))^2" office:value-type="float" office:value="0.0000407060005702784" calcext:value-type="float">
            <text:p>4.07060005702784E-05</text:p>
          </table:table-cell>
          <table:table-cell table:formula="of:=0.5*[.DB12]*(([.DB6]-[.DA6])/([.DB1]-[.DA1]))^2" office:value-type="float" office:value="0.0056138295002042" calcext:value-type="float">
            <text:p>0.005613829500204</text:p>
          </table:table-cell>
          <table:table-cell table:formula="of:=0.5*[.DC12]*(([.DC6]-[.DB6])/([.DC1]-[.DB1]))^2" office:value-type="float" office:value="0.000275667973635808" calcext:value-type="float">
            <text:p>0.000275667973636</text:p>
          </table:table-cell>
          <table:table-cell table:formula="of:=0.5*[.DD12]*(([.DD6]-[.DC6])/([.DD1]-[.DC1]))^2" office:value-type="float" office:value="0.00226050220210244" calcext:value-type="float">
            <text:p>0.002260502202102</text:p>
          </table:table-cell>
          <table:table-cell table:formula="of:=0.5*[.DE12]*(([.DE6]-[.DD6])/([.DE1]-[.DD1]))^2" office:value-type="float" office:value="0.0133637995041736" calcext:value-type="float">
            <text:p>0.013363799504174</text:p>
          </table:table-cell>
          <table:table-cell table:formula="of:=0.5*[.DF12]*(([.DF6]-[.DE6])/([.DF1]-[.DE1]))^2" office:value-type="float" office:value="0.000418191068509777" calcext:value-type="float">
            <text:p>0.00041819106851</text:p>
          </table:table-cell>
          <table:table-cell table:formula="of:=0.5*[.DG12]*(([.DG6]-[.DF6])/([.DG1]-[.DF1]))^2" office:value-type="float" office:value="0.0000162077167158642" calcext:value-type="float">
            <text:p>1.62077167158642E-05</text:p>
          </table:table-cell>
          <table:table-cell table:formula="of:=0.5*[.DH12]*(([.DH6]-[.DG6])/([.DH1]-[.DG1]))^2" office:value-type="float" office:value="0.0000449449826439845" calcext:value-type="float">
            <text:p>4.49449826439845E-05</text:p>
          </table:table-cell>
          <table:table-cell table:formula="of:=0.5*[.DI12]*(([.DI6]-[.DH6])/([.DI1]-[.DH1]))^2" office:value-type="float" office:value="0.00125377142516544" calcext:value-type="float">
            <text:p>0.001253771425165</text:p>
          </table:table-cell>
          <table:table-cell table:formula="of:=0.5*[.DJ12]*(([.DJ6]-[.DI6])/([.DJ1]-[.DI1]))^2" office:value-type="float" office:value="0.00790409669214236" calcext:value-type="float">
            <text:p>0.007904096692142</text:p>
          </table:table-cell>
          <table:table-cell table:formula="of:=0.5*[.DK12]*(([.DK6]-[.DJ6])/([.DK1]-[.DJ1]))^2" office:value-type="float" office:value="0.000130142086349232" calcext:value-type="float">
            <text:p>0.000130142086349</text:p>
          </table:table-cell>
          <table:table-cell table:formula="of:=0.5*[.DL12]*(([.DL6]-[.DK6])/([.DL1]-[.DK1]))^2" office:value-type="float" office:value="0.00273924437560554" calcext:value-type="float">
            <text:p>0.002739244375606</text:p>
          </table:table-cell>
          <table:table-cell table:formula="of:=0.5*[.DM12]*(([.DM6]-[.DL6])/([.DM1]-[.DL1]))^2" office:value-type="float" office:value="0.0000693565994030224" calcext:value-type="float">
            <text:p>6.93565994030224E-05</text:p>
          </table:table-cell>
          <table:table-cell table:formula="of:=0.5*[.DN12]*(([.DN6]-[.DM6])/([.DN1]-[.DM1]))^2" office:value-type="float" office:value="0.000198717946430162" calcext:value-type="float">
            <text:p>0.00019871794643</text:p>
          </table:table-cell>
          <table:table-cell table:formula="of:=0.5*[.DO12]*(([.DO6]-[.DN6])/([.DO1]-[.DN1]))^2" office:value-type="float" office:value="0.000430666434446904" calcext:value-type="float">
            <text:p>0.000430666434447</text:p>
          </table:table-cell>
          <table:table-cell table:formula="of:=0.5*[.DP12]*(([.DP6]-[.DO6])/([.DP1]-[.DO1]))^2" office:value-type="float" office:value="0.00217837094297598" calcext:value-type="float">
            <text:p>0.002178370942976</text:p>
          </table:table-cell>
          <table:table-cell table:formula="of:=0.5*[.DQ12]*(([.DQ6]-[.DP6])/([.DQ1]-[.DP1]))^2" office:value-type="float" office:value="0.00332236164422089" calcext:value-type="float">
            <text:p>0.003322361644221</text:p>
          </table:table-cell>
          <table:table-cell table:formula="of:=0.5*[.DR12]*(([.DR6]-[.DQ6])/([.DR1]-[.DQ1]))^2" office:value-type="float" office:value="0.00000283192036007418" calcext:value-type="float">
            <text:p>2.83192036007418E-06</text:p>
          </table:table-cell>
          <table:table-cell table:formula="of:=0.5*[.DS12]*(([.DS6]-[.DR6])/([.DS1]-[.DR1]))^2" office:value-type="float" office:value="0.00104489882678903" calcext:value-type="float">
            <text:p>0.001044898826789</text:p>
          </table:table-cell>
          <table:table-cell table:formula="of:=0.5*[.DT12]*(([.DT6]-[.DS6])/([.DT1]-[.DS1]))^2" office:value-type="float" office:value="0.00884592099418034" calcext:value-type="float">
            <text:p>0.00884592099418</text:p>
          </table:table-cell>
          <table:table-cell table:formula="of:=0.5*[.DU12]*(([.DU6]-[.DT6])/([.DU1]-[.DT1]))^2" office:value-type="float" office:value="0.00122003499205086" calcext:value-type="float">
            <text:p>0.001220034992051</text:p>
          </table:table-cell>
          <table:table-cell table:formula="of:=0.5*[.DV12]*(([.DV6]-[.DU6])/([.DV1]-[.DU1]))^2" office:value-type="float" office:value="0.000223095593928197" calcext:value-type="float">
            <text:p>0.000223095593928</text:p>
          </table:table-cell>
          <table:table-cell table:formula="of:=0.5*[.DW12]*(([.DW6]-[.DV6])/([.DW1]-[.DV1]))^2" office:value-type="float" office:value="0.0139463803214155" calcext:value-type="float">
            <text:p>0.013946380321416</text:p>
          </table:table-cell>
          <table:table-cell table:formula="of:=0.5*[.DX12]*(([.DX6]-[.DW6])/([.DX1]-[.DW1]))^2" office:value-type="float" office:value="0.0172238525124702" calcext:value-type="float">
            <text:p>0.01722385251247</text:p>
          </table:table-cell>
          <table:table-cell table:formula="of:=0.5*[.DY12]*(([.DY6]-[.DX6])/([.DY1]-[.DX1]))^2" office:value-type="float" office:value="0.00930394653335043" calcext:value-type="float">
            <text:p>0.00930394653335</text:p>
          </table:table-cell>
          <table:table-cell table:formula="of:=0.5*[.DZ12]*(([.DZ6]-[.DY6])/([.DZ1]-[.DY1]))^2" office:value-type="float" office:value="0.00316845801653515" calcext:value-type="float">
            <text:p>0.003168458016535</text:p>
          </table:table-cell>
          <table:table-cell table:formula="of:=0.5*[.EA12]*(([.EA6]-[.DZ6])/([.EA1]-[.DZ1]))^2" office:value-type="float" office:value="0.000803702457905095" calcext:value-type="float">
            <text:p>0.000803702457905</text:p>
          </table:table-cell>
          <table:table-cell table:formula="of:=0.5*[.EB12]*(([.EB6]-[.EA6])/([.EB1]-[.EA1]))^2" office:value-type="float" office:value="0.0000649377350562948" calcext:value-type="float">
            <text:p>6.49377350562948E-05</text:p>
          </table:table-cell>
          <table:table-cell table:formula="of:=0.5*[.EC12]*(([.EC6]-[.EB6])/([.EC1]-[.EB1]))^2" office:value-type="float" office:value="0.000634035990308832" calcext:value-type="float">
            <text:p>0.000634035990309</text:p>
          </table:table-cell>
          <table:table-cell table:formula="of:=0.5*[.ED12]*(([.ED6]-[.EC6])/([.ED1]-[.EC1]))^2" office:value-type="float" office:value="0.0000131240651675486" calcext:value-type="float">
            <text:p>1.31240651675486E-05</text:p>
          </table:table-cell>
          <table:table-cell table:formula="of:=0.5*[.EE12]*(([.EE6]-[.ED6])/([.EE1]-[.ED1]))^2" office:value-type="float" office:value="0.000167196273147776" calcext:value-type="float">
            <text:p>0.000167196273148</text:p>
          </table:table-cell>
          <table:table-cell table:formula="of:=0.5*[.EF12]*(([.EF6]-[.EE6])/([.EF1]-[.EE1]))^2" office:value-type="float" office:value="0.0000785964706028675" calcext:value-type="float">
            <text:p>7.85964706028675E-05</text:p>
          </table:table-cell>
          <table:table-cell table:formula="of:=0.5*[.EG12]*(([.EG6]-[.EF6])/([.EG1]-[.EF1]))^2" office:value-type="float" office:value="0.0000136776446808308" calcext:value-type="float">
            <text:p>1.36776446808308E-05</text:p>
          </table:table-cell>
          <table:table-cell table:formula="of:=0.5*[.EH12]*(([.EH6]-[.EG6])/([.EH1]-[.EG1]))^2" office:value-type="float" office:value="0.000000148692693734426" calcext:value-type="float">
            <text:p>1.48692693734426E-07</text:p>
          </table:table-cell>
          <table:table-cell table:formula="of:=0.5*[.EI12]*(([.EI6]-[.EH6])/([.EI1]-[.EH1]))^2" office:value-type="float" office:value="0.00000227465970127523" calcext:value-type="float">
            <text:p>2.27465970127523E-06</text:p>
          </table:table-cell>
          <table:table-cell table:formula="of:=0.5*[.EJ12]*(([.EJ6]-[.EI6])/([.EJ1]-[.EI1]))^2" office:value-type="float" office:value="0.00000456683850666781" calcext:value-type="float">
            <text:p>4.56683850666781E-06</text:p>
          </table:table-cell>
          <table:table-cell table:formula="of:=0.5*[.EK12]*(([.EK6]-[.EJ6])/([.EK1]-[.EJ1]))^2" office:value-type="float" office:value="0.000000182435434553696" calcext:value-type="float">
            <text:p>1.82435434553696E-07</text:p>
          </table:table-cell>
          <table:table-cell table:formula="of:=0.5*[.EL12]*(([.EL6]-[.EK6])/([.EL1]-[.EK1]))^2" office:value-type="float" office:value="0.000000248217533663397" calcext:value-type="float">
            <text:p>2.48217533663397E-07</text:p>
          </table:table-cell>
          <table:table-cell table:formula="of:=0.5*[.EM12]*(([.EM6]-[.EL6])/([.EM1]-[.EL1]))^2" office:value-type="float" office:value="0.00000057105694795709" calcext:value-type="float">
            <text:p>5.7105694795709E-07</text:p>
          </table:table-cell>
          <table:table-cell table:formula="of:=0.5*[.EN12]*(([.EN6]-[.EM6])/([.EN1]-[.EM1]))^2" office:value-type="float" office:value="0.000000442525477613353" calcext:value-type="float">
            <text:p>4.42525477613353E-07</text:p>
          </table:table-cell>
          <table:table-cell table:formula="of:=0.5*[.EO12]*(([.EO6]-[.EN6])/([.EO1]-[.EN1]))^2" office:value-type="float" office:value="0.0000000679629424174265" calcext:value-type="float">
            <text:p>6.79629424174265E-08</text:p>
          </table:table-cell>
          <table:table-cell table:formula="of:=0.5*[.EP12]*(([.EP6]-[.EO6])/([.EP1]-[.EO1]))^2" office:value-type="float" office:value="0.0000000313771275275233" calcext:value-type="float">
            <text:p>3.13771275275233E-08</text:p>
          </table:table-cell>
          <table:table-cell table:formula="of:=0.5*[.EQ12]*(([.EQ6]-[.EP6])/([.EQ1]-[.EP1]))^2" office:value-type="float" office:value="0.00000000316354792176298" calcext:value-type="float">
            <text:p>3.16354792176298E-09</text:p>
          </table:table-cell>
          <table:table-cell table:formula="of:=0.5*[.ER12]*(([.ER6]-[.EQ6])/([.ER1]-[.EQ1]))^2" office:value-type="float" office:value="0.000000182458057729648" calcext:value-type="float">
            <text:p>1.82458057729648E-07</text:p>
          </table:table-cell>
          <table:table-cell table:formula="of:=0.5*[.ES12]*(([.ES6]-[.ER6])/([.ES1]-[.ER1]))^2" office:value-type="float" office:value="0.000000505321986755476" calcext:value-type="float">
            <text:p>5.05321986755476E-07</text:p>
          </table:table-cell>
          <table:table-cell table:formula="of:=0.5*[.ET12]*(([.ET6]-[.ES6])/([.ET1]-[.ES1]))^2" office:value-type="float" office:value="0.000000000000984539464647664" calcext:value-type="float">
            <text:p>9.84539464647664E-13</text:p>
          </table:table-cell>
          <table:table-cell table:formula="of:=0.5*[.EU12]*(([.EU6]-[.ET6])/([.EU1]-[.ET1]))^2" office:value-type="float" office:value="0.0000000273124846609763" calcext:value-type="float">
            <text:p>2.73124846609763E-08</text:p>
          </table:table-cell>
          <table:table-cell table:formula="of:=0.5*[.EV12]*(([.EV6]-[.EU6])/([.EV1]-[.EU1]))^2" office:value-type="float" office:value="0.000000018172492111753" calcext:value-type="float">
            <text:p>1.8172492111753E-08</text:p>
          </table:table-cell>
          <table:table-cell table:formula="of:=0.5*[.EW12]*(([.EW6]-[.EV6])/([.EW1]-[.EV1]))^2" office:value-type="float" office:value="0.0000000776799749062823" calcext:value-type="float">
            <text:p>7.76799749062823E-08</text:p>
          </table:table-cell>
          <table:table-cell table:formula="of:=0.5*[.EX12]*(([.EX6]-[.EW6])/([.EX1]-[.EW1]))^2" office:value-type="float" office:value="0.000000864933316594373" calcext:value-type="float">
            <text:p>8.64933316594373E-07</text:p>
          </table:table-cell>
          <table:table-cell table:formula="of:=0.5*[.EY12]*(([.EY6]-[.EX6])/([.EY1]-[.EX1]))^2" office:value-type="float" office:value="0.000000241472137124848" calcext:value-type="float">
            <text:p>2.41472137124848E-07</text:p>
          </table:table-cell>
          <table:table-cell table:formula="of:=0.5*[.EZ12]*(([.EZ6]-[.EY6])/([.EZ1]-[.EY1]))^2" office:value-type="float" office:value="0.000000000509370371818426" calcext:value-type="float">
            <text:p>5.09370371818426E-10</text:p>
          </table:table-cell>
          <table:table-cell table:formula="of:=0.5*[.FA12]*(([.FA6]-[.EZ6])/([.FA1]-[.EZ1]))^2" office:value-type="float" office:value="0.0000000928129474163113" calcext:value-type="float">
            <text:p>9.28129474163113E-08</text:p>
          </table:table-cell>
          <table:table-cell table:formula="of:=0.5*[.FB12]*(([.FB6]-[.FA6])/([.FB1]-[.FA1]))^2" office:value-type="float" office:value="0.0000000198820224149614" calcext:value-type="float">
            <text:p>1.98820224149614E-08</text:p>
          </table:table-cell>
          <table:table-cell table:formula="of:=0.5*[.FC12]*(([.FC6]-[.FB6])/([.FC1]-[.FB1]))^2" office:value-type="float" office:value="0.0000000050165734085797" calcext:value-type="float">
            <text:p>5.0165734085797E-09</text:p>
          </table:table-cell>
          <table:table-cell table:formula="of:=0.5*[.FD12]*(([.FD6]-[.FC6])/([.FD1]-[.FC1]))^2" office:value-type="float" office:value="0.00000000331543415912268" calcext:value-type="float">
            <text:p>3.31543415912268E-09</text:p>
          </table:table-cell>
          <table:table-cell table:formula="of:=0.5*[.FE12]*(([.FE6]-[.FD6])/([.FE1]-[.FD1]))^2" office:value-type="float" office:value="0.0000000181683024512368" calcext:value-type="float">
            <text:p>1.81683024512368E-08</text:p>
          </table:table-cell>
          <table:table-cell table:formula="of:=0.5*[.FF12]*(([.FF6]-[.FE6])/([.FF1]-[.FE1]))^2" office:value-type="float" office:value="0.0000000495345523511728" calcext:value-type="float">
            <text:p>4.95345523511728E-08</text:p>
          </table:table-cell>
          <table:table-cell table:formula="of:=0.5*[.FG12]*(([.FG6]-[.FF6])/([.FG1]-[.FF1]))^2" office:value-type="float" office:value="0.0000000154372152529226" calcext:value-type="float">
            <text:p>1.54372152529226E-08</text:p>
          </table:table-cell>
          <table:table-cell table:formula="of:=0.5*[.FH12]*(([.FH6]-[.FG6])/([.FH1]-[.FG1]))^2" office:value-type="float" office:value="0.00000000107394219877405" calcext:value-type="float">
            <text:p>1.07394219877405E-09</text:p>
          </table:table-cell>
          <table:table-cell table:formula="of:=0.5*[.FI12]*(([.FI6]-[.FH6])/([.FI1]-[.FH1]))^2" office:value-type="float" office:value="0.000000212910132719967" calcext:value-type="float">
            <text:p>2.12910132719967E-07</text:p>
          </table:table-cell>
          <table:table-cell table:formula="of:=0.5*[.FJ12]*(([.FJ6]-[.FI6])/([.FJ1]-[.FI1]))^2" office:value-type="float" office:value="0.000000019825090279231" calcext:value-type="float">
            <text:p>1.9825090279231E-08</text:p>
          </table:table-cell>
          <table:table-cell table:formula="of:=0.5*[.FK12]*(([.FK6]-[.FJ6])/([.FK1]-[.FJ1]))^2" office:value-type="float" office:value="0.000000000057958302621366" calcext:value-type="float">
            <text:p>5.7958302621366E-11</text:p>
          </table:table-cell>
          <table:table-cell table:formula="of:=0.5*[.FL12]*(([.FL6]-[.FK6])/([.FL1]-[.FK1]))^2" office:value-type="float" office:value="0.000000153911938251684" calcext:value-type="float">
            <text:p>1.53911938251684E-07</text:p>
          </table:table-cell>
          <table:table-cell table:formula="of:=0.5*[.FM12]*(([.FM6]-[.FL6])/([.FM1]-[.FL1]))^2" office:value-type="float" office:value="0.0000000500960631839945" calcext:value-type="float">
            <text:p>5.00960631839945E-08</text:p>
          </table:table-cell>
          <table:table-cell table:formula="of:=0.5*[.FN12]*(([.FN6]-[.FM6])/([.FN1]-[.FM1]))^2" office:value-type="float" office:value="0.0000000753166821190021" calcext:value-type="float">
            <text:p>7.53166821190021E-08</text:p>
          </table:table-cell>
          <table:table-cell table:formula="of:=0.5*[.FO12]*(([.FO6]-[.FN6])/([.FO1]-[.FN1]))^2" office:value-type="float" office:value="0.0000000858806958792618" calcext:value-type="float">
            <text:p>8.58806958792618E-08</text:p>
          </table:table-cell>
          <table:table-cell table:formula="of:=0.5*[.FP12]*(([.FP6]-[.FO6])/([.FP1]-[.FO1]))^2" office:value-type="float" office:value="0.0000000409323999084355" calcext:value-type="float">
            <text:p>4.09323999084355E-08</text:p>
          </table:table-cell>
          <table:table-cell table:formula="of:=0.5*[.FQ12]*(([.FQ6]-[.FP6])/([.FQ1]-[.FP1]))^2" office:value-type="float" office:value="0.000000111410471305115" calcext:value-type="float">
            <text:p>1.11410471305115E-07</text:p>
          </table:table-cell>
          <table:table-cell table:formula="of:=0.5*[.FR12]*(([.FR6]-[.FQ6])/([.FR1]-[.FQ1]))^2" office:value-type="float" office:value="0.00000000191930367433239" calcext:value-type="float">
            <text:p>1.91930367433239E-09</text:p>
          </table:table-cell>
          <table:table-cell table:formula="of:=0.5*[.FS12]*(([.FS6]-[.FR6])/([.FS1]-[.FR1]))^2" office:value-type="float" office:value="0.0000000787533905843983" calcext:value-type="float">
            <text:p>7.87533905843983E-08</text:p>
          </table:table-cell>
          <table:table-cell table:formula="of:=0.5*[.FT12]*(([.FT6]-[.FS6])/([.FT1]-[.FS1]))^2" office:value-type="float" office:value="0.0000000184238999315479" calcext:value-type="float">
            <text:p>1.84238999315479E-08</text:p>
          </table:table-cell>
          <table:table-cell table:formula="of:=0.5*[.FU12]*(([.FU6]-[.FT6])/([.FU1]-[.FT1]))^2" office:value-type="float" office:value="0.0000000204874655819436" calcext:value-type="float">
            <text:p>2.04874655819436E-08</text:p>
          </table:table-cell>
          <table:table-cell table:formula="of:=0.5*[.FV12]*(([.FV6]-[.FU6])/([.FV1]-[.FU1]))^2" office:value-type="float" office:value="0.0000000668309690113956" calcext:value-type="float">
            <text:p>6.68309690113956E-08</text:p>
          </table:table-cell>
          <table:table-cell table:formula="of:=0.5*[.FW12]*(([.FW6]-[.FV6])/([.FW1]-[.FV1]))^2" office:value-type="float" office:value="0.0000000323123494041961" calcext:value-type="float">
            <text:p>3.23123494041961E-08</text:p>
          </table:table-cell>
          <table:table-cell table:formula="of:=0.5*[.FX12]*(([.FX6]-[.FW6])/([.FX1]-[.FW1]))^2" office:value-type="float" office:value="0.000000188588690628093" calcext:value-type="float">
            <text:p>1.88588690628093E-07</text:p>
          </table:table-cell>
          <table:table-cell table:formula="of:=0.5*[.FY12]*(([.FY6]-[.FX6])/([.FY1]-[.FX1]))^2" office:value-type="float" office:value="0.0000000221845979883093" calcext:value-type="float">
            <text:p>2.21845979883093E-08</text:p>
          </table:table-cell>
          <table:table-cell table:formula="of:=0.5*[.FZ12]*(([.FZ6]-[.FY6])/([.FZ1]-[.FY1]))^2" office:value-type="float" office:value="0.00000000339289760444612" calcext:value-type="float">
            <text:p>3.39289760444612E-09</text:p>
          </table:table-cell>
          <table:table-cell table:formula="of:=0.5*[.GA12]*(([.GA6]-[.FZ6])/([.GA1]-[.FZ1]))^2" office:value-type="float" office:value="0.00000000361092377548582" calcext:value-type="float">
            <text:p>3.61092377548582E-09</text:p>
          </table:table-cell>
          <table:table-cell table:formula="of:=0.5*[.GB12]*(([.GB6]-[.GA6])/([.GB1]-[.GA1]))^2" office:value-type="float" office:value="0.0000000000128716170912125" calcext:value-type="float">
            <text:p>1.28716170912125E-11</text:p>
          </table:table-cell>
          <table:table-cell table:formula="of:=0.5*[.GC12]*(([.GC6]-[.GB6])/([.GC1]-[.GB1]))^2" office:value-type="float" office:value="0.0000000393256800905449" calcext:value-type="float">
            <text:p>3.93256800905449E-08</text:p>
          </table:table-cell>
          <table:table-cell table:formula="of:=0.5*[.GD12]*(([.GD6]-[.GC6])/([.GD1]-[.GC1]))^2" office:value-type="float" office:value="0.000000254722337580057" calcext:value-type="float">
            <text:p>2.54722337580057E-07</text:p>
          </table:table-cell>
          <table:table-cell table:formula="of:=0.5*[.GE12]*(([.GE6]-[.GD6])/([.GE1]-[.GD1]))^2" office:value-type="float" office:value="0.0000000859952093272967" calcext:value-type="float">
            <text:p>8.59952093272967E-08</text:p>
          </table:table-cell>
          <table:table-cell table:formula="of:=0.5*[.GF12]*(([.GF6]-[.GE6])/([.GF1]-[.GE1]))^2" office:value-type="float" office:value="0.00000000689784325554562" calcext:value-type="float">
            <text:p>6.89784325554562E-09</text:p>
          </table:table-cell>
          <table:table-cell table:formula="of:=0.5*[.GG12]*(([.GG6]-[.GF6])/([.GG1]-[.GF1]))^2" office:value-type="float" office:value="0.0000000000050840444299466" calcext:value-type="float">
            <text:p>5.0840444299466E-12</text:p>
          </table:table-cell>
          <table:table-cell table:formula="of:=0.5*[.GH12]*(([.GH6]-[.GG6])/([.GH1]-[.GG1]))^2" office:value-type="float" office:value="0.000000119300917094435" calcext:value-type="float">
            <text:p>1.19300917094435E-07</text:p>
          </table:table-cell>
          <table:table-cell table:formula="of:=0.5*[.GI12]*(([.GI6]-[.GH6])/([.GI1]-[.GH1]))^2" office:value-type="float" office:value="0.000330952358669852" calcext:value-type="float">
            <text:p>0.00033095235867</text:p>
          </table:table-cell>
          <table:table-cell table:formula="of:=0.5*[.GJ12]*(([.GJ6]-[.GI6])/([.GJ1]-[.GI1]))^2" office:value-type="string" office:string-value="" calcext:value-type="error">
            <text:p>#DIV/0!</text:p>
          </table:table-cell>
          <table:table-cell table:formula="of:=0.5*[.GK12]*(([.GK6]-[.GJ6])/([.GK1]-[.GJ1]))^2" office:value-type="string" office:string-value="" calcext:value-type="error">
            <text:p>#DIV/0!</text:p>
          </table:table-cell>
          <table:table-cell table:formula="of:=0.5*[.GL12]*(([.GL6]-[.GK6])/([.GL1]-[.GK1]))^2" office:value-type="string" office:string-value="" calcext:value-type="error">
            <text:p>#DIV/0!</text:p>
          </table:table-cell>
          <table:table-cell table:formula="of:=0.5*[.GM12]*(([.GM6]-[.GL6])/([.GM1]-[.GL1]))^2" office:value-type="string" office:string-value="" calcext:value-type="error">
            <text:p>#DIV/0!</text:p>
          </table:table-cell>
          <table:table-cell table:formula="of:=0.5*[.GN12]*(([.GN6]-[.GM6])/([.GN1]-[.GM1]))^2" office:value-type="string" office:string-value="" calcext:value-type="error">
            <text:p>#DIV/0!</text:p>
          </table:table-cell>
          <table:table-cell table:formula="of:=0.5*[.GO12]*(([.GO6]-[.GN6])/([.GO1]-[.GN1]))^2" office:value-type="string" office:string-value="" calcext:value-type="error">
            <text:p>#DIV/0!</text:p>
          </table:table-cell>
          <table:table-cell table:formula="of:=0.5*[.GP12]*(([.GP6]-[.GO6])/([.GP1]-[.GO1]))^2" office:value-type="string" office:string-value="" calcext:value-type="error">
            <text:p>#DIV/0!</text:p>
          </table:table-cell>
          <table:table-cell table:formula="of:=0.5*[.GQ12]*(([.GQ6]-[.GP6])/([.GQ1]-[.GP1]))^2" office:value-type="string" office:string-value="" calcext:value-type="error">
            <text:p>#DIV/0!</text:p>
          </table:table-cell>
          <table:table-cell table:formula="of:=0.5*[.GR12]*(([.GR6]-[.GQ6])/([.GR1]-[.GQ1]))^2" office:value-type="string" office:string-value="" calcext:value-type="error">
            <text:p>#DIV/0!</text:p>
          </table:table-cell>
          <table:table-cell table:formula="of:=0.5*[.GS12]*(([.GS6]-[.GR6])/([.GS1]-[.GR1]))^2" office:value-type="string" office:string-value="" calcext:value-type="error">
            <text:p>#DIV/0!</text:p>
          </table:table-cell>
          <table:table-cell table:formula="of:=0.5*[.GT12]*(([.GT6]-[.GS6])/([.GT1]-[.GS1]))^2" office:value-type="string" office:string-value="" calcext:value-type="error">
            <text:p>#DIV/0!</text:p>
          </table:table-cell>
          <table:table-cell table:formula="of:=0.5*[.GU12]*(([.GU6]-[.GT6])/([.GU1]-[.GT1]))^2" office:value-type="string" office:string-value="" calcext:value-type="error">
            <text:p>#DIV/0!</text:p>
          </table:table-cell>
          <table:table-cell table:formula="of:=0.5*[.GV12]*(([.GV6]-[.GU6])/([.GV1]-[.GU1]))^2" office:value-type="string" office:string-value="" calcext:value-type="error">
            <text:p>#DIV/0!</text:p>
          </table:table-cell>
          <table:table-cell table:formula="of:=0.5*[.GW12]*(([.GW6]-[.GV6])/([.GW1]-[.GV1]))^2" office:value-type="string" office:string-value="" calcext:value-type="error">
            <text:p>#DIV/0!</text:p>
          </table:table-cell>
          <table:table-cell table:formula="of:=0.5*[.GX12]*(([.GX6]-[.GW6])/([.GX1]-[.GW1]))^2" office:value-type="string" office:string-value="" calcext:value-type="error">
            <text:p>#DIV/0!</text:p>
          </table:table-cell>
          <table:table-cell table:formula="of:=0.5*[.GY12]*(([.GY6]-[.GX6])/([.GY1]-[.GX1]))^2" office:value-type="string" office:string-value="" calcext:value-type="error">
            <text:p>#DIV/0!</text:p>
          </table:table-cell>
          <table:table-cell table:formula="of:=0.5*[.GZ12]*(([.GZ6]-[.GY6])/([.GZ1]-[.GY1]))^2" office:value-type="string" office:string-value="" calcext:value-type="error">
            <text:p>#DIV/0!</text:p>
          </table:table-cell>
          <table:table-cell table:formula="of:=0.5*[.HA12]*(([.HA6]-[.GZ6])/([.HA1]-[.GZ1]))^2" office:value-type="string" office:string-value="" calcext:value-type="error">
            <text:p>#DIV/0!</text:p>
          </table:table-cell>
          <table:table-cell table:formula="of:=0.5*[.HB12]*(([.HB6]-[.HA6])/([.HB1]-[.HA1]))^2" office:value-type="string" office:string-value="" calcext:value-type="error">
            <text:p>#DIV/0!</text:p>
          </table:table-cell>
          <table:table-cell table:formula="of:=0.5*[.HC12]*(([.HC6]-[.HB6])/([.HC1]-[.HB1]))^2" office:value-type="string" office:string-value="" calcext:value-type="error">
            <text:p>#DIV/0!</text:p>
          </table:table-cell>
          <table:table-cell table:formula="of:=0.5*[.HD12]*(([.HD6]-[.HC6])/([.HD1]-[.HC1]))^2" office:value-type="string" office:string-value="" calcext:value-type="error">
            <text:p>#DIV/0!</text:p>
          </table:table-cell>
          <table:table-cell table:formula="of:=0.5*[.HE12]*(([.HE6]-[.HD6])/([.HE1]-[.HD1]))^2" office:value-type="string" office:string-value="" calcext:value-type="error">
            <text:p>#DIV/0!</text:p>
          </table:table-cell>
          <table:table-cell table:formula="of:=0.5*[.HF12]*(([.HF6]-[.HE6])/([.HF1]-[.HE1]))^2" office:value-type="string" office:string-value="" calcext:value-type="error">
            <text:p>#DIV/0!</text:p>
          </table:table-cell>
          <table:table-cell table:formula="of:=0.5*[.HG12]*(([.HG6]-[.HF6])/([.HG1]-[.HF1]))^2" office:value-type="string" office:string-value="" calcext:value-type="error">
            <text:p>#DIV/0!</text:p>
          </table:table-cell>
          <table:table-cell table:formula="of:=0.5*[.HH12]*(([.HH6]-[.HG6])/([.HH1]-[.HG1]))^2" office:value-type="string" office:string-value="" calcext:value-type="error">
            <text:p>#DIV/0!</text:p>
          </table:table-cell>
          <table:table-cell table:formula="of:=0.5*[.HI12]*(([.HI6]-[.HH6])/([.HI1]-[.HH1]))^2" office:value-type="string" office:string-value="" calcext:value-type="error">
            <text:p>#DIV/0!</text:p>
          </table:table-cell>
          <table:table-cell table:formula="of:=0.5*[.HJ12]*(([.HJ6]-[.HI6])/([.HJ1]-[.HI1]))^2" office:value-type="string" office:string-value="" calcext:value-type="error">
            <text:p>#DIV/0!</text:p>
          </table:table-cell>
          <table:table-cell table:formula="of:=0.5*[.HK12]*(([.HK6]-[.HJ6])/([.HK1]-[.HJ1]))^2" office:value-type="string" office:string-value="" calcext:value-type="error">
            <text:p>#DIV/0!</text:p>
          </table:table-cell>
          <table:table-cell table:formula="of:=0.5*[.HL12]*(([.HL6]-[.HK6])/([.HL1]-[.HK1]))^2" office:value-type="string" office:string-value="" calcext:value-type="error">
            <text:p>#DIV/0!</text:p>
          </table:table-cell>
          <table:table-cell table:formula="of:=0.5*[.HM12]*(([.HM6]-[.HL6])/([.HM1]-[.HL1]))^2" office:value-type="string" office:string-value="" calcext:value-type="error">
            <text:p>#DIV/0!</text:p>
          </table:table-cell>
          <table:table-cell table:formula="of:=0.5*[.HN12]*(([.HN6]-[.HM6])/([.HN1]-[.HM1]))^2" office:value-type="string" office:string-value="" calcext:value-type="error">
            <text:p>#DIV/0!</text:p>
          </table:table-cell>
          <table:table-cell table:formula="of:=0.5*[.HO12]*(([.HO6]-[.HN6])/([.HO1]-[.HN1]))^2" office:value-type="string" office:string-value="" calcext:value-type="error">
            <text:p>#DIV/0!</text:p>
          </table:table-cell>
          <table:table-cell table:formula="of:=0.5*[.HP12]*(([.HP6]-[.HO6])/([.HP1]-[.HO1]))^2" office:value-type="string" office:string-value="" calcext:value-type="error">
            <text:p>#DIV/0!</text:p>
          </table:table-cell>
          <table:table-cell table:formula="of:=0.5*[.HQ12]*(([.HQ6]-[.HP6])/([.HQ1]-[.HP1]))^2" office:value-type="string" office:string-value="" calcext:value-type="error">
            <text:p>#DIV/0!</text:p>
          </table:table-cell>
          <table:table-cell table:formula="of:=0.5*[.HR12]*(([.HR6]-[.HQ6])/([.HR1]-[.HQ1]))^2" office:value-type="string" office:string-value="" calcext:value-type="error">
            <text:p>#DIV/0!</text:p>
          </table:table-cell>
          <table:table-cell table:formula="of:=0.5*[.HS12]*(([.HS6]-[.HR6])/([.HS1]-[.HR1]))^2" office:value-type="string" office:string-value="" calcext:value-type="error">
            <text:p>#DIV/0!</text:p>
          </table:table-cell>
          <table:table-cell table:formula="of:=0.5*[.HT12]*(([.HT6]-[.HS6])/([.HT1]-[.HS1]))^2" office:value-type="string" office:string-value="" calcext:value-type="error">
            <text:p>#DIV/0!</text:p>
          </table:table-cell>
          <table:table-cell table:formula="of:=0.5*[.HU12]*(([.HU6]-[.HT6])/([.HU1]-[.HT1]))^2" office:value-type="string" office:string-value="" calcext:value-type="error">
            <text:p>#DIV/0!</text:p>
          </table:table-cell>
          <table:table-cell table:formula="of:=0.5*[.HV12]*(([.HV6]-[.HU6])/([.HV1]-[.HU1]))^2" office:value-type="string" office:string-value="" calcext:value-type="error">
            <text:p>#DIV/0!</text:p>
          </table:table-cell>
          <table:table-cell table:formula="of:=0.5*[.HW12]*(([.HW6]-[.HV6])/([.HW1]-[.HV1]))^2" office:value-type="string" office:string-value="" calcext:value-type="error">
            <text:p>#DIV/0!</text:p>
          </table:table-cell>
          <table:table-cell table:formula="of:=0.5*[.HX12]*(([.HX6]-[.HW6])/([.HX1]-[.HW1]))^2" office:value-type="string" office:string-value="" calcext:value-type="error">
            <text:p>#DIV/0!</text:p>
          </table:table-cell>
          <table:table-cell table:formula="of:=0.5*[.HY12]*(([.HY6]-[.HX6])/([.HY1]-[.HX1]))^2" office:value-type="string" office:string-value="" calcext:value-type="error">
            <text:p>#DIV/0!</text:p>
          </table:table-cell>
          <table:table-cell table:formula="of:=0.5*[.HZ12]*(([.HZ6]-[.HY6])/([.HZ1]-[.HY1]))^2" office:value-type="string" office:string-value="" calcext:value-type="error">
            <text:p>#DIV/0!</text:p>
          </table:table-cell>
          <table:table-cell table:formula="of:=0.5*[.IA12]*(([.IA6]-[.HZ6])/([.IA1]-[.HZ1]))^2" office:value-type="string" office:string-value="" calcext:value-type="error">
            <text:p>#DIV/0!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GH13])" office:value-type="float" office:value="2.38288179193684" calcext:value-type="float">
            <text:p>2.3828817919368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GH14])" office:value-type="float" office:value="0.592830511229509" calcext:value-type="float">
            <text:p>0.59283051122950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2.97571230316635" calcext:value-type="float">
            <text:p>2.97571230316635</text:p>
          </table:table-cell>
          <table:table-cell table:formula="of:=[.B17]+[.C9]" office:value-type="float" office:value="8.80601376378187" calcext:value-type="float">
            <text:p>8.8060137637818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51:07.131311732</dc:date>
    <meta:editing-duration>PT39S</meta:editing-duration>
    <meta:editing-cycles>1</meta:editing-cycles>
    <meta:document-statistic meta:table-count="1" meta:cell-count="4060" meta:object-count="0"/>
    <meta:generator>LibreOffice/6.4.7.2$Linux_X86_64 LibreOffice_project/40$Build-2</meta:generator>
  </office:meta>
</office:document-meta>
</file>